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4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0.462cm"/>
    </style:style>
    <style:style style:name="co10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2.018cm"/>
    </style:style>
    <style:style style:name="co14" style:family="table-column">
      <style:table-column-properties fo:break-before="auto" style:column-width="0.538cm"/>
    </style:style>
    <style:style style:name="co15" style:family="table-column">
      <style:table-column-properties fo:break-before="auto" style:column-width="1.829cm"/>
    </style:style>
    <style:style style:name="co16" style:family="table-column">
      <style:table-column-properties fo:break-before="auto" style:column-width="1.91cm"/>
    </style:style>
    <style:style style:name="co17" style:family="table-column">
      <style:table-column-properties fo:break-before="auto" style:column-width="1.991cm"/>
    </style:style>
    <style:style style:name="co18" style:family="table-column">
      <style:table-column-properties fo:break-before="auto" style:column-width="0.727cm"/>
    </style:style>
    <style:style style:name="co19" style:family="table-column">
      <style:table-column-properties fo:break-before="auto" style:column-width="0.342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1.099cm"/>
    </style:style>
    <style:style style:name="co22" style:family="table-column">
      <style:table-column-properties fo:break-before="auto" style:column-width="2.362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566cm" fo:break-before="auto" style:use-optimal-row-height="true"/>
    </style:style>
    <style:style style:name="ro7" style:family="table-row">
      <style:table-row-properties style:row-height="0.566cm" fo:break-before="auto" style:use-optimal-row-height="fals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64cm" fo:break-before="auto" style:use-optimal-row-height="true"/>
    </style:style>
    <style:style style:name="ro11" style:family="table-row">
      <style:table-row-properties style:row-height="0.503cm" fo:break-before="auto" style:use-optimal-row-height="true"/>
    </style:style>
    <style:style style:name="ro12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12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4" style:family="table-cell" style:parent-style-name="Default">
      <style:table-cell-properties fo:border-bottom="1.11pt double #000000" style:border-line-width-bottom="0.002cm 0.035cm 0.002cm" style:text-align-source="fix" style:repeat-content="false" fo:border-left="none" fo:border-right="none" fo:border-top="1.11pt double #000000" style:border-line-width-top="0.002cm 0.035cm 0.002cm"/>
      <style:paragraph-properties fo:text-align="start" fo:margin-left="0cm"/>
      <style:text-properties style:text-position="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54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transparent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ff3333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ff3333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54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20" style:family="table-cell" style:parent-style-name="Default">
      <style:table-cell-properties fo:border-bottom="1.11pt double #000000" style:border-line-width-bottom="0.002cm 0.035cm 0.002cm" fo:background-color="#83caff" fo:border-left="none" fo:border-right="none" fo:border-top="1.11pt double #000000" style:border-line-width-top="0.002cm 0.035cm 0.002cm"/>
      <style:text-properties style:text-position="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8pt" style:font-size-asian="8pt" style:font-size-complex="8pt"/>
    </style:style>
    <style:style style:name="ce22" style:family="table-cell" style:parent-style-name="Default">
      <style:table-cell-properties fo:border="none"/>
      <style:text-properties style:text-position="" fo:font-size="10pt" style:font-size-asian="10pt" style:font-size-complex="10pt"/>
    </style:style>
    <style:style style:name="ce23" style:family="table-cell" style:parent-style-name="Default">
      <style:table-cell-properties fo:border-bottom="0.06pt solid #000000" fo:border-left="0.06pt solid #000000" fo:border-right="0.54pt solid #000000" fo:border-top="0.54pt solid #000000"/>
      <style:text-properties style:text-position="" fo:font-size="10pt" style:font-size-asian="10pt" style:font-size-complex="10pt"/>
    </style:style>
    <style:style style:name="ce24" style:family="table-cell" style:parent-style-name="Default">
      <style:table-cell-properties fo:border-bottom="0.54pt solid #000000" fo:background-color="#c0c0c0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25" style:family="table-cell" style:parent-style-name="Default">
      <style:table-cell-properties fo:border-bottom="1.11pt double #000000" style:border-line-width-bottom="0.002cm 0.035cm 0.002cm" fo:border-left="none" fo:border-right="none" fo:border-top="1.11pt double #000000" style:border-line-width-top="0.002cm 0.035cm 0.002cm"/>
      <style:text-properties style:text-position="" fo:font-size="9pt" style:font-size-asian="9pt" style:font-size-complex="9pt"/>
    </style:style>
    <style:style style:name="ce26" style:family="table-cell" style:parent-style-name="Default">
      <style:table-cell-properties fo:border-bottom="0.06pt solid #000000" fo:background-color="#ff0000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27" style:family="table-cell" style:parent-style-name="Default">
      <style:table-cell-properties fo:border-bottom="1.11pt double #000000" style:border-line-width-bottom="0.002cm 0.035cm 0.002cm" fo:background-color="#c0c0c0" fo:border-left="0.06pt solid #000000" fo:border-right="none" fo:border-top="1.11pt double #000000" style:border-line-width-top="0.002cm 0.035cm 0.002cm"/>
      <style:text-properties style:text-position="" fo:font-size="8pt" style:font-size-asian="8pt" style:font-size-complex="8pt"/>
    </style:style>
    <style:style style:name="ce28" style:family="table-cell" style:parent-style-name="Default">
      <style:table-cell-properties fo:border="none"/>
      <style:text-properties style:text-position="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31" style:family="table-cell" style:parent-style-name="Default">
      <style:table-cell-properties fo:border-bottom="0.54pt solid #000000" fo:border-left="0.06pt solid #000000" fo:border-right="0.54pt solid #000000" fo:border-top="0.06pt solid #000000"/>
      <style:text-properties style:text-position="" fo:font-size="8pt" style:font-size-asian="8pt" style:font-size-complex="8pt"/>
    </style:style>
    <style:style style:name="ce32" style:family="table-cell" style:parent-style-name="Default">
      <style:table-cell-properties fo:border-bottom="1.11pt double #000000" style:border-line-width-bottom="0.002cm 0.035cm 0.002cm" fo:border-left="none" fo:border-right="1.11pt double #000000" style:border-line-width-right="0.002cm 0.035cm 0.002cm" fo:border-top="1.11pt double #000000" style:border-line-width-top="0.002cm 0.035cm 0.002cm"/>
      <style:text-properties style:text-position="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83caff" style:text-align-source="fix" style:repeat-content="false" fo:border-left="0.54pt solid #000000" fo:border-right="0.06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35" style:family="table-cell" style:parent-style-name="Default">
      <style:table-cell-properties fo:border-bottom="0.06pt solid #000000" fo:border-left="0.06pt solid #000000" fo:border-right="0.54pt solid #000000" fo:border-top="0.06pt solid #000000"/>
      <style:text-properties style:text-position=""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ff3333" style:text-align-source="fix" style:repeat-content="false" fo:border-left="0.54pt solid #000000" fo:border-right="0.06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c0c0c0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38" style:family="table-cell" style:parent-style-name="Default">
      <style:table-cell-properties fo:border-bottom="0.06pt solid #000000" fo:background-color="#cccccc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39" style:family="table-cell" style:parent-style-name="Default">
      <style:table-cell-properties fo:border-bottom="0.54pt solid #000000" fo:background-color="#83caff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83caff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40" style:family="table-cell" style:parent-style-name="Default">
      <style:table-cell-properties fo:border-bottom="0.54pt solid #000000" fo:background-color="#83caff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41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42" style:family="table-cell" style:parent-style-name="Default">
      <style:table-cell-properties fo:background-color="transparent"/>
      <style:text-properties style:text-position=""/>
    </style:style>
    <style:style style:name="ce43" style:family="table-cell" style:parent-style-name="Default">
      <style:table-cell-properties fo:background-color="transparent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order-bottom="0.54pt solid #000000" fo:border-left="0.54pt solid #000000" fo:border-right="0.06pt solid #000000" fo:border-top="0.06pt solid #000000"/>
      <style:text-properties style:text-position="" fo:font-size="8pt" style:font-size-asian="8pt" style:font-size-complex="8pt"/>
    </style:style>
    <style:style style:name="ce6" style:family="table-cell" style:parent-style-name="Default"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none" fo:border-top="1.11pt double #000000" style:border-line-width-top="0.002cm 0.035cm 0.002cm" style:vertical-align="middle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0.54pt solid #000000"/>
      <style:paragraph-properties fo:text-align="start" fo:margin-left="0cm"/>
      <style:text-properties style:text-position="" fo:font-size="10pt" style:font-size-asian="10pt" style:font-size-complex="10pt"/>
    </style:style>
    <style:style style:name="ce44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45" style:family="table-cell" style:parent-style-name="Default">
      <style:table-cell-properties fo:border-bottom="0.06pt solid #000000" style:text-align-source="fix" style:repeat-content="false" fo:background-color="transparent" fo:border-left="0.54pt solid #000000" fo:border-right="0.06pt solid #000000" fo:border-top="0.06pt solid #000000"/>
      <style:paragraph-properties fo:text-align="center" fo:margin-left="0cm"/>
      <style:text-properties style:use-window-font-color="true" style:text-position="" fo:font-size="8pt" style:font-size-asian="8pt" style:font-size-complex="8pt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0.54pt solid #000000" fo:border-right="0.06pt solid #000000" fo:border-top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47" style:family="table-cell" style:parent-style-name="Default">
      <style:table-cell-properties fo:border-bottom="0.06pt solid #000000" fo:background-color="#83caff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style:text-position="" fo:font-size="8pt" style:font-size-asian="8pt" style:font-size-complex="8pt"/>
    </style:style>
    <style:style style:name="ce48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start" fo:margin-left="0cm"/>
      <style:text-properties style:use-window-font-color="true" style:text-position="" fo:font-size="8pt" style:font-size-asian="8pt" style:font-size-complex="8pt"/>
    </style:style>
    <style:style style:name="ce51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use-window-font-color="true" style:text-position="" fo:font-size="8pt" style:font-size-asian="8pt" style:font-size-complex="8pt"/>
    </style:style>
    <style:style style:name="ce52" style:family="table-cell" style:parent-style-name="Default">
      <style:table-cell-properties fo:border-bottom="0.06pt solid #000000" fo:background-color="#ff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style:text-position=""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ff3333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54" style:family="table-cell" style:parent-style-name="Default">
      <style:table-cell-properties fo:border-bottom="0.54pt solid #000000" fo:background-color="#ff3333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5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56" style:family="table-cell" style:parent-style-name="Default">
      <style:table-cell-properties fo:border-bottom="0.54pt solid #000000" style:text-align-source="fix" style:repeat-content="false" fo:background-color="transparent" fo:border-left="0.06pt solid #000000" fo:border-right="0.54pt solid #000000" fo:border-top="0.06pt solid #000000"/>
      <style:paragraph-properties fo:text-align="start" fo:margin-left="0cm"/>
      <style:text-properties style:text-position="" fo:font-size="8pt" style:font-size-asian="8pt" style:font-size-complex="8pt"/>
    </style:style>
    <style:style style:name="ce57" style:family="table-cell" style:parent-style-name="Default">
      <style:table-cell-properties fo:border-bottom="0.54pt solid #000000" fo:background-color="transparent" fo:border-left="0.06pt solid #000000" fo:border-right="0.54pt solid #000000" fo:border-top="0.06pt solid #000000"/>
      <style:text-properties style:text-position="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ff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59" style:family="table-cell" style:parent-style-name="Default">
      <style:table-cell-properties fo:border-bottom="0.54pt solid #000000" fo:background-color="#ff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54pt solid #000000" fo:background-color="#83caff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style:text-position="" fo:font-size="8pt" style:font-size-asian="8pt" style:font-size-complex="8pt"/>
    </style:style>
    <style:style style:name="ce62" style:family="table-cell" style:parent-style-name="Default">
      <style:table-cell-properties fo:border-bottom="0.54pt solid #000000" fo:background-color="#83caff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use-window-font-color="true" style:text-position="" fo:font-size="8pt" style:font-size-asian="8pt" style:font-size-complex="8pt"/>
    </style:style>
    <style:style style:name="ce63" style:family="table-cell" style:parent-style-name="Default">
      <style:table-cell-properties fo:border-bottom="0.54pt solid #000000" style:text-align-source="fix" style:repeat-content="false" fo:background-color="transparent" fo:border-left="0.54pt solid #000000" fo:border-right="0.06pt solid #000000" fo:border-top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6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style:text-position="" fo:font-size="8pt" style:font-size-asian="8pt" style:font-size-complex="8pt"/>
    </style:style>
    <style:style style:name="ce65" style:family="table-cell" style:parent-style-name="Default">
      <style:table-cell-properties fo:border-bottom="0.06pt solid #000000" fo:background-color="#cccccc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style:text-position="" fo:font-size="8pt" style:font-size-asian="8pt" style:font-size-complex="8pt"/>
    </style:style>
    <style:style style:name="ce66" style:family="table-cell" style:parent-style-name="Default">
      <style:table-cell-properties fo:border-bottom="0.54pt solid #000000" fo:background-color="#cccccc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style:text-position=""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use-window-font-color="true" style:text-position="" fo:font-size="8pt" style:font-size-asian="8pt" style:font-size-complex="8pt"/>
    </style:style>
    <style:style style:name="ce68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use-window-font-color="true" style:text-position="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800000" style:border-line-width="0.018cm 0.053cm 0.018cm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text-position="" style:font-name="Webding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ackground-color="#cfe7f5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padding="0.071cm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value-type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80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81" style:family="table-cell" style:parent-style-name="Default">
      <style:table-cell-properties fo:background-color="#cfe7f5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fo:background-color="#e6e6e6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>
      <style:table-cell-properties fo:border-bottom="2.49pt double-thin #000000" style:border-line-width-bottom="0.018cm 0.053cm 0.018cm" fo:background-color="#99ccff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padding="0.071cm"/>
      <style:text-properties style:text-position=""/>
    </style:style>
    <style:style style:name="ce88" style:family="table-cell" style:parent-style-name="Default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fo:color="#00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fo:border-bottom="2.49pt double-thin #000000" style:border-line-width-bottom="0.018cm 0.053cm 0.018cm" fo:background-color="#ff0000" style:diagonal-bl-tr="none" style:diagonal-tl-br="none" fo:border-left="0.74pt solid #000000" fo:padding="0.071cm" fo:border-right="none" style:rotation-align="none" fo:border-top="2.49pt double-thin #000000" style:border-line-width-top="0.018cm 0.053cm 0.018cm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ackground-color="#e6e6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order-bottom="2.49pt double-thin #000000" style:border-line-width-bottom="0.018cm 0.053cm 0.018cm" style:diagonal-bl-tr="none" style:diagonal-tl-br="none" fo:border-left="none" fo:padding="0.071cm" fo:border-right="2.49pt double-thin #000000" style:border-line-width-right="0.018cm 0.053cm 0.018cm" style:rotation-align="none" fo:border-top="2.49pt double-thin #000000" style:border-line-width-top="0.018cm 0.053cm 0.018cm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fo:border-bottom="none" fo:background-color="#cfe7f5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padding="0.071cm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Default">
      <style:table-cell-properties fo:background-color="#e6e6e6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0" style:apply-style-name="Default" style:base-cell-address="'2015-2016'.B17"/>
    </style:style>
    <style:style style:name="ce10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fo:padding="0.071cm" style:rotation-align="none"/>
      <style:paragraph-properties fo:text-align="start" fo:margin-left="0cm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padding="0.071cm"/>
      <style:text-properties fo:color="#000000" style:text-outline="false" style:text-line-through-style="none" style:text-line-through-type="none" style:text-position="" style:font-name="Arial" fo:font-size="11pt" fo:language="none" fo:country="none" fo:font-style="normal" fo:text-shadow="none" style:text-underline-style="none" fo:font-weight="bold" style:font-name-asian="Microsoft YaHei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text-position="" style:font-name="Webding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54pt solid #000000" style:vertical-align="middle"/>
      <style:paragraph-properties fo:text-align="center"/>
      <style:text-properties fo:font-size="10pt" style:font-size-asian="10pt" style:font-size-complex="10pt"/>
    </style:style>
    <style:style style:name="ce126" style:family="table-cell" style:parent-style-name="Default">
      <style:table-cell-properties fo:border-bottom="0.06pt solid #000000" fo:border-left="0.54pt solid #000000" fo:border-right="0.06pt solid #000000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6pt solid #000000" fo:background-color="#83caff" fo:border-left="0.54pt solid #000000" fo:border-right="0.06pt solid #000000" fo:border-top="0.06pt solid #000000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54pt solid #000000" fo:border-left="0.54pt solid #000000" fo:border-right="0.06pt solid #000000" fo:border-top="0.06pt solid #000000"/>
      <style:text-properties fo:font-size="8pt" style:font-size-asian="8pt" style:font-size-complex="8pt"/>
    </style:style>
    <style:style style:name="ce129" style:family="table-cell" style:parent-style-name="Default">
      <style:text-properties fo:font-size="8pt" style:font-size-asian="8pt" style:font-size-complex="8pt"/>
    </style:style>
    <style:style style:name="ce130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none" fo:border-top="1.11pt double #000000" style:border-line-width-top="0.002cm 0.035cm 0.002cm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0.54pt solid #000000"/>
      <style:paragraph-properties fo:text-align="start" fo:margin-left="0cm"/>
      <style:text-properties fo:font-size="10pt" style:font-size-asian="10pt" style:font-size-complex="10pt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7" style:family="table-cell" style:parent-style-name="Default">
      <style:table-cell-properties fo:border-bottom="1.11pt double #000000" style:border-line-width-bottom="0.002cm 0.035cm 0.002cm" style:text-align-source="fix" style:repeat-content="false" fo:border-left="none" fo:border-right="none" fo:border-top="1.11pt double #000000" style:border-line-width-top="0.002cm 0.035cm 0.002cm"/>
      <style:paragraph-properties fo:text-align="start" fo:margin-left="0cm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5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0.06pt solid #000000" fo:background-color="transparent" fo:border-left="0.54pt solid #000000" fo:border-right="0.06pt solid #000000" fo:border-top="0.06pt solid #000000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ff3333" fo:border-left="0.54pt solid #000000" fo:border-right="0.06pt solid #000000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54pt solid #000000" fo:background-color="#ff3333" fo:border-left="0.54pt solid #000000" fo:border-right="0.06pt solid #000000" fo:border-top="0.06pt solid #000000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1.11pt double #000000" style:border-line-width-bottom="0.002cm 0.035cm 0.002cm" fo:background-color="#83caff" fo:border-left="none" fo:border-right="none" fo:border-top="1.11pt double #000000" style:border-line-width-top="0.002cm 0.035cm 0.002cm"/>
      <style:text-properties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="none"/>
      <style:text-properties fo:font-size="10pt" style:font-size-asian="10pt" style:font-size-complex="10pt"/>
    </style:style>
    <style:style style:name="ce146" style:family="table-cell" style:parent-style-name="Default">
      <style:table-cell-properties fo:border-bottom="0.06pt solid #000000" fo:border-left="0.06pt solid #000000" fo:border-right="0.54pt solid #000000" fo:border-top="0.54pt solid #000000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0.54pt solid #000000" fo:background-color="#c0c0c0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1.11pt double #000000" style:border-line-width-bottom="0.002cm 0.035cm 0.002cm" fo:border-left="none" fo:border-right="none" fo:border-top="1.11pt double #000000" style:border-line-width-top="0.002cm 0.035cm 0.002cm"/>
      <style:text-properties fo:font-size="9pt" style:font-size-asian="9pt" style:font-size-complex="9pt"/>
    </style:style>
    <style:style style:name="ce149" style:family="table-cell" style:parent-style-name="Default">
      <style:table-cell-properties fo:border-bottom="0.06pt solid #000000" fo:background-color="#ff0000" fo:border-left="0.54pt solid #000000" fo:border-right="0.06pt solid #000000" fo:border-top="0.06pt solid #000000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1.11pt double #000000" style:border-line-width-bottom="0.002cm 0.035cm 0.002cm" fo:background-color="#c0c0c0" fo:border-left="0.06pt solid #000000" fo:border-right="none" fo:border-top="1.11pt double #000000" style:border-line-width-top="0.002cm 0.035cm 0.002cm"/>
      <style:text-properties fo:font-size="8pt" style:font-size-asian="8pt" style:font-size-complex="8pt"/>
    </style:style>
    <style:style style:name="ce151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54pt solid #000000" fo:border-left="0.06pt solid #000000" fo:border-right="0.54pt solid #000000" fo:border-top="0.06pt solid #000000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1.11pt double #000000" style:border-line-width-bottom="0.002cm 0.035cm 0.002cm" fo:border-left="none" fo:border-right="1.11pt double #000000" style:border-line-width-right="0.002cm 0.035cm 0.002cm" fo:border-top="1.11pt double #000000" style:border-line-width-top="0.002cm 0.035cm 0.002cm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6pt solid #000000" fo:background-color="#83caff" style:text-align-source="fix" style:repeat-content="false" fo:border-left="0.54pt solid #000000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order-left="0.06pt solid #000000" fo:border-right="0.54pt solid #000000" fo:border-top="0.06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6pt solid #000000" fo:background-color="#ff3333" style:text-align-source="fix" style:repeat-content="false" fo:border-left="0.54pt solid #000000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#c0c0c0" fo:border-left="0.54pt solid #000000" fo:border-right="0.06pt solid #000000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6pt solid #000000" fo:background-color="#cccccc" fo:border-left="0.54pt solid #000000" fo:border-right="0.06pt solid #000000" fo:border-top="0.06pt solid #000000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0.54pt solid #000000" fo:background-color="#83caff" fo:border-left="0.54pt solid #000000" fo:border-right="0.06pt solid #000000" fo:border-top="0.06pt solid #000000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54pt solid #000000" fo:background-color="#83caff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0.54pt solid #000000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169" style:family="table-cell" style:parent-style-name="Default">
      <style:table-cell-properties fo:border-bottom="0.06pt solid #000000" style:text-align-source="fix" style:repeat-content="false" fo:background-color="transparent" fo:border-left="0.54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83caff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171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175" style:family="table-cell" style:parent-style-name="Default">
      <style:table-cell-properties fo:border-bottom="0.06pt solid #000000" fo:background-color="#ff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ff3333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54pt solid #000000" fo:background-color="#ff3333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0.54pt solid #000000" style:text-align-source="fix" style:repeat-content="false" fo:background-color="transparent" fo:border-left="0.06pt solid #000000" fo:border-right="0.54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54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6pt solid #000000" fo:background-color="#ff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54pt solid #000000" fo:background-color="#ff0000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0.54pt solid #000000" fo:background-color="#83caff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185" style:family="table-cell" style:parent-style-name="Default">
      <style:table-cell-properties fo:border-bottom="0.54pt solid #000000" fo:background-color="#83caff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186" style:family="table-cell" style:parent-style-name="Default">
      <style:table-cell-properties fo:border-bottom="0.54pt solid #000000" style:text-align-source="fix" style:repeat-content="false" fo:background-color="transparent" fo:border-left="0.54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order-bottom="0.06pt solid #000000" fo:background-color="#cccccc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189" style:family="table-cell" style:parent-style-name="Default">
      <style:table-cell-properties fo:border-bottom="0.54pt solid #000000" fo:background-color="#cccccc" style:text-align-source="fix" style:repeat-content="false" fo:border-left="0.54pt solid #000000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19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191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6" style:family="table-cell" style:parent-style-name="Default">
      <style:table-cell-properties fo:background-color="#cfe7f5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value-type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03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</style:style>
    <style:style style:name="ce204" style:family="table-cell" style:parent-style-name="Default">
      <style:table-cell-properties fo:background-color="#cfe7f5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5" style:family="table-cell" style:parent-style-name="Default">
      <style:table-cell-properties fo:background-color="#e6e6e6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Default">
      <style:table-cell-properties fo:border-bottom="2.49pt double-thin #000000" style:border-line-width-bottom="0.018cm 0.053cm 0.018cm" fo:background-color="#99ccff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0" style:family="table-cell" style:parent-style-name="Default">
      <style:table-cell-properties fo:padding="0.071cm"/>
    </style:style>
    <style:style style:name="ce211" style:family="table-cell" style:parent-style-name="Default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" style:family="table-cell" style:parent-style-name="Default">
      <style:table-cell-properties fo:background-color="#ff0000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3" style:family="table-cell" style:parent-style-name="Default">
      <style:table-cell-properties fo:border-bottom="2.49pt double-thin #000000" style:border-line-width-bottom="0.018cm 0.053cm 0.018cm" fo:background-color="#ff0000" style:diagonal-bl-tr="none" style:diagonal-tl-br="none" fo:border-left="0.74pt solid #000000" fo:padding="0.071cm" fo:border-right="none" style:rotation-align="none" fo:border-top="2.49pt double-thin #000000" style:border-line-width-top="0.018cm 0.053cm 0.018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ackground-color="#e6e6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6" style:family="table-cell" style:parent-style-name="Default">
      <style:table-cell-properties fo:border-bottom="2.49pt double-thin #000000" style:border-line-width-bottom="0.018cm 0.053cm 0.018cm" style:diagonal-bl-tr="none" style:diagonal-tl-br="none" fo:border-left="none" fo:padding="0.071cm" fo:border-right="2.49pt double-thin #000000" style:border-line-width-right="0.018cm 0.053cm 0.018cm" style:rotation-align="none" fo:border-top="2.49pt double-thin #000000" style:border-line-width-top="0.018cm 0.053cm 0.018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7" style:family="table-cell" style:parent-style-name="Default">
      <style:table-cell-properties fo:border-bottom="none" fo:background-color="#cfe7f5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0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2" style:family="table-cell" style:parent-style-name="Default">
      <style:table-cell-properties fo:background-color="#e6e6e6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800000" style:border-line-width="0.018cm 0.053cm 0.018cm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Webding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0" style:apply-style-name="Default" style:base-cell-address="'2015-2016'.B17"/>
    </style:style>
    <style:style style:name="ce22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fo:padding="0.071cm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font-name-asian="Microsoft YaHei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/>
    </style:style>
    <style:style style:name="ce2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Webding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5" style:family="table-cell" style:parent-style-name="Default">
      <style:table-cell-properties fo:background-color="#ddd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0" style:apply-style-name="Default" style:base-cell-address="'2016-2017'.B17"/>
    </style:style>
    <style:style style:name="ce238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9" style:family="table-cell" style:parent-style-name="Default">
      <style:table-cell-properties fo:background-color="#dddddd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size-asian="8pt" style:font-size-complex="8pt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table table:name="2012-201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1" table:default-cell-style-name="ce21"/>
        <table:table-column table:style-name="co3" table:default-cell-style-name="Default"/>
        <table:table-column table:style-name="co1" table:default-cell-style-name="ce6"/>
        <table:table-column table:style-name="co4" table:default-cell-style-name="Default"/>
        <table:table-column table:style-name="co1" table:default-cell-style-name="ce6"/>
        <table:table-column table:style-name="co4" table:default-cell-style-name="Default"/>
        <table:table-column table:style-name="co1" table:default-cell-style-name="ce6"/>
        <table:table-column table:style-name="co5" table:default-cell-style-name="Default"/>
        <table:table-column table:style-name="co1" table:default-cell-style-name="ce6"/>
        <table:table-column table:style-name="co6" table:default-cell-style-name="Default"/>
        <table:table-column table:style-name="co7" table:default-cell-style-name="ce6"/>
        <table:table-column table:style-name="co2" table:default-cell-style-name="Default"/>
        <table:table-column table:style-name="co1" table:default-cell-style-name="ce6"/>
        <table:table-column table:style-name="co4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default-cell-style-name="ce6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8"/>
          <table:table-cell table:style-name="ce15"/>
          <table:table-cell table:style-name="ce22"/>
          <table:table-cell table:style-name="ce1"/>
          <table:table-cell table:style-name="ce28" office:value-type="string" calcext:value-type="string">
            <text:p>PLANNING DES SEANCES BEBES NAGEURS POUR LA SAISON 2012 2013</text:p>
          </table:table-cell>
          <table:table-cell table:style-name="ce1"/>
          <table:table-cell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number-columns-repeated="3"/>
        </table:table-row>
        <table:table-row table:style-name="ro2">
          <table:table-cell table:style-name="ce1"/>
          <table:table-cell table:style-name="ce8"/>
          <table:table-cell table:style-name="ce15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Septembre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Octobre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Novembre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Décembre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Janvier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Février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Mars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Avril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Mai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Juin</text:p>
          </table:table-cell>
          <table:covered-table-cell table:style-name="ce23"/>
          <table:table-cell table:number-columns-repeated="3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J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<text:span text:style-name="T1">- Aqua BB</text:span></text:p>
          </table:table-cell>
          <table:table-cell table:style-name="ce18" office:value-type="string" calcext:value-type="string">
            <text:p>M</text:p>
          </table:table-cell>
          <table:table-cell table:style-name="ce10" office:value-type="float" office:value="1" calcext:value-type="float">
            <text:p>1</text:p>
          </table:table-cell>
          <table:table-cell table:style-name="ce33" office:value-type="string" calcext:value-type="string">
            <text:p>V</text:p>
          </table:table-cell>
          <table:table-cell table:style-name="ce11" office:value-type="string" calcext:value-type="string">
            <text:p>1- <text:span text:style-name="T1">Aqua BB</text:span></text:p>
          </table:table-cell>
          <table:table-cell table:style-name="ce36" office:value-type="string" calcext:value-type="string">
            <text:p>V</text:p>
          </table:table-cell>
          <table:table-cell table:style-name="ce29" office:value-type="string" calcext:value-type="string">
            <text:p>1<text:span text:style-name="T1">- Vacances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Me</text:p>
          </table:table-cell>
          <table:table-cell table:style-name="ce29" office:value-type="string" calcext:value-type="string">
            <text:p>1<text:span text:style-name="T1">- Vacances</text:span></text:p>
          </table:table-cell>
          <table:table-cell table:style-name="ce33" office:value-type="string" calcext:value-type="string">
            <text:p>S</text:p>
          </table:table-cell>
          <table:table-cell table:style-name="ce11" office:value-type="string" calcext:value-type="string">
            <text:p>1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V</text:p>
          </table:table-cell>
          <table:table-cell table:style-name="ce29" office:value-type="string" calcext:value-type="string">
            <text:p>2-<text:span text:style-name="T1">Vacances</text:span>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Me</text:p>
          </table:table-cell>
          <table:table-cell table:style-name="ce29" office:value-type="string" calcext:value-type="string">
            <text:p>2<text:span text:style-name="T1">- Vacances</text:span></text:p>
          </table:table-cell>
          <table:table-cell table:style-name="ce33" office:value-type="string" calcext:value-type="string">
            <text:p>S</text:p>
          </table:table-cell>
          <table:table-cell table:style-name="ce11" office:value-type="string" calcext:value-type="string">
            <text:p>2- <text:span text:style-name="T1">Aqua BB</text:span></text:p>
          </table:table-cell>
          <table:table-cell table:style-name="ce36" office:value-type="string" calcext:value-type="string">
            <text:p>S</text:p>
          </table:table-cell>
          <table:table-cell table:style-name="ce29" office:value-type="string" calcext:value-type="string">
            <text:p>2<text:span text:style-name="T1">- Vacances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J</text:p>
          </table:table-cell>
          <table:table-cell table:style-name="ce10" office:value-type="float" office:value="2" calcext:value-type="float">
            <text:p>2</text:p>
          </table:table-cell>
          <table:table-cell table:style-name="ce34" office:value-type="string" calcext:value-type="string">
            <text:p>D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3- Aqua BB</text:p>
          </table:table-cell>
          <table:table-cell table:style-name="ce18" office:value-type="string" calcext:value-type="string">
            <text:p>S</text:p>
          </table:table-cell>
          <table:table-cell table:style-name="ce29" office:value-type="string" calcext:value-type="string">
            <text:p>3-<text:span text:style-name="T1">Vacances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>
            <text:p>J</text:p>
          </table:table-cell>
          <table:table-cell table:style-name="ce10" office:value-type="float" office:value="3" calcext:value-type="float">
            <text:p>3</text:p>
          </table:table-cell>
          <table:table-cell table:style-name="ce34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36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3<text:span text:style-name="T1">- Aqua BB</text:span></text:p>
          </table:table-cell>
          <table:table-cell table:style-name="ce18" office:value-type="string" calcext:value-type="string">
            <text:p>V</text:p>
          </table:table-cell>
          <table:table-cell table:style-name="ce29" office:value-type="string" calcext:value-type="string">
            <text:p>3<text:span text:style-name="T1">- Vacances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string" calcext:value-type="string">
            <text:p>D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string" calcext:value-type="string">
            <text:p>V</text:p>
          </table:table-cell>
          <table:table-cell table:style-name="ce29" office:value-type="string" calcext:value-type="string">
            <text:p>4<text:span text:style-name="T1">- Vacances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string" calcext:value-type="string">
            <text:p>L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string" calcext:value-type="string">
            <text:p>S</text:p>
          </table:table-cell>
          <table:table-cell table:style-name="ce29" office:value-type="string" calcext:value-type="string">
            <text:p>4<text:span text:style-name="T1">- Vacances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5- Aqua BB</text:p>
          </table:table-cell>
          <table:table-cell table:style-name="ce18" office:value-type="string" calcext:value-type="string">
            <text:p>L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5<text:span text:style-name="T1">- Aqua BB</text:span></text:p>
          </table:table-cell>
          <table:table-cell table:style-name="ce18" office:value-type="string" calcext:value-type="string">
            <text:p>S</text:p>
          </table:table-cell>
          <table:table-cell table:style-name="ce29" office:value-type="string" calcext:value-type="string">
            <text:p>5<text:span text:style-name="T1">- Vacances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string" calcext:value-type="string">
            <text:p>M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5<text:span text:style-name="T1">- Aqua BB</text:span></text:p>
          </table:table-cell>
          <table:table-cell table:style-name="ce17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5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6- Aqua BB</text:p>
          </table:table-cell>
          <table:table-cell table:style-name="ce18" office:value-type="string" calcext:value-type="string">
            <text:p>M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D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6- <text:span text:style-name="T1">Aqua BB</text:span></text:p>
          </table:table-cell>
          <table:table-cell table:style-name="ce18" office:value-type="string" calcext:value-type="string">
            <text:p>Me</text:p>
          </table:table-cell>
          <table:table-cell table:style-name="ce29" office:value-type="string" calcext:value-type="string">
            <text:p>6<text:span text:style-name="T1">- Vacances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6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Me</text:p>
          </table:table-cell>
          <table:table-cell table:style-name="ce29" office:value-type="string" calcext:value-type="string">
            <text:p>7-<text:span text:style-name="T1">Vacances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7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J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7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string" calcext:value-type="string">
            <text:p>J</text:p>
          </table:table-cell>
          <table:table-cell table:style-name="ce30" office:value-type="float" office:value="8" calcext:value-type="float">
            <text:p>8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8<text:span text:style-name="T1">- Aqua BB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8- <text:span text:style-name="T1">Aqua BB</text:span></text:p>
          </table:table-cell>
          <table:table-cell table:style-name="ce18" office:value-type="string" calcext:value-type="string">
            <text:p>V</text:p>
          </table:table-cell>
          <table:table-cell table:style-name="ce29" office:value-type="string" calcext:value-type="string">
            <text:p>8<text:span text:style-name="T1">- Vacances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8" calcext:value-type="float">
            <text:p>8</text:p>
          </table:table-cell>
          <table:table-cell table:style-name="ce37" office:value-type="string" calcext:value-type="string">
            <text:p>Me</text:p>
          </table:table-cell>
          <table:table-cell table:style-name="ce29" office:value-type="string" calcext:value-type="string">
            <text:p>8<text:span text:style-name="T1">- Ferié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8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9" calcext:value-type="float">
            <text:p>9</text:p>
          </table:table-cell>
          <table:table-cell table:style-name="ce26" office:value-type="string" calcext:value-type="string">
            <text:p>V</text:p>
          </table:table-cell>
          <table:table-cell table:style-name="ce29" office:value-type="string" calcext:value-type="string">
            <text:p>9<text:span text:style-name="T1">- Vacances</text:span>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9- <text:span text:style-name="T1">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9- <text:span text:style-name="T1">Aqua BB</text:span></text:p>
          </table:table-cell>
          <table:table-cell table:style-name="ce18" office:value-type="string" calcext:value-type="string">
            <text:p>S</text:p>
          </table:table-cell>
          <table:table-cell table:style-name="ce29" office:value-type="string" calcext:value-type="string">
            <text:p>9<text:span text:style-name="T1">- Vacances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9" calcext:value-type="float">
            <text:p>9</text:p>
          </table:table-cell>
          <table:table-cell table:style-name="ce38" office:value-type="string" calcext:value-type="string">
            <text:p>J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0- Aqua BB</text:p>
          </table:table-cell>
          <table:table-cell table:style-name="ce26" office:value-type="string" calcext:value-type="string">
            <text:p>S</text:p>
          </table:table-cell>
          <table:table-cell table:style-name="ce29" office:value-type="string" calcext:value-type="string">
            <text:p>10<text:span text:style-name="T1">-Vacances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string" calcext:value-type="string">
            <text:p>D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0<text:span text:style-name="T1">- Aqua BB</text:span></text:p>
          </table:table-cell>
          <table:table-cell table:style-name="ce37" office:value-type="string" calcext:value-type="string">
            <text:p>V</text:p>
          </table:table-cell>
          <table:table-cell table:style-name="ce29" office:value-type="string" calcext:value-type="string">
            <text:p>10<text:span text:style-name="T1">- Férié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42"/>
          <table:table-cell table:style-name="ce43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1- <text:span text:style-name="T1">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1" calcext:value-type="float">
            <text:p>11</text:p>
          </table:table-cell>
          <table:table-cell table:style-name="ce37" office:value-type="string" calcext:value-type="string">
            <text:p>S</text:p>
          </table:table-cell>
          <table:table-cell table:style-name="ce29" office:value-type="string" calcext:value-type="string">
            <text:p>11-<text:span text:style-name="T1"> Férié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42"/>
          <table:table-cell table:style-name="ce43"/>
        </table:table-row>
        <table:table-row table:style-name="ro1"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2- <text:span text:style-name="T1">Rentrée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2- Aqua BB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2<text:span text:style-name="T1">- 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2- <text:span text:style-name="T1">Aqua BB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2<text:span text:style-name="T1">- Aqua BB</text:span>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2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3- Aqua BB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3- <text:span text:style-name="T1">Aqua BB</text:span>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3- <text:span text:style-name="T2">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3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4- <text:span text:style-name="T1">Rentrée</text:span>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4<text:span text:style-name="T1">- Aqua BB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4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4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5- <text:span text:style-name="T1">Rentrée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5" calcext:value-type="float">
            <text:p>15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5<text:span text:style-name="T1">- Aqua BB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5" calcext:value-type="float">
            <text:p>15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5- <text:span text:style-name="T1">Aqua BB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5- <text:span text:style-name="T2">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5" calcext:value-type="float">
            <text:p>15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5<text:span text:style-name="T1">- 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5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6<text:span text:style-name="T1">- Aqua BB</text:span>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6- <text:span text:style-name="T1">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6- <text:span text:style-name="T1">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6- <text:span text:style-name="T2">Aqua BB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10" office:value-type="float" office:value="17" calcext:value-type="float">
            <text:p>17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7- Aqua BB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7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7" calcext:value-type="float">
            <text:p>17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7<text:span text:style-name="T1">- Aqua BB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7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8" calcext:value-type="float">
            <text:p>18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8- <text:span text:style-name="T1">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18" calcext:value-type="float">
            <text:p>18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8<text:span text:style-name="T1">- Aqua BB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9<text:span text:style-name="T1">- Aqua BB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9- Aqua BB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19" calcext:value-type="float">
            <text:p>19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9<text:span text:style-name="T1">- 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19- <text:span text:style-name="T1">Aqua BB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9" calcext:value-type="float">
            <text:p>19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19" calcext:value-type="float">
            <text:p>19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19<text:span text:style-name="T1">- Aqua BB</text:span>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19" calcext:value-type="float">
            <text:p>19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19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0" office:value-type="float" office:value="20" calcext:value-type="float">
            <text:p>20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0- Aqua BB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20" calcext:value-type="float">
            <text:p>20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0- <text:span text:style-name="T1">Aqua BB</text:span>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0- <text:span text:style-name="T2">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0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1<text:span text:style-name="T1">- Aqua BB</text:span>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21" calcext:value-type="float">
            <text:p>21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1<text:span text:style-name="T1">- Aqua BB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1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1" calcext:value-type="float">
            <text:p>21</text:p>
          </table:table-cell>
          <table:table-cell table:style-name="ce17" office:value-type="string" calcext:value-type="string">
            <text:p>D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21" calcext:value-type="float">
            <text:p>21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1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2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2" calcext:value-type="float">
            <text:p>22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2<text:span text:style-name="T1">- Aqua BB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22" calcext:value-type="float">
            <text:p>22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2- <text:span text:style-name="T1">Aqua BB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2- <text:span text:style-name="T2">Aqua BB</text:span></text:p>
          </table:table-cell>
          <table:table-cell table:style-name="ce18" office:value-type="string" calcext:value-type="string">
            <text:p>L</text:p>
          </table:table-cell>
          <table:table-cell table:style-name="ce10" office:value-type="float" office:value="22" calcext:value-type="float">
            <text:p>22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2<text:span text:style-name="T1">- 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2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0" office:value-type="float" office:value="23" calcext:value-type="float">
            <text:p>23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23- Aqua BB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3<text:span text:style-name="T1">- Aqua BB</text:span></text:p>
          </table:table-cell>
          <table:table-cell table:style-name="ce17" office:value-type="string" calcext:value-type="string">
            <text:p>D</text:p>
          </table:table-cell>
          <table:table-cell table:style-name="ce10" office:value-type="float" office:value="23" calcext:value-type="float">
            <text:p>23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3- <text:span text:style-name="T1">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3<text:span text:style-name="T1">- 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3- <text:span text:style-name="T2">Aqua BB</text:span></text:p>
          </table:table-cell>
          <table:table-cell table:style-name="ce18" office:value-type="string" calcext:value-type="string">
            <text:p>M</text:p>
          </table:table-cell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float" office:value="24" calcext:value-type="float">
            <text:p>24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4<text:span text:style-name="T1">- Aqua BB</text:span></text:p>
          </table:table-cell>
          <table:table-cell table:style-name="ce18" office:value-type="string" calcext:value-type="string">
            <text:p>L</text:p>
          </table:table-cell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4" calcext:value-type="float">
            <text:p>24</text:p>
          </table:table-cell>
          <table:table-cell table:style-name="ce17" office:value-type="string" calcext:value-type="string">
            <text:p>D</text:p>
          </table:table-cell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24" calcext:value-type="float">
            <text:p>24</text:p>
          </table:table-cell>
          <table:table-cell table:style-name="ce18" office:value-type="string" calcext:value-type="string">
            <text:p>Me</text:p>
          </table:table-cell>
          <table:table-cell table:style-name="ce29" office:value-type="string" calcext:value-type="string">
            <text:p>24<text:span text:style-name="T1">- Vacances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4<text:span text:style-name="T1">- Aqua BB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25" calcext:value-type="float">
            <text:p>25</text:p>
          </table:table-cell>
          <table:table-cell table:style-name="ce18" office:value-type="string" calcext:value-type="string">
            <text:p>M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5- <text:span text:style-name="T1">Aqua BB</text:span></text:p>
          </table:table-cell>
          <table:table-cell table:style-name="ce18" office:value-type="string" calcext:value-type="string">
            <text:p>L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25" calcext:value-type="float">
            <text:p>25</text:p>
          </table:table-cell>
          <table:table-cell table:style-name="ce18" office:value-type="string" calcext:value-type="string">
            <text:p>J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5<text:span text:style-name="T1">- Aqua BB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6<text:span text:style-name="T1">- Aqua BB</text:span>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6- Aqua BB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26" calcext:value-type="float">
            <text:p>26</text:p>
          </table:table-cell>
          <table:table-cell table:style-name="ce18" office:value-type="string" calcext:value-type="string">
            <text:p>Me</text:p>
          </table:table-cell>
          <table:table-cell table:style-name="ce29" office:value-type="string" calcext:value-type="string">
            <text:p>26<text:span text:style-name="T1">- Vacances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6- <text:span text:style-name="T1">Aqua BB</text:span></text:p>
          </table:table-cell>
          <table:table-cell table:style-name="ce18" office:value-type="string" calcext:value-type="string">
            <text:p>M</text:p>
          </table:table-cell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26" calcext:value-type="float">
            <text:p>26</text:p>
          </table:table-cell>
          <table:table-cell table:style-name="ce18" office:value-type="string" calcext:value-type="string">
            <text:p>V</text:p>
          </table:table-cell>
          <table:table-cell table:style-name="ce29" office:value-type="string" calcext:value-type="string">
            <text:p>26<text:span text:style-name="T1">- Vacances</text:span>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26" calcext:value-type="float">
            <text:p>26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6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0" office:value-type="float" office:value="27" calcext:value-type="float">
            <text:p>27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7- Aqua BB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27" calcext:value-type="float">
            <text:p>27</text:p>
          </table:table-cell>
          <table:table-cell table:style-name="ce18" office:value-type="string" calcext:value-type="string">
            <text:p>J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27" calcext:value-type="float">
            <text:p>27</text:p>
          </table:table-cell>
          <table:table-cell table:style-name="ce18" office:value-type="string" calcext:value-type="string">
            <text:p>Me</text:p>
          </table:table-cell>
          <table:table-cell table:style-name="ce29" office:value-type="string" calcext:value-type="string">
            <text:p>27<text:span text:style-name="T1">- Vacances</text:span>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7- <text:span text:style-name="T2">Aqua BB</text:span></text:p>
          </table:table-cell>
          <table:table-cell table:style-name="ce18" office:value-type="string" calcext:value-type="string">
            <text:p>S</text:p>
          </table:table-cell>
          <table:table-cell table:style-name="ce29" office:value-type="string" calcext:value-type="string">
            <text:p>27<text:span text:style-name="T1">- Vacances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8<text:span text:style-name="T1">- Aqua BB</text:span></text:p>
          </table:table-cell>
          <table:table-cell table:style-name="ce17" office:value-type="string" calcext:value-type="string">
            <text:p>D</text:p>
          </table:table-cell>
          <table:table-cell table:style-name="ce10" office:value-type="float" office:value="28" calcext:value-type="float">
            <text:p>28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8<text:span text:style-name="T1">- Aqua BB</text:span></text:p>
          </table:table-cell>
          <table:table-cell table:style-name="ce18" office:value-type="string" calcext:value-type="string">
            <text:p>V</text:p>
          </table:table-cell>
          <table:table-cell table:style-name="ce29" office:value-type="string" calcext:value-type="string">
            <text:p>28<text:span text:style-name="T1">- Vacances</text:span></text:p>
          </table:table-cell>
          <table:table-cell table:style-name="ce3" office:value-type="string" calcext:value-type="string">
            <text:p>L</text:p>
          </table:table-cell>
          <table:table-cell table:style-name="ce10" office:value-type="float" office:value="28" calcext:value-type="float">
            <text:p>28</text:p>
          </table:table-cell>
          <table:table-cell table:style-name="ce18" office:value-type="string" calcext:value-type="string">
            <text:p>J</text:p>
          </table:table-cell>
          <table:table-cell table:style-name="ce10" office:value-type="float" office:value="28" calcext:value-type="float">
            <text:p>28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8" calcext:value-type="float">
            <text:p>28</text:p>
          </table:table-cell>
          <table:table-cell table:style-name="ce18" office:value-type="string" calcext:value-type="string">
            <text:p>D</text:p>
          </table:table-cell>
          <table:table-cell table:style-name="ce10" office:value-type="float" office:value="28" calcext:value-type="float">
            <text:p>28</text:p>
          </table:table-cell>
          <table:table-cell table:style-name="ce17" office:value-type="string" calcext:value-type="string">
            <text:p>M</text:p>
          </table:table-cell>
          <table:table-cell table:style-name="ce30" office:value-type="float" office:value="28" calcext:value-type="float">
            <text:p>28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8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9<text:span text:style-name="T1">- Aqua BB</text:span></text:p>
          </table:table-cell>
          <table:table-cell table:style-name="ce18" office:value-type="string" calcext:value-type="string">
            <text:p>L</text:p>
          </table:table-cell>
          <table:table-cell table:style-name="ce10" office:value-type="float" office:value="29" calcext:value-type="float">
            <text:p>29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29" calcext:value-type="float">
            <text:p>29</text:p>
          </table:table-cell>
          <table:table-cell table:style-name="ce18" office:value-type="string" calcext:value-type="string">
            <text:p>S</text:p>
          </table:table-cell>
          <table:table-cell table:style-name="ce29" office:value-type="string" calcext:value-type="string">
            <text:p>29<text:span text:style-name="T1">- Vacances</text:span></text:p>
          </table:table-cell>
          <table:table-cell table:style-name="ce3" office:value-type="string" calcext:value-type="string">
            <text:p>M</text:p>
          </table:table-cell>
          <table:table-cell table:style-name="ce10" office:value-type="float" office:value="29" calcext:value-type="float">
            <text:p>29</text:p>
          </table:table-cell>
          <table:table-cell table:style-name="ce3"/>
          <table:table-cell table:style-name="ce35"/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29- <text:span text:style-name="T2">Aqua BB</text:span></text:p>
          </table:table-cell>
          <table:table-cell table:style-name="ce18" office:value-type="string" calcext:value-type="string">
            <text:p>L</text:p>
          </table:table-cell>
          <table:table-cell table:style-name="ce10" office:value-type="float" office:value="29" calcext:value-type="float">
            <text:p>29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29<text:span text:style-name="T1">- Aqua BB</text:span></text:p>
          </table:table-cell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29<text:span text:style-name="T1">- Aqua BB</text:span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0" office:value-type="float" office:value="30" calcext:value-type="float">
            <text:p>30</text:p>
          </table:table-cell>
          <table:table-cell table:style-name="ce18" office:value-type="string" calcext:value-type="string">
            <text:p>M</text:p>
          </table:table-cell>
          <table:table-cell table:style-name="ce10" office:value-type="float" office:value="30" calcext:value-type="float">
            <text:p>30</text:p>
          </table:table-cell>
          <table:table-cell table:style-name="ce4" office:value-type="string" calcext:value-type="string">
            <text:p>V</text:p>
          </table:table-cell>
          <table:table-cell table:style-name="ce11" office:value-type="string" calcext:value-type="string">
            <text:p>30<text:span text:style-name="T1">- Aqua BB</text:span></text:p>
          </table:table-cell>
          <table:table-cell table:style-name="ce18" office:value-type="string" calcext:value-type="string">
            <text:p>D</text:p>
          </table:table-cell>
          <table:table-cell table:style-name="ce10" office:value-type="float" office:value="30" calcext:value-type="float">
            <text:p>30</text:p>
          </table:table-cell>
          <table:table-cell table:style-name="ce4" office:value-type="string" calcext:value-type="string">
            <text:p>Me</text:p>
          </table:table-cell>
          <table:table-cell table:style-name="ce11" office:value-type="string" calcext:value-type="string">
            <text:p>30- <text:span text:style-name="T1">Aqua BB</text:span></text:p>
          </table:table-cell>
          <table:table-cell table:style-name="ce3"/>
          <table:table-cell table:style-name="ce35"/>
          <table:table-cell table:style-name="ce4" office:value-type="string" calcext:value-type="string">
            <text:p>S</text:p>
          </table:table-cell>
          <table:table-cell table:style-name="ce11" office:value-type="string" calcext:value-type="string">
            <text:p>30- <text:span text:style-name="T2">Aqua BB</text:span></text:p>
          </table:table-cell>
          <table:table-cell table:style-name="ce18" office:value-type="string" calcext:value-type="string">
            <text:p>M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J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/>
          <table:table-cell table:style-name="ce19" office:value-type="string" calcext:value-type="string">
            <text:p>Me</text:p>
          </table:table-cell>
          <table:table-cell table:style-name="ce24" office:value-type="string" calcext:value-type="string">
            <text:p>31-<text:span text:style-name="T1">Vacances</text:span></text:p>
          </table:table-cell>
          <table:table-cell table:style-name="ce5"/>
          <table:table-cell table:style-name="ce31"/>
          <table:table-cell table:style-name="ce19" office:value-type="string" calcext:value-type="string">
            <text:p>L</text:p>
          </table:table-cell>
          <table:table-cell table:style-name="ce12" office:value-type="float" office:value="31" calcext:value-type="float">
            <text:p>31</text:p>
          </table:table-cell>
          <table:table-cell table:style-name="ce5" office:value-type="string" calcext:value-type="string">
            <text:p>J</text:p>
          </table:table-cell>
          <table:table-cell table:style-name="ce12" office:value-type="float" office:value="31" calcext:value-type="float">
            <text:p>31</text:p>
          </table:table-cell>
          <table:table-cell table:style-name="ce5"/>
          <table:table-cell table:style-name="ce31"/>
          <table:table-cell table:style-name="ce5" office:value-type="string" calcext:value-type="string">
            <text:p>D</text:p>
          </table:table-cell>
          <table:table-cell table:style-name="ce12" office:value-type="float" office:value="31" calcext:value-type="float">
            <text:p>31</text:p>
          </table:table-cell>
          <table:table-cell table:style-name="ce5"/>
          <table:table-cell table:style-name="ce31"/>
          <table:table-cell table:style-name="ce39" office:value-type="string" calcext:value-type="string">
            <text:p>V</text:p>
          </table:table-cell>
          <table:table-cell table:style-name="ce40" office:value-type="string" calcext:value-type="string">
            <text:p>31<text:span text:style-name="T1">- Aqua BB</text:span></text:p>
          </table:table-cell>
          <table:table-cell table:style-name="ce41"/>
          <table:table-cell table:style-name="ce31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13"/>
          <table:table-cell table:style-name="ce21"/>
          <table:table-cell table:number-columns-repeated="12"/>
        </table:table-row>
        <table:table-row table:style-name="ro1">
          <table:table-cell table:style-name="ce7" office:value-type="string" calcext:value-type="string">
            <text:p>Légende : </text:p>
          </table:table-cell>
          <table:table-cell table:style-name="ce14"/>
          <table:table-cell table:style-name="ce20"/>
          <table:table-cell table:style-name="ce25" office:value-type="string" calcext:value-type="string">
            <text:p>Séance</text:p>
          </table:table-cell>
          <table:table-cell table:style-name="ce27"/>
          <table:table-cell table:style-name="ce25" office:value-type="string" calcext:value-type="string">
            <text:p>Pas de séance</text:p>
          </table:table-cell>
          <table:table-cell table:style-name="ce32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20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2013-2014" table:style-name="ta1">
        <table:table-column table:style-name="co12" table:default-cell-style-name="ce6"/>
        <table:table-column table:style-name="co13" table:default-cell-style-name="ce13"/>
        <table:table-column table:style-name="co12" table:default-cell-style-name="ce21"/>
        <table:table-column table:style-name="co13" table:default-cell-style-name="Default"/>
        <table:table-column table:style-name="co12" table:default-cell-style-name="ce6"/>
        <table:table-column table:style-name="co13" table:default-cell-style-name="Default"/>
        <table:table-column table:style-name="co12" table:default-cell-style-name="ce6"/>
        <table:table-column table:style-name="co13" table:default-cell-style-name="Default"/>
        <table:table-column table:style-name="co12" table:default-cell-style-name="ce6"/>
        <table:table-column table:style-name="co13" table:default-cell-style-name="Default"/>
        <table:table-column table:style-name="co12" table:default-cell-style-name="ce6"/>
        <table:table-column table:style-name="co13" table:default-cell-style-name="Default"/>
        <table:table-column table:style-name="co12" table:default-cell-style-name="ce6"/>
        <table:table-column table:style-name="co13" table:default-cell-style-name="Default"/>
        <table:table-column table:style-name="co12" table:default-cell-style-name="ce6"/>
        <table:table-column table:style-name="co13" table:default-cell-style-name="Default"/>
        <table:table-column table:style-name="co12" table:default-cell-style-name="ce6"/>
        <table:table-column table:style-name="co13" table:default-cell-style-name="Default"/>
        <table:table-column table:style-name="co12" table:default-cell-style-name="ce6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8"/>
          <table:table-cell table:style-name="ce15"/>
          <table:table-cell table:style-name="ce22"/>
          <table:table-cell table:style-name="ce1"/>
          <table:table-cell table:style-name="ce28" office:value-type="string" calcext:value-type="string">
            <text:p>PLANNING DES SEANCES BEBES NAGEURS POUR LA SAISON 2013 2014</text:p>
          </table:table-cell>
          <table:table-cell table:style-name="ce1"/>
          <table:table-cell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number-columns-repeated="3"/>
        </table:table-row>
        <table:table-row table:style-name="ro2">
          <table:table-cell table:style-name="ce1"/>
          <table:table-cell table:style-name="ce8"/>
          <table:table-cell table:style-name="ce15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Septembre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Octobre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Novembre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Décembre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Janvier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Février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Mars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Avril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Mai</text:p>
          </table:table-cell>
          <table:covered-table-cell table:style-name="ce23"/>
          <table:table-cell table:style-name="ce2" office:value-type="string" calcext:value-type="string" table:number-columns-spanned="2" table:number-rows-spanned="1">
            <text:p>Juin</text:p>
          </table:table-cell>
          <table:covered-table-cell table:style-name="ce23"/>
          <table:table-cell table:number-columns-repeated="3"/>
        </table:table-row>
        <table:table-row table:style-name="ro3">
          <table:table-cell table:style-name="ce44" office:value-type="string" calcext:value-type="string">
            <text:p>D</text:p>
          </table:table-cell>
          <table:table-cell table:style-name="ce10" office:value-type="float" office:value="1" calcext:value-type="float">
            <text:p>1</text:p>
          </table:table-cell>
          <table:table-cell table:style-name="ce44" office:value-type="string" calcext:value-type="string">
            <text:p>M</text:p>
          </table:table-cell>
          <table:table-cell table:style-name="ce10" office:value-type="float" office:value="1" calcext:value-type="float">
            <text:p>1</text:p>
          </table:table-cell>
          <table:table-cell table:style-name="ce53" office:value-type="string" calcext:value-type="string">
            <text:p>V</text:p>
          </table:table-cell>
          <table:table-cell table:style-name="ce55" office:value-type="string" calcext:value-type="string">
            <text:p>1<text:span text:style-name="T1">- Vacances</text:span>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float" office:value="1" calcext:value-type="float">
            <text:p>1</text:p>
          </table:table-cell>
          <table:table-cell table:style-name="ce53" office:value-type="string" calcext:value-type="string">
            <text:p>Me</text:p>
          </table:table-cell>
          <table:table-cell table:style-name="ce55" office:value-type="string" calcext:value-type="string">
            <text:p>1<text:span text:style-name="T2">- Vacances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- <text:span text:style-name="T2">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- <text:span text:style-name="T2">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1" calcext:value-type="float">
            <text:p>1</text:p>
          </table:table-cell>
          <table:table-cell table:style-name="ce53" office:value-type="string" calcext:value-type="string">
            <text:p>J</text:p>
          </table:table-cell>
          <table:table-cell table:style-name="ce55" office:value-type="string" calcext:value-type="string">
            <text:p>1<text:span text:style-name="T2">- Vacances</text:span>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L</text:p>
          </table:table-cell>
          <table:table-cell table:style-name="ce10" office:value-type="float" office:value="2" calcext:value-type="float">
            <text:p>2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<text:span text:style-name="T2">- Aqua BB</text:span></text:p>
          </table:table-cell>
          <table:table-cell table:style-name="ce53" office:value-type="string" calcext:value-type="string">
            <text:p>S</text:p>
          </table:table-cell>
          <table:table-cell table:style-name="ce55" office:value-type="string" calcext:value-type="string">
            <text:p>2- <text:span text:style-name="T1">Vacances</text:span></text:p>
          </table:table-cell>
          <table:table-cell table:style-name="ce44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style-name="ce53" office:value-type="string" calcext:value-type="string">
            <text:p>J</text:p>
          </table:table-cell>
          <table:table-cell table:style-name="ce30" office:value-type="float" office:value="2" calcext:value-type="float">
            <text:p>2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2" calcext:value-type="float">
            <text:p>2</text:p>
          </table:table-cell>
          <table:table-cell table:style-name="ce58" office:value-type="string" calcext:value-type="string">
            <text:p>D</text:p>
          </table:table-cell>
          <table:table-cell table:style-name="ce30" office:value-type="float" office:value="2" calcext:value-type="float">
            <text:p>2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<text:span text:style-name="T2">- Aqua BB</text:span></text:p>
          </table:table-cell>
          <table:table-cell table:style-name="ce53" office:value-type="string" calcext:value-type="string">
            <text:p>V</text:p>
          </table:table-cell>
          <table:table-cell table:style-name="ce55" office:value-type="string" calcext:value-type="string">
            <text:p>2<text:span text:style-name="T2">- Vacances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M</text:p>
          </table:table-cell>
          <table:table-cell table:style-name="ce10" office:value-type="float" office:value="3" calcext:value-type="float">
            <text:p>3</text:p>
          </table:table-cell>
          <table:table-cell table:style-name="ce44" office:value-type="string" calcext:value-type="string">
            <text:p>J</text:p>
          </table:table-cell>
          <table:table-cell table:style-name="ce30" office:value-type="float" office:value="3" calcext:value-type="float">
            <text:p>3</text:p>
          </table:table-cell>
          <table:table-cell table:style-name="ce53" office:value-type="string" calcext:value-type="string">
            <text:p>D</text:p>
          </table:table-cell>
          <table:table-cell table:style-name="ce30" office:value-type="float" office:value="3" calcext:value-type="float">
            <text:p>3</text:p>
          </table:table-cell>
          <table:table-cell table:style-name="ce44" office:value-type="string" calcext:value-type="string">
            <text:p>M</text:p>
          </table:table-cell>
          <table:table-cell table:style-name="ce30" office:value-type="float" office:value="3" calcext:value-type="float">
            <text:p>3</text:p>
          </table:table-cell>
          <table:table-cell table:style-name="ce53" office:value-type="string" calcext:value-type="string">
            <text:p>V</text:p>
          </table:table-cell>
          <table:table-cell table:style-name="ce55" office:value-type="string" calcext:value-type="string">
            <text:p>3<text:span text:style-name="T2">- Vacances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3" calcext:value-type="float">
            <text:p>3</text:p>
          </table:table-cell>
          <table:table-cell table:style-name="ce58" office:value-type="string" calcext:value-type="string">
            <text:p>L</text:p>
          </table:table-cell>
          <table:table-cell table:style-name="ce30" office:value-type="float" office:value="3" calcext:value-type="float">
            <text:p>3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3" calcext:value-type="float">
            <text:p>3</text:p>
          </table:table-cell>
          <table:table-cell table:style-name="ce53" office:value-type="string" calcext:value-type="string">
            <text:p>S</text:p>
          </table:table-cell>
          <table:table-cell table:style-name="ce55" office:value-type="string" calcext:value-type="string">
            <text:p>3<text:span text:style-name="T2">- Vacances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Me</text:p>
          </table:table-cell>
          <table:table-cell table:style-name="ce10" office:value-type="float" office:value="4" calcext:value-type="float">
            <text:p>4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4<text:span text:style-name="T2">- Aqua BB</text:span></text:p>
          </table:table-cell>
          <table:table-cell table:style-name="ce44" office:value-type="string" calcext:value-type="string">
            <text:p>L</text:p>
          </table:table-cell>
          <table:table-cell table:style-name="ce30" office:value-type="float" office:value="4" calcext:value-type="float">
            <text:p>4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4<text:span text:style-name="T2">- Aqua BB</text:span></text:p>
          </table:table-cell>
          <table:table-cell table:style-name="ce53" office:value-type="string" calcext:value-type="string">
            <text:p>S</text:p>
          </table:table-cell>
          <table:table-cell table:style-name="ce55" office:value-type="string" calcext:value-type="string">
            <text:p>4<text:span text:style-name="T2">- Vacances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4" calcext:value-type="float">
            <text:p>4</text:p>
          </table:table-cell>
          <table:table-cell table:style-name="ce58" office:value-type="string" calcext:value-type="string">
            <text:p>M</text:p>
          </table:table-cell>
          <table:table-cell table:style-name="ce30" office:value-type="float" office:value="4" calcext:value-type="float">
            <text:p>4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4<text:span text:style-name="T2">- Aqua BB</text:span></text:p>
          </table:table-cell>
          <table:table-cell table:style-name="ce53" office:value-type="string" calcext:value-type="string">
            <text:p>D</text:p>
          </table:table-cell>
          <table:table-cell table:style-name="ce30" office:value-type="float" office:value="4" calcext:value-type="float">
            <text:p>4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4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J</text:p>
          </table:table-cell>
          <table:table-cell table:style-name="ce10" office:value-type="float" office:value="5" calcext:value-type="float">
            <text:p>5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5- Aqua BB</text:p>
          </table:table-cell>
          <table:table-cell table:style-name="ce44" office:value-type="string" calcext:value-type="string">
            <text:p>M</text:p>
          </table:table-cell>
          <table:table-cell table:style-name="ce30" office:value-type="float" office:value="5" calcext:value-type="float">
            <text:p>5</text:p>
          </table:table-cell>
          <table:table-cell table:style-name="ce44" office:value-type="string" calcext:value-type="string">
            <text:p>J</text:p>
          </table:table-cell>
          <table:table-cell table:style-name="ce30" office:value-type="float" office:value="5" calcext:value-type="float">
            <text:p>5</text:p>
          </table:table-cell>
          <table:table-cell table:style-name="ce53" office:value-type="string" calcext:value-type="string">
            <text:p>D</text:p>
          </table:table-cell>
          <table:table-cell table:style-name="ce30" office:value-type="float" office:value="5" calcext:value-type="float">
            <text:p>5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5<text:span text:style-name="T2">- Aqua BB</text:span></text:p>
          </table:table-cell>
          <table:table-cell table:style-name="ce58" office:value-type="string" calcext:value-type="string">
            <text:p>Me</text:p>
          </table:table-cell>
          <table:table-cell table:style-name="ce55" office:value-type="string" calcext:value-type="string">
            <text:p>5<text:span text:style-name="T2">- Vacances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5<text:span text:style-name="T2">- Aqua BB</text:span></text:p>
          </table:table-cell>
          <table:table-cell table:style-name="ce53" office:value-type="string" calcext:value-type="string">
            <text:p>L</text:p>
          </table:table-cell>
          <table:table-cell table:style-name="ce30" office:value-type="float" office:value="5" calcext:value-type="float">
            <text:p>5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V</text:p>
          </table:table-cell>
          <table:table-cell table:style-name="ce10" office:value-type="float" office:value="6" calcext:value-type="float">
            <text:p>6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float" office:value="6" calcext:value-type="float">
            <text:p>6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6<text:span text:style-name="T2">- Aqua BB</text:span>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6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6" calcext:value-type="float">
            <text:p>6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6" calcext:value-type="float">
            <text:p>6</text:p>
          </table:table-cell>
          <table:table-cell table:style-name="ce58" office:value-type="string" calcext:value-type="string">
            <text:p>J</text:p>
          </table:table-cell>
          <table:table-cell table:style-name="ce30" office:value-type="float" office:value="6" calcext:value-type="float">
            <text:p>6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6" calcext:value-type="float">
            <text:p>6</text:p>
          </table:table-cell>
          <table:table-cell table:style-name="ce53" office:value-type="string" calcext:value-type="string">
            <text:p>M</text:p>
          </table:table-cell>
          <table:table-cell table:style-name="ce30" office:value-type="float" office:value="6" calcext:value-type="float">
            <text:p>6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6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S</text:p>
          </table:table-cell>
          <table:table-cell table:style-name="ce10" office:value-type="float" office:value="7" calcext:value-type="float">
            <text:p>7</text:p>
          </table:table-cell>
          <table:table-cell table:style-name="ce44" office:value-type="string" calcext:value-type="string">
            <text:p>L</text:p>
          </table:table-cell>
          <table:table-cell table:style-name="ce30" office:value-type="float" office:value="7" calcext:value-type="float">
            <text:p>7</text:p>
          </table:table-cell>
          <table:table-cell table:style-name="ce44" office:value-type="string" calcext:value-type="string">
            <text:p>J</text:p>
          </table:table-cell>
          <table:table-cell table:style-name="ce30" office:value-type="float" office:value="7" calcext:value-type="float">
            <text:p>7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7<text:span text:style-name="T2">- 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7" calcext:value-type="float">
            <text:p>7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7<text:span text:style-name="T2">- Aqua BB</text:span></text:p>
          </table:table-cell>
          <table:table-cell table:style-name="ce58" office:value-type="string" calcext:value-type="string">
            <text:p>V</text:p>
          </table:table-cell>
          <table:table-cell table:style-name="ce55" office:value-type="string" calcext:value-type="string">
            <text:p>7<text:span text:style-name="T2">- Vacances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7" calcext:value-type="float">
            <text:p>7</text:p>
          </table:table-cell>
          <table:table-cell table:style-name="ce53" office:value-type="string" calcext:value-type="string">
            <text:p>Me</text:p>
          </table:table-cell>
          <table:table-cell table:style-name="ce55" office:value-type="string" calcext:value-type="string">
            <text:p>7<text:span text:style-name="T2">- Vacances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7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D</text:p>
          </table:table-cell>
          <table:table-cell table:style-name="ce10" office:value-type="float" office:value="8" calcext:value-type="float">
            <text:p>8</text:p>
          </table:table-cell>
          <table:table-cell table:style-name="ce44" office:value-type="string" calcext:value-type="string">
            <text:p>M</text:p>
          </table:table-cell>
          <table:table-cell table:style-name="ce30" office:value-type="float" office:value="8" calcext:value-type="float">
            <text:p>8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8- Aqua BB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float" office:value="8" calcext:value-type="float">
            <text:p>8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8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8- <text:span text:style-name="T2">Aqua BB</text:span></text:p>
          </table:table-cell>
          <table:table-cell table:style-name="ce58" office:value-type="string" calcext:value-type="string">
            <text:p>S</text:p>
          </table:table-cell>
          <table:table-cell table:style-name="ce55" office:value-type="string" calcext:value-type="string">
            <text:p>8<text:span text:style-name="T2">- Vacances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8" calcext:value-type="float">
            <text:p>8</text:p>
          </table:table-cell>
          <table:table-cell table:style-name="ce53" office:value-type="string" calcext:value-type="string">
            <text:p>J</text:p>
          </table:table-cell>
          <table:table-cell table:style-name="ce50" office:value-type="string" calcext:value-type="string">
            <text:p>8- Férié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L</text:p>
          </table:table-cell>
          <table:table-cell table:style-name="ce10" office:value-type="float" office:value="9" calcext:value-type="float">
            <text:p>9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9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9<text:span text:style-name="T2">- Aqua BB</text:span></text:p>
          </table:table-cell>
          <table:table-cell table:style-name="ce44" office:value-type="string" calcext:value-type="string">
            <text:p>L</text:p>
          </table:table-cell>
          <table:table-cell table:style-name="ce30" office:value-type="float" office:value="9" calcext:value-type="float">
            <text:p>9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9" calcext:value-type="float">
            <text:p>9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9" calcext:value-type="float">
            <text:p>9</text:p>
          </table:table-cell>
          <table:table-cell table:style-name="ce58" office:value-type="string" calcext:value-type="string">
            <text:p>D</text:p>
          </table:table-cell>
          <table:table-cell table:style-name="ce30" office:value-type="float" office:value="9" calcext:value-type="float">
            <text:p>9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9<text:span text:style-name="T2">- Aqua BB</text:span></text:p>
          </table:table-cell>
          <table:table-cell table:style-name="ce53" office:value-type="string" calcext:value-type="string">
            <text:p>V</text:p>
          </table:table-cell>
          <table:table-cell table:style-name="ce55" office:value-type="string" calcext:value-type="string">
            <text:p>9<text:span text:style-name="T2">- Vacances</text:span></text:p>
          </table:table-cell>
          <table:table-cell table:style-name="ce46" office:value-type="string" calcext:value-type="string">
            <text:p>L</text:p>
          </table:table-cell>
          <table:table-cell table:style-name="ce50" office:value-type="string" calcext:value-type="string">
            <text:p>9- Férié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M</text:p>
          </table:table-cell>
          <table:table-cell table:style-name="ce10" office:value-type="float" office:value="10" calcext:value-type="float">
            <text:p>10</text:p>
          </table:table-cell>
          <table:table-cell table:style-name="ce44" office:value-type="string" calcext:value-type="string">
            <text:p>J</text:p>
          </table:table-cell>
          <table:table-cell table:style-name="ce30" office:value-type="float" office:value="10" calcext:value-type="float">
            <text:p>10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float" office:value="10" calcext:value-type="float">
            <text:p>10</text:p>
          </table:table-cell>
          <table:table-cell table:style-name="ce44" office:value-type="string" calcext:value-type="string">
            <text:p>M</text:p>
          </table:table-cell>
          <table:table-cell table:style-name="ce30" office:value-type="float" office:value="10" calcext:value-type="float">
            <text:p>10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0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10" calcext:value-type="float">
            <text:p>10</text:p>
          </table:table-cell>
          <table:table-cell table:style-name="ce58" office:value-type="string" calcext:value-type="string">
            <text:p>L</text:p>
          </table:table-cell>
          <table:table-cell table:style-name="ce30" office:value-type="float" office:value="10" calcext:value-type="float">
            <text:p>10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10" calcext:value-type="float">
            <text:p>10</text:p>
          </table:table-cell>
          <table:table-cell table:style-name="ce53" office:value-type="string" calcext:value-type="string">
            <text:p>S</text:p>
          </table:table-cell>
          <table:table-cell table:style-name="ce55" office:value-type="string" calcext:value-type="string">
            <text:p>10<text:span text:style-name="T2">- Vacances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10" calcext:value-type="float">
            <text:p>10</text:p>
          </table:table-cell>
          <table:table-cell/>
          <table:table-cell table:style-name="ce42"/>
          <table:table-cell table:style-name="ce43"/>
        </table:table-row>
        <table:table-row table:style-name="ro3">
          <table:table-cell table:style-name="ce45" office:value-type="string" calcext:value-type="string">
            <text:p>Me</text:p>
          </table:table-cell>
          <table:table-cell table:style-name="ce50" office:value-type="float" office:value="11" calcext:value-type="float">
            <text:p>11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1<text:span text:style-name="T2">- Aqua BB</text:span></text:p>
          </table:table-cell>
          <table:table-cell table:style-name="ce44" office:value-type="string" calcext:value-type="string">
            <text:p>L</text:p>
          </table:table-cell>
          <table:table-cell table:style-name="ce30" office:value-type="string" calcext:value-type="string">
            <text:p>11- Férié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1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1- <text:span text:style-name="T2">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11" calcext:value-type="float">
            <text:p>11</text:p>
          </table:table-cell>
          <table:table-cell table:style-name="ce58" office:value-type="string" calcext:value-type="string">
            <text:p>M</text:p>
          </table:table-cell>
          <table:table-cell table:style-name="ce30" office:value-type="float" office:value="11" calcext:value-type="float">
            <text:p>11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1<text:span text:style-name="T2">- Aqua BB</text:span></text:p>
          </table:table-cell>
          <table:table-cell table:style-name="ce53" office:value-type="string" calcext:value-type="string">
            <text:p>D</text:p>
          </table:table-cell>
          <table:table-cell table:style-name="ce30" office:value-type="float" office:value="11" calcext:value-type="float">
            <text:p>11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1<text:span text:style-name="T2">- Aqua BB</text:span></text:p>
          </table:table-cell>
          <table:table-cell/>
          <table:table-cell table:style-name="ce42"/>
          <table:table-cell table:style-name="ce43"/>
        </table:table-row>
        <table:table-row table:style-name="ro3">
          <table:table-cell table:style-name="ce46" office:value-type="string" calcext:value-type="string">
            <text:p>J</text:p>
          </table:table-cell>
          <table:table-cell table:style-name="ce30" office:value-type="float" office:value="12" calcext:value-type="float">
            <text:p>12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2- Aqua BB</text:p>
          </table:table-cell>
          <table:table-cell table:style-name="ce44" office:value-type="string" calcext:value-type="string">
            <text:p>M</text:p>
          </table:table-cell>
          <table:table-cell table:style-name="ce30" office:value-type="float" office:value="12" calcext:value-type="float">
            <text:p>12</text:p>
          </table:table-cell>
          <table:table-cell table:style-name="ce44" office:value-type="string" calcext:value-type="string">
            <text:p>J</text:p>
          </table:table-cell>
          <table:table-cell table:style-name="ce30" office:value-type="float" office:value="12" calcext:value-type="float">
            <text:p>12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12" calcext:value-type="float">
            <text:p>12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2<text:span text:style-name="T2">- Aqua BB</text:span></text:p>
          </table:table-cell>
          <table:table-cell table:style-name="ce58" office:value-type="string" calcext:value-type="string">
            <text:p>Me</text:p>
          </table:table-cell>
          <table:table-cell table:style-name="ce55" office:value-type="string" calcext:value-type="string">
            <text:p>1<text:span text:style-name="T2">- Vacances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2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12" calcext:value-type="float">
            <text:p>12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style-name="ce45" office:value-type="string" calcext:value-type="string">
            <text:p>V</text:p>
          </table:table-cell>
          <table:table-cell table:style-name="ce50" office:value-type="float" office:value="13" calcext:value-type="float">
            <text:p>13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float" office:value="13" calcext:value-type="float">
            <text:p>13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3- Aqua BB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3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13" calcext:value-type="float">
            <text:p>13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13" calcext:value-type="float">
            <text:p>13</text:p>
          </table:table-cell>
          <table:table-cell table:style-name="ce58" office:value-type="string" calcext:value-type="string">
            <text:p>J</text:p>
          </table:table-cell>
          <table:table-cell table:style-name="ce30" office:value-type="float" office:value="13" calcext:value-type="float">
            <text:p>13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13" calcext:value-type="float">
            <text:p>13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13" calcext:value-type="float">
            <text:p>13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3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5" office:value-type="string" calcext:value-type="string">
            <text:p>S</text:p>
          </table:table-cell>
          <table:table-cell table:style-name="ce50" office:value-type="float" office:value="14" calcext:value-type="float">
            <text:p>14</text:p>
          </table:table-cell>
          <table:table-cell table:style-name="ce44" office:value-type="string" calcext:value-type="string">
            <text:p>L</text:p>
          </table:table-cell>
          <table:table-cell table:style-name="ce30" office:value-type="float" office:value="14" calcext:value-type="float">
            <text:p>14</text:p>
          </table:table-cell>
          <table:table-cell table:style-name="ce44" office:value-type="string" calcext:value-type="string">
            <text:p>J</text:p>
          </table:table-cell>
          <table:table-cell table:style-name="ce30" office:value-type="float" office:value="14" calcext:value-type="float">
            <text:p>14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4<text:span text:style-name="T2">- 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14" calcext:value-type="float">
            <text:p>14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4<text:span text:style-name="T2">- Aqua BB</text:span></text:p>
          </table:table-cell>
          <table:table-cell table:style-name="ce58" office:value-type="string" calcext:value-type="string">
            <text:p>V</text:p>
          </table:table-cell>
          <table:table-cell table:style-name="ce55" office:value-type="string" calcext:value-type="string">
            <text:p>14<text:span text:style-name="T2">- Vacances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14" calcext:value-type="float">
            <text:p>14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4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4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D</text:p>
          </table:table-cell>
          <table:table-cell table:style-name="ce30" office:value-type="float" office:value="15" calcext:value-type="float">
            <text:p>15</text:p>
          </table:table-cell>
          <table:table-cell table:style-name="ce44" office:value-type="string" calcext:value-type="string">
            <text:p>M</text:p>
          </table:table-cell>
          <table:table-cell table:style-name="ce30" office:value-type="float" office:value="15" calcext:value-type="float">
            <text:p>15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5<text:span text:style-name="T2">- Aqua BB</text:span>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float" office:value="15" calcext:value-type="float">
            <text:p>15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5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5- <text:span text:style-name="T2">Aqua BB</text:span></text:p>
          </table:table-cell>
          <table:table-cell table:style-name="ce58" office:value-type="string" calcext:value-type="string">
            <text:p>S</text:p>
          </table:table-cell>
          <table:table-cell table:style-name="ce55" office:value-type="string" calcext:value-type="string">
            <text:p>15<text:span text:style-name="T2">- Vacances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15" calcext:value-type="float">
            <text:p>15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15" calcext:value-type="float">
            <text:p>15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L</text:p>
          </table:table-cell>
          <table:table-cell table:style-name="ce30" office:value-type="float" office:value="16" calcext:value-type="float">
            <text:p>16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6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6<text:span text:style-name="T2">- Aqua BB</text:span></text:p>
          </table:table-cell>
          <table:table-cell table:style-name="ce44" office:value-type="string" calcext:value-type="string">
            <text:p>L</text:p>
          </table:table-cell>
          <table:table-cell table:style-name="ce30" office:value-type="float" office:value="16" calcext:value-type="float">
            <text:p>16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16" calcext:value-type="float">
            <text:p>16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16" calcext:value-type="float">
            <text:p>16</text:p>
          </table:table-cell>
          <table:table-cell table:style-name="ce58" office:value-type="string" calcext:value-type="string">
            <text:p>D</text:p>
          </table:table-cell>
          <table:table-cell table:style-name="ce30" office:value-type="float" office:value="16" calcext:value-type="float">
            <text:p>16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6<text:span text:style-name="T2">- Aqua BB</text:span>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6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M</text:p>
          </table:table-cell>
          <table:table-cell table:style-name="ce30" office:value-type="float" office:value="17" calcext:value-type="float">
            <text:p>17</text:p>
          </table:table-cell>
          <table:table-cell table:style-name="ce44" office:value-type="string" calcext:value-type="string">
            <text:p>J</text:p>
          </table:table-cell>
          <table:table-cell table:style-name="ce30" office:value-type="float" office:value="17" calcext:value-type="float">
            <text:p>17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float" office:value="17" calcext:value-type="float">
            <text:p>17</text:p>
          </table:table-cell>
          <table:table-cell table:style-name="ce44" office:value-type="string" calcext:value-type="string">
            <text:p>M</text:p>
          </table:table-cell>
          <table:table-cell table:style-name="ce30" office:value-type="float" office:value="17" calcext:value-type="float">
            <text:p>17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7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17" calcext:value-type="float">
            <text:p>17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17" calcext:value-type="float">
            <text:p>17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17" calcext:value-type="float">
            <text:p>17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7<text:span text:style-name="T2">- 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8- Rentrée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8<text:span text:style-name="T2">- Aqua BB</text:span></text:p>
          </table:table-cell>
          <table:table-cell table:style-name="ce44" office:value-type="string" calcext:value-type="string">
            <text:p>L</text:p>
          </table:table-cell>
          <table:table-cell table:style-name="ce30" office:value-type="float" office:value="18" calcext:value-type="float">
            <text:p>18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8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8- <text:span text:style-name="T2">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18" calcext:value-type="float">
            <text:p>18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18" calcext:value-type="float">
            <text:p>18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18<text:span text:style-name="T2">- Aqua BB</text:span>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18" calcext:value-type="float">
            <text:p>18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8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J</text:p>
          </table:table-cell>
          <table:table-cell table:style-name="ce30" office:value-type="float" office:value="19" calcext:value-type="float">
            <text:p>19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9- Aqua BB</text:p>
          </table:table-cell>
          <table:table-cell table:style-name="ce44" office:value-type="string" calcext:value-type="string">
            <text:p>M</text:p>
          </table:table-cell>
          <table:table-cell table:style-name="ce30" office:value-type="float" office:value="19" calcext:value-type="float">
            <text:p>19</text:p>
          </table:table-cell>
          <table:table-cell table:style-name="ce44" office:value-type="string" calcext:value-type="string">
            <text:p>J</text:p>
          </table:table-cell>
          <table:table-cell table:style-name="ce30" office:value-type="float" office:value="19" calcext:value-type="float">
            <text:p>19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19" calcext:value-type="float">
            <text:p>19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9<text:span text:style-name="T2">- Aqua BB</text:span>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19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19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19" calcext:value-type="float">
            <text:p>19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0<text:span text:style-name="T2">- Rentrée</text:span></text:p>
          </table:table-cell>
          <table:table-cell table:style-name="ce52" office:value-type="string" calcext:value-type="string">
            <text:p>D</text:p>
          </table:table-cell>
          <table:table-cell table:style-name="ce30" office:value-type="float" office:value="20" calcext:value-type="float">
            <text:p>20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0<text:span text:style-name="T2">- Aqua BB</text:span>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0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20" calcext:value-type="float">
            <text:p>20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20" calcext:value-type="float">
            <text:p>20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20" calcext:value-type="float">
            <text:p>20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20" calcext:value-type="float">
            <text:p>20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20" calcext:value-type="float">
            <text:p>20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0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1<text:span text:style-name="T2">- Rentrée</text:span></text:p>
          </table:table-cell>
          <table:table-cell table:style-name="ce52" office:value-type="string" calcext:value-type="string">
            <text:p>L</text:p>
          </table:table-cell>
          <table:table-cell table:style-name="ce30" office:value-type="float" office:value="21" calcext:value-type="float">
            <text:p>21</text:p>
          </table:table-cell>
          <table:table-cell table:style-name="ce44" office:value-type="string" calcext:value-type="string">
            <text:p>J</text:p>
          </table:table-cell>
          <table:table-cell table:style-name="ce30" office:value-type="float" office:value="21" calcext:value-type="float">
            <text:p>21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1<text:span text:style-name="T2">- 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21" calcext:value-type="float">
            <text:p>21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1<text:span text:style-name="T2">- Aqua BB</text:span>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1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50" office:value-type="string" calcext:value-type="string">
            <text:p>21- Férié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1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1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D</text:p>
          </table:table-cell>
          <table:table-cell table:style-name="ce30" office:value-type="float" office:value="22" calcext:value-type="float">
            <text:p>22</text:p>
          </table:table-cell>
          <table:table-cell table:style-name="ce52" office:value-type="string" calcext:value-type="string">
            <text:p>M</text:p>
          </table:table-cell>
          <table:table-cell table:style-name="ce30" office:value-type="float" office:value="22" calcext:value-type="float">
            <text:p>22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2<text:span text:style-name="T2">- Aqua BB</text:span></text:p>
          </table:table-cell>
          <table:table-cell table:style-name="ce58" office:value-type="string" calcext:value-type="string">
            <text:p>D</text:p>
          </table:table-cell>
          <table:table-cell table:style-name="ce30" office:value-type="float" office:value="22" calcext:value-type="float">
            <text:p>22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2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2- <text:span text:style-name="T2">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2- <text:span text:style-name="T2">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22" calcext:value-type="float">
            <text:p>22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22" calcext:value-type="float">
            <text:p>22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L</text:p>
          </table:table-cell>
          <table:table-cell table:style-name="ce30" office:value-type="float" office:value="23" calcext:value-type="float">
            <text:p>23</text:p>
          </table:table-cell>
          <table:table-cell table:style-name="ce52" office:value-type="string" calcext:value-type="string">
            <text:p>Me</text:p>
          </table:table-cell>
          <table:table-cell table:style-name="ce51" office:value-type="string" calcext:value-type="string">
            <text:p>23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3<text:span text:style-name="T2">- Aqua BB</text:span></text:p>
          </table:table-cell>
          <table:table-cell table:style-name="ce58" office:value-type="string" calcext:value-type="string">
            <text:p>L</text:p>
          </table:table-cell>
          <table:table-cell table:style-name="ce30" office:value-type="float" office:value="23" calcext:value-type="float">
            <text:p>23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23" calcext:value-type="float">
            <text:p>23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23" calcext:value-type="float">
            <text:p>23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23" calcext:value-type="float">
            <text:p>23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3<text:span text:style-name="T2">- Aqua BB</text:span>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3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M</text:p>
          </table:table-cell>
          <table:table-cell table:style-name="ce30" office:value-type="float" office:value="24" calcext:value-type="float">
            <text:p>24</text:p>
          </table:table-cell>
          <table:table-cell table:style-name="ce52" office:value-type="string" calcext:value-type="string">
            <text:p>J</text:p>
          </table:table-cell>
          <table:table-cell table:style-name="ce30" office:value-type="float" office:value="24" calcext:value-type="float">
            <text:p>24</text:p>
          </table:table-cell>
          <table:table-cell table:style-name="ce44" office:value-type="string" calcext:value-type="string">
            <text:p>D</text:p>
          </table:table-cell>
          <table:table-cell table:style-name="ce30" office:value-type="float" office:value="24" calcext:value-type="float">
            <text:p>24</text:p>
          </table:table-cell>
          <table:table-cell table:style-name="ce58" office:value-type="string" calcext:value-type="string">
            <text:p>M</text:p>
          </table:table-cell>
          <table:table-cell table:style-name="ce30" office:value-type="float" office:value="24" calcext:value-type="float">
            <text:p>24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4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24" calcext:value-type="float">
            <text:p>24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24" calcext:value-type="float">
            <text:p>24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24" calcext:value-type="float">
            <text:p>24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4<text:span text:style-name="T2">- 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5<text:span text:style-name="T2">- Aqua BB</text:span></text:p>
          </table:table-cell>
          <table:table-cell table:style-name="ce52" office:value-type="string" calcext:value-type="string">
            <text:p>V</text:p>
          </table:table-cell>
          <table:table-cell table:style-name="ce51" office:value-type="string" calcext:value-type="string">
            <text:p>25<text:span text:style-name="T2">- Aqua BB</text:span></text:p>
          </table:table-cell>
          <table:table-cell table:style-name="ce44" office:value-type="string" calcext:value-type="string">
            <text:p>L</text:p>
          </table:table-cell>
          <table:table-cell table:style-name="ce30" office:value-type="float" office:value="25" calcext:value-type="float">
            <text:p>25</text:p>
          </table:table-cell>
          <table:table-cell table:style-name="ce58" office:value-type="string" calcext:value-type="string">
            <text:p>Me</text:p>
          </table:table-cell>
          <table:table-cell table:style-name="ce55" office:value-type="string" calcext:value-type="string">
            <text:p>25<text:span text:style-name="T2">- Vacances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5- <text:span text:style-name="T2">Aqua BB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25" calcext:value-type="float">
            <text:p>25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25" calcext:value-type="float">
            <text:p>25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5<text:span text:style-name="T2">- Aqua BB</text:span>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25" calcext:value-type="float">
            <text:p>25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5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J</text:p>
          </table:table-cell>
          <table:table-cell table:style-name="ce30" office:value-type="float" office:value="26" calcext:value-type="float">
            <text:p>26</text:p>
          </table:table-cell>
          <table:table-cell table:style-name="ce52" office:value-type="string" calcext:value-type="string">
            <text:p>S</text:p>
          </table:table-cell>
          <table:table-cell table:style-name="ce51" office:value-type="string" calcext:value-type="string">
            <text:p>26<text:span text:style-name="T2">- Aqua BB</text:span></text:p>
          </table:table-cell>
          <table:table-cell table:style-name="ce44" office:value-type="string" calcext:value-type="string">
            <text:p>M</text:p>
          </table:table-cell>
          <table:table-cell table:style-name="ce30" office:value-type="float" office:value="26" calcext:value-type="float">
            <text:p>26</text:p>
          </table:table-cell>
          <table:table-cell table:style-name="ce58" office:value-type="string" calcext:value-type="string">
            <text:p>J</text:p>
          </table:table-cell>
          <table:table-cell table:style-name="ce30" office:value-type="float" office:value="26" calcext:value-type="float">
            <text:p>26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26" calcext:value-type="float">
            <text:p>26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6<text:span text:style-name="T2">- Aqua BB</text:span>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6<text:span text:style-name="T2">- Aqua BB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6<text:span text:style-name="T2">- Aqua BB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26" calcext:value-type="float">
            <text:p>26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7<text:span text:style-name="T2">- Aqua BB</text:span></text:p>
          </table:table-cell>
          <table:table-cell table:style-name="ce52" office:value-type="string" calcext:value-type="string">
            <text:p>D</text:p>
          </table:table-cell>
          <table:table-cell table:style-name="ce30" office:value-type="float" office:value="2" calcext:value-type="float">
            <text:p>2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7<text:span text:style-name="T2">- Aqua BB</text:span></text:p>
          </table:table-cell>
          <table:table-cell table:style-name="ce58" office:value-type="string" calcext:value-type="string">
            <text:p>V</text:p>
          </table:table-cell>
          <table:table-cell table:style-name="ce55" office:value-type="string" calcext:value-type="string">
            <text:p>27<text:span text:style-name="T2">- Vacances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27" calcext:value-type="float">
            <text:p>27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27" calcext:value-type="float">
            <text:p>27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27" calcext:value-type="float">
            <text:p>27</text:p>
          </table:table-cell>
          <table:table-cell table:style-name="ce53" office:value-type="string" calcext:value-type="string">
            <text:p>D</text:p>
          </table:table-cell>
          <table:table-cell table:style-name="ce30" office:value-type="float" office:value="27" calcext:value-type="float">
            <text:p>27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27" calcext:value-type="float">
            <text:p>27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7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8<text:span text:style-name="T2">- Aqua BB</text:span></text:p>
          </table:table-cell>
          <table:table-cell table:style-name="ce52" office:value-type="string" calcext:value-type="string">
            <text:p>L</text:p>
          </table:table-cell>
          <table:table-cell table:style-name="ce30" office:value-type="float" office:value="28" calcext:value-type="float">
            <text:p>28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28" calcext:value-type="float">
            <text:p>28</text:p>
          </table:table-cell>
          <table:table-cell table:style-name="ce58" office:value-type="string" calcext:value-type="string">
            <text:p>S</text:p>
          </table:table-cell>
          <table:table-cell table:style-name="ce55" office:value-type="string" calcext:value-type="string">
            <text:p>28<text:span text:style-name="T2">- Vacances</text:span></text:p>
          </table:table-cell>
          <table:table-cell table:style-name="ce46" office:value-type="string" calcext:value-type="string">
            <text:p>M</text:p>
          </table:table-cell>
          <table:table-cell table:style-name="ce30" office:value-type="float" office:value="28" calcext:value-type="float">
            <text:p>28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8<text:span text:style-name="T2">- Aqua BB</text:span>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8<text:span text:style-name="T2">- Aqua BB</text:span></text:p>
          </table:table-cell>
          <table:table-cell table:style-name="ce53" office:value-type="string" calcext:value-type="string">
            <text:p>L</text:p>
          </table:table-cell>
          <table:table-cell table:style-name="ce30" office:value-type="float" office:value="28" calcext:value-type="float">
            <text:p>28</text:p>
          </table:table-cell>
          <table:table-cell table:style-name="ce65" office:value-type="string" calcext:value-type="string">
            <text:p>Me</text:p>
          </table:table-cell>
          <table:table-cell table:style-name="ce67" office:value-type="string" calcext:value-type="string">
            <text:p>28<text:span text:style-name="T2">- Fermé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8<text:span text:style-name="T2">- Aqua BB</text:span>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D</text:p>
          </table:table-cell>
          <table:table-cell table:style-name="ce30" office:value-type="float" office:value="29" calcext:value-type="float">
            <text:p>29</text:p>
          </table:table-cell>
          <table:table-cell table:style-name="ce53" office:value-type="string" calcext:value-type="string">
            <text:p>M</text:p>
          </table:table-cell>
          <table:table-cell table:style-name="ce30" office:value-type="float" office:value="29" calcext:value-type="float">
            <text:p>29</text:p>
          </table:table-cell>
          <table:table-cell table:style-name="ce47" office:value-type="string" calcext:value-type="string">
            <text:p>V</text:p>
          </table:table-cell>
          <table:table-cell table:style-name="ce51" office:value-type="string" calcext:value-type="string">
            <text:p>29<text:span text:style-name="T2">- Aqua BB</text:span></text:p>
          </table:table-cell>
          <table:table-cell table:style-name="ce58" office:value-type="string" calcext:value-type="string">
            <text:p>D</text:p>
          </table:table-cell>
          <table:table-cell table:style-name="ce30" office:value-type="float" office:value="29" calcext:value-type="float">
            <text:p>29</text:p>
          </table:table-cell>
          <table:table-cell table:style-name="ce47" office:value-type="string" calcext:value-type="string">
            <text:p>Me</text:p>
          </table:table-cell>
          <table:table-cell table:style-name="ce51" office:value-type="string" calcext:value-type="string">
            <text:p>29<text:span text:style-name="T2">- Aqua BB</text:span></text:p>
          </table:table-cell>
          <table:table-cell table:style-name="ce46"/>
          <table:table-cell table:style-name="ce64"/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29- <text:span text:style-name="T2">Aqua BB</text:span></text:p>
          </table:table-cell>
          <table:table-cell table:style-name="ce53" office:value-type="string" calcext:value-type="string">
            <text:p>M</text:p>
          </table:table-cell>
          <table:table-cell table:style-name="ce30" office:value-type="float" office:value="29" calcext:value-type="float">
            <text:p>29</text:p>
          </table:table-cell>
          <table:table-cell table:style-name="ce46" office:value-type="string" calcext:value-type="string">
            <text:p>J</text:p>
          </table:table-cell>
          <table:table-cell table:style-name="ce50" office:value-type="string" calcext:value-type="string">
            <text:p>29- Férié</text:p>
          </table:table-cell>
          <table:table-cell table:style-name="ce46" office:value-type="string" calcext:value-type="string">
            <text:p>D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3"/>
        </table:table-row>
        <table:table-row table:style-name="ro3">
          <table:table-cell table:style-name="ce44" office:value-type="string" calcext:value-type="string">
            <text:p>L</text:p>
          </table:table-cell>
          <table:table-cell table:style-name="ce10" office:value-type="float" office:value="30" calcext:value-type="float">
            <text:p>30</text:p>
          </table:table-cell>
          <table:table-cell table:style-name="ce53" office:value-type="string" calcext:value-type="string">
            <text:p>Me</text:p>
          </table:table-cell>
          <table:table-cell table:style-name="ce55" office:value-type="string" calcext:value-type="string">
            <text:p>30<text:span text:style-name="T2">- Vacances</text:span></text:p>
          </table:table-cell>
          <table:table-cell table:style-name="ce47" office:value-type="string" calcext:value-type="string">
            <text:p>S</text:p>
          </table:table-cell>
          <table:table-cell table:style-name="ce51" office:value-type="string" calcext:value-type="string">
            <text:p>30<text:span text:style-name="T2">- Aqua BB</text:span></text:p>
          </table:table-cell>
          <table:table-cell table:style-name="ce58" office:value-type="string" calcext:value-type="string">
            <text:p>L</text:p>
          </table:table-cell>
          <table:table-cell table:style-name="ce30" office:value-type="float" office:value="30" calcext:value-type="float">
            <text:p>30</text:p>
          </table:table-cell>
          <table:table-cell table:style-name="ce46" office:value-type="string" calcext:value-type="string">
            <text:p>J</text:p>
          </table:table-cell>
          <table:table-cell table:style-name="ce30" office:value-type="float" office:value="30" calcext:value-type="float">
            <text:p>30</text:p>
          </table:table-cell>
          <table:table-cell table:style-name="ce46"/>
          <table:table-cell table:style-name="ce64"/>
          <table:table-cell table:style-name="ce46" office:value-type="string" calcext:value-type="string">
            <text:p>D</text:p>
          </table:table-cell>
          <table:table-cell table:style-name="ce30" office:value-type="float" office:value="30" calcext:value-type="float">
            <text:p>30</text:p>
          </table:table-cell>
          <table:table-cell table:style-name="ce53" office:value-type="string" calcext:value-type="string">
            <text:p>Me</text:p>
          </table:table-cell>
          <table:table-cell table:style-name="ce55" office:value-type="string" calcext:value-type="string">
            <text:p>30<text:span text:style-name="T2">- Vacances</text:span></text:p>
          </table:table-cell>
          <table:table-cell table:style-name="ce65" office:value-type="string" calcext:value-type="string">
            <text:p>V</text:p>
          </table:table-cell>
          <table:table-cell table:style-name="ce67" office:value-type="string" calcext:value-type="string">
            <text:p>30<text:span text:style-name="T1">- Fermé</text:span></text:p>
          </table:table-cell>
          <table:table-cell table:style-name="ce46" office:value-type="string" calcext:value-type="string">
            <text:p>L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style-name="ce48"/>
          <table:table-cell table:style-name="ce12"/>
          <table:table-cell table:style-name="ce54" office:value-type="string" calcext:value-type="string">
            <text:p>J</text:p>
          </table:table-cell>
          <table:table-cell table:style-name="ce56" office:value-type="float" office:value="31" calcext:value-type="float">
            <text:p>31</text:p>
          </table:table-cell>
          <table:table-cell table:style-name="ce48"/>
          <table:table-cell table:style-name="ce57"/>
          <table:table-cell table:style-name="ce59" office:value-type="string" calcext:value-type="string">
            <text:p>M</text:p>
          </table:table-cell>
          <table:table-cell table:style-name="ce56" office:value-type="float" office:value="31" calcext:value-type="float">
            <text:p>31</text:p>
          </table:table-cell>
          <table:table-cell table:style-name="ce61" office:value-type="string" calcext:value-type="string">
            <text:p>V</text:p>
          </table:table-cell>
          <table:table-cell table:style-name="ce62" office:value-type="string" calcext:value-type="string">
            <text:p>31<text:span text:style-name="T1">- Aqua BB</text:span></text:p>
          </table:table-cell>
          <table:table-cell table:style-name="ce63"/>
          <table:table-cell table:style-name="ce57"/>
          <table:table-cell table:style-name="ce63" office:value-type="string" calcext:value-type="string">
            <text:p>L</text:p>
          </table:table-cell>
          <table:table-cell table:style-name="ce56" office:value-type="float" office:value="31" calcext:value-type="float">
            <text:p>31</text:p>
          </table:table-cell>
          <table:table-cell table:style-name="ce54"/>
          <table:table-cell table:style-name="ce57"/>
          <table:table-cell table:style-name="ce66" office:value-type="string" calcext:value-type="string">
            <text:p>S</text:p>
          </table:table-cell>
          <table:table-cell table:style-name="ce68" office:value-type="string" calcext:value-type="string">
            <text:p>31<text:span text:style-name="T1">- Fermé</text:span></text:p>
          </table:table-cell>
          <table:table-cell table:style-name="ce63"/>
          <table:table-cell table:style-name="ce57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13"/>
          <table:table-cell table:style-name="ce21"/>
          <table:table-cell table:number-columns-repeated="12"/>
        </table:table-row>
        <table:table-row table:style-name="ro3">
          <table:table-cell table:style-name="ce7" office:value-type="string" calcext:value-type="string">
            <text:p>Légende : </text:p>
          </table:table-cell>
          <table:table-cell table:style-name="ce14"/>
          <table:table-cell table:style-name="ce20"/>
          <table:table-cell table:style-name="ce25" office:value-type="string" calcext:value-type="string">
            <text:p>Séance</text:p>
          </table:table-cell>
          <table:table-cell table:style-name="ce27"/>
          <table:table-cell table:style-name="ce25" office:value-type="string" calcext:value-type="string">
            <text:p>Pas de séance</text:p>
          </table:table-cell>
          <table:table-cell table:style-name="ce32"/>
          <table:table-cell table:number-columns-repeated="16"/>
        </table:table-row>
        <table:table-row table:style-name="ro1">
          <table:table-cell table:number-columns-repeated="2"/>
          <table:table-cell table:style-name="ce6"/>
          <table:table-cell table:number-columns-repeated="20"/>
        </table:table-row>
        <table:table-row table:style-name="ro3">
          <table:table-cell table:style-name="ce49" office:value-type="string" calcext:value-type="string" table:number-columns-spanned="17" table:number-rows-spanned="1">
            <text:p>EN CAS D'ABSENCE A UNE SEANCE VEUILLEZ PREVENIR ALEXIS (MAITRE NAGEUR) A L'ADRESSE SUIVANTE :</text:p>
          </table:table-cell>
          <table:covered-table-cell table:style-name="ce49"/>
          <table:covered-table-cell table:style-name="ce6"/>
          <table:covered-table-cell table:number-columns-repeated="14"/>
          <table:table-cell table:style-name="ce69" office:value-type="string" calcext:value-type="string" table:number-columns-spanned="4" table:number-rows-spanned="1">
            <text:p><text:a xlink:href="mailto:absence.mns@aquabebe.fr" xlink:type="simple">absence.mns@aquabebe.fr</text:a> </text:p>
          </table:table-cell>
          <table:covered-table-cell table:number-columns-repeated="2"/>
          <table:covered-table-cell table:style-name="ce6"/>
          <table:table-cell table:number-columns-repeated="2"/>
        </table:table-row>
        <table:table-row table:style-name="ro3">
          <table:table-cell table:number-columns-repeated="7"/>
          <table:table-cell table:style-name="ce60"/>
          <table:table-cell table:number-columns-repeated="15"/>
        </table:table-row>
        <table:table-row table:style-name="ro1" table:number-rows-repeated="104853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2014-2015" table:style-name="ta1">
        <table:table-column table:style-name="co14" table:default-cell-style-name="ce74"/>
        <table:table-column table:style-name="co15" table:default-cell-style-name="ce79"/>
        <table:table-column table:style-name="co14" table:default-cell-style-name="ce84"/>
        <table:table-column table:style-name="co16" table:default-cell-style-name="ce87"/>
        <table:table-column table:style-name="co14" table:default-cell-style-name="ce74"/>
        <table:table-column table:style-name="co17" table:default-cell-style-name="ce87"/>
        <table:table-column table:style-name="co14" table:default-cell-style-name="ce74"/>
        <table:table-column table:style-name="co17" table:default-cell-style-name="ce87"/>
        <table:table-column table:style-name="co14" table:default-cell-style-name="ce74"/>
        <table:table-column table:style-name="co15" table:default-cell-style-name="ce87"/>
        <table:table-column table:style-name="co14" table:default-cell-style-name="ce74"/>
        <table:table-column table:style-name="co13" table:default-cell-style-name="ce87"/>
        <table:table-column table:style-name="co18" table:default-cell-style-name="ce74"/>
        <table:table-column table:style-name="co15" table:default-cell-style-name="ce87"/>
        <table:table-column table:style-name="co14" table:default-cell-style-name="ce74"/>
        <table:table-column table:style-name="co17" table:default-cell-style-name="ce87"/>
        <table:table-column table:style-name="co14" table:default-cell-style-name="ce74"/>
        <table:table-column table:style-name="co15" table:default-cell-style-name="ce87"/>
        <table:table-column table:style-name="co14" table:default-cell-style-name="ce74"/>
        <table:table-column table:style-name="co15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number-columns-repeated="1001" table:default-cell-style-name="Default"/>
        <table:table-row table:style-name="ro4">
          <table:table-cell table:style-name="ce70"/>
          <table:table-cell table:style-name="ce76"/>
          <table:table-cell table:style-name="ce70"/>
          <table:table-cell table:style-name="ce85"/>
          <table:table-cell table:style-name="ce70"/>
          <table:table-cell table:style-name="ce91" office:value-type="string" calcext:value-type="string">
            <text:p>PLANNING DES SEANCES BEBES NAGEURS POUR LA SAISON 2014 2015</text:p>
          </table:table-cell>
          <table:table-cell table:style-name="ce70"/>
          <table:table-cell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number-columns-repeated="1004"/>
        </table:table-row>
        <table:table-row table:style-name="ro5">
          <table:table-cell table:style-name="ce70"/>
          <table:table-cell table:style-name="ce76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style-name="ce70"/>
          <table:table-cell table:style-name="ce85"/>
          <table:table-cell table:number-columns-repeated="1004"/>
        </table:table-row>
        <table:table-row table:style-name="ro6">
          <table:table-cell table:style-name="ce71" office:value-type="string" calcext:value-type="string" table:number-columns-spanned="2" table:number-rows-spanned="1">
            <text:p>Septembre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Octobre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Novembre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Décembre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Janvier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Février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Mars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Avril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Mai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Juin</text:p>
          </table:table-cell>
          <table:covered-table-cell table:style-name="ce71"/>
          <table:table-cell/>
          <table:table-cell table:style-name="ce100" office:value-type="string" calcext:value-type="string" table:number-columns-spanned="2" table:number-rows-spanned="1">
            <text:p>Nombre de séances</text:p>
          </table:table-cell>
          <table:covered-table-cell table:style-name="ce100"/>
          <table:table-cell table:number-columns-repeated="1001"/>
        </table:table-row>
        <table:table-row table:style-name="ro6">
          <table:table-cell table:style-name="ce72" office:value-type="string" calcext:value-type="string">
            <text:p>L</text:p>
          </table:table-cell>
          <table:table-cell table:style-name="ce77" office:value-type="float" office:value="1" calcext:value-type="float">
            <text:p>1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-Rentrée</text:p>
          </table:table-cell>
          <table:table-cell table:style-name="ce89" office:value-type="string" calcext:value-type="string">
            <text:p>S</text:p>
          </table:table-cell>
          <table:table-cell table:style-name="ce86" office:value-type="string" calcext:value-type="string">
            <text:p>1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" calcext:value-type="float">
            <text:p>1</text:p>
          </table:table-cell>
          <table:table-cell table:style-name="ce92" office:value-type="string" calcext:value-type="string">
            <text:p>J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D</text:p>
          </table:table-cell>
          <table:table-cell table:style-name="ce77" office:value-type="float" office:value="1" calcext:value-type="float">
            <text:p>1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float" office:value="1" calcext:value-type="float">
            <text:p>1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1- Fermé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101" office:value-type="string" calcext:value-type="string" table:number-columns-spanned="2" table:number-rows-spanned="1">
            <text:p>2014-2015</text:p>
          </table:table-cell>
          <table:covered-table-cell table:style-name="ce101"/>
          <table:table-cell table:number-columns-repeated="1001"/>
        </table:table-row>
        <table:table-row table:style-name="ro6">
          <table:table-cell table:style-name="ce72" office:value-type="string" calcext:value-type="string">
            <text:p>M</text:p>
          </table:table-cell>
          <table:table-cell table:style-name="ce77" office:value-type="float" office:value="2" calcext:value-type="float">
            <text:p>2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" calcext:value-type="float">
            <text:p>2</text:p>
          </table:table-cell>
          <table:table-cell table:style-name="ce89" office:value-type="string" calcext:value-type="string">
            <text:p>D</text:p>
          </table:table-cell>
          <table:table-cell table:style-name="ce77" office:value-type="float" office:value="2" calcext:value-type="float">
            <text:p>2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" calcext:value-type="float">
            <text:p>2</text:p>
          </table:table-cell>
          <table:table-cell table:style-name="ce92" office:value-type="string" calcext:value-type="string">
            <text:p>V</text:p>
          </table:table-cell>
          <table:table-cell table:style-name="ce86" office:value-type="string" calcext:value-type="string">
            <text:p>2- 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" calcext:value-type="float">
            <text:p>2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" calcext:value-type="float">
            <text:p>2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" calcext:value-type="float">
            <text:p>2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2- Fermé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102" office:value-type="string" calcext:value-type="string">
            <text:p>Mercredi :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Me</text:p>
          </table:table-cell>
          <table:table-cell table:style-name="ce77" office:value-type="float" office:value="3" calcext:value-type="float">
            <text:p>3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3-Rentrée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3" calcext:value-type="float">
            <text:p>3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3- Aqua BB</text:p>
          </table:table-cell>
          <table:table-cell table:style-name="ce92" office:value-type="string" calcext:value-type="string">
            <text:p>S</text:p>
          </table:table-cell>
          <table:table-cell table:style-name="ce86" office:value-type="string" calcext:value-type="string">
            <text:p>3-Vacances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3" calcext:value-type="float">
            <text:p>3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3" calcext:value-type="float">
            <text:p>3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3- 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3" calcext:value-type="float">
            <text:p>3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3- Aqua BB</text:p>
          </table:table-cell>
          <table:table-cell/>
          <table:table-cell table:style-name="ce102" office:value-type="string" calcext:value-type="string">
            <text:p>Vendredi :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J</text:p>
          </table:table-cell>
          <table:table-cell table:style-name="ce77" office:value-type="float" office:value="4" calcext:value-type="float">
            <text:p>4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4-Rentrée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4" calcext:value-type="float">
            <text:p>4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4" calcext:value-type="float">
            <text:p>4</text:p>
          </table:table-cell>
          <table:table-cell table:style-name="ce92" office:value-type="string" calcext:value-type="string">
            <text:p>D</text:p>
          </table:table-cell>
          <table:table-cell table:style-name="ce77" office:value-type="float" office:value="4" calcext:value-type="float">
            <text:p>4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4- Aqua BB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4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4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4" calcext:value-type="float">
            <text:p>4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102" office:value-type="string" calcext:value-type="string">
            <text:p>Samedi :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V</text:p>
          </table:table-cell>
          <table:table-cell table:style-name="ce77" office:value-type="float" office:value="5" calcext:value-type="float">
            <text:p>5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5" calcext:value-type="float">
            <text:p>5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5- Aqua BB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5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5" calcext:value-type="float">
            <text:p>5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5" calcext:value-type="float">
            <text:p>5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5" calcext:value-type="float">
            <text:p>5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5" calcext:value-type="float">
            <text:p>5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5" calcext:value-type="float">
            <text:p>5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5- Aqua BB</text:p>
          </table:table-cell>
          <table:table-cell table:number-columns-repeated="1004"/>
        </table:table-row>
        <table:table-row table:style-name="ro7">
          <table:table-cell table:style-name="ce72" office:value-type="string" calcext:value-type="string">
            <text:p>S</text:p>
          </table:table-cell>
          <table:table-cell table:style-name="ce77" office:value-type="float" office:value="6" calcext:value-type="float">
            <text:p>6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6" calcext:value-type="float">
            <text:p>6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6" calcext:value-type="float">
            <text:p>6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6- 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6" calcext:value-type="float">
            <text:p>6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6- Aqua BB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6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string" calcext:value-type="string">
            <text:p>6- Ferié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6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6- Aqua BB</text:p>
          </table:table-cell>
          <table:table-cell/>
          <table:table-cell table:style-name="ce103" office:value-type="string" calcext:value-type="string" table:number-columns-spanned="2" table:number-rows-spanned="7">
            <text:p>~<text:span text:style-name="T4">Créneaux du mercredi et samedi : 2 séances pendant les vacances pour rattraper les ponts du 1ier et 8 mai</text:span></text:p>
          </table:table-cell>
          <table:covered-table-cell table:style-name="ce103"/>
          <table:table-cell table:number-columns-repeated="1001"/>
        </table:table-row>
        <table:table-row table:style-name="ro6">
          <table:table-cell table:style-name="ce72" office:value-type="string" calcext:value-type="string">
            <text:p>D</text:p>
          </table:table-cell>
          <table:table-cell table:style-name="ce77" office:value-type="float" office:value="7" calcext:value-type="float">
            <text:p>7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7" calcext:value-type="float">
            <text:p>7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7- 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7" calcext:value-type="float">
            <text:p>7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7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7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7- 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7" calcext:value-type="float">
            <text:p>7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7" calcext:value-type="float">
            <text:p>7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7" calcext:value-type="float">
            <text:p>7</text:p>
          </table:table-cell>
          <table:table-cell/>
          <table:covered-table-cell table:number-columns-repeated="2" table:style-name="ce103"/>
          <table:table-cell table:number-columns-repeated="1001"/>
        </table:table-row>
        <table:table-row table:style-name="ro6">
          <table:table-cell table:style-name="ce72" office:value-type="string" calcext:value-type="string">
            <text:p>L</text:p>
          </table:table-cell>
          <table:table-cell table:style-name="ce77" office:value-type="float" office:value="8" calcext:value-type="float">
            <text:p>8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8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8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8" calcext:value-type="float">
            <text:p>8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8" calcext:value-type="float">
            <text:p>8</text:p>
          </table:table-cell>
          <table:table-cell table:style-name="ce92" office:value-type="string" calcext:value-type="string">
            <text:p>D</text:p>
          </table:table-cell>
          <table:table-cell table:style-name="ce77" office:value-type="float" office:value="8" calcext:value-type="float">
            <text:p>8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8" calcext:value-type="float">
            <text:p>8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8- Aqua BB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8-Fermé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8" calcext:value-type="float">
            <text:p>8</text:p>
          </table:table-cell>
          <table:table-cell/>
          <table:covered-table-cell table:number-columns-repeated="2" table:style-name="ce103"/>
          <table:table-cell table:number-columns-repeated="1001"/>
        </table:table-row>
        <table:table-row table:style-name="ro6">
          <table:table-cell table:style-name="ce72" office:value-type="string" calcext:value-type="string">
            <text:p>M</text:p>
          </table:table-cell>
          <table:table-cell table:style-name="ce77" office:value-type="float" office:value="9" calcext:value-type="float">
            <text:p>9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9" calcext:value-type="float">
            <text:p>9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9" calcext:value-type="float">
            <text:p>9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9" calcext:value-type="float">
            <text:p>9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9- Aqua BB</text:p>
          </table:table-cell>
          <table:table-cell table:style-name="ce92" office:value-type="string" calcext:value-type="string">
            <text:p>L</text:p>
          </table:table-cell>
          <table:table-cell table:style-name="ce77" office:value-type="float" office:value="9" calcext:value-type="float">
            <text:p>9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9" calcext:value-type="float">
            <text:p>9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9" calcext:value-type="float">
            <text:p>9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9- Fermé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9" calcext:value-type="float">
            <text:p>9</text:p>
          </table:table-cell>
          <table:table-cell/>
          <table:covered-table-cell table:number-columns-repeated="2" table:style-name="ce103"/>
          <table:table-cell table:number-columns-repeated="1001"/>
        </table:table-row>
        <table:table-row table:style-name="ro6">
          <table:table-cell table:style-name="ce72" office:value-type="string" calcext:value-type="string">
            <text:p>Me</text:p>
          </table:table-cell>
          <table:table-cell table:style-name="ce77" office:value-type="float" office:value="10" calcext:value-type="float">
            <text:p>10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0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0" calcext:value-type="float">
            <text:p>10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0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10- Aqua BB</text:p>
          </table:table-cell>
          <table:table-cell table:style-name="ce92" office:value-type="string" calcext:value-type="string">
            <text:p>M</text:p>
          </table:table-cell>
          <table:table-cell table:style-name="ce77" office:value-type="float" office:value="10" calcext:value-type="float">
            <text:p>10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0" calcext:value-type="float">
            <text:p>10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0- 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0" calcext:value-type="float">
            <text:p>10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0- Aqua BB</text:p>
          </table:table-cell>
          <table:table-cell/>
          <table:covered-table-cell table:number-columns-repeated="2" table:style-name="ce103"/>
          <table:table-cell table:number-columns-repeated="1001"/>
        </table:table-row>
        <table:table-row table:style-name="ro6">
          <table:table-cell table:style-name="ce72" office:value-type="string" calcext:value-type="string">
            <text:p>J</text:p>
          </table:table-cell>
          <table:table-cell table:style-name="ce77" office:value-type="float" office:value="11" calcext:value-type="float">
            <text:p>11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11- 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string" calcext:value-type="string">
            <text:p>11- Férié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1" calcext:value-type="float">
            <text:p>11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1" calcext:value-type="float">
            <text:p>11</text:p>
          </table:table-cell>
          <table:table-cell table:style-name="ce92" office:value-type="string" calcext:value-type="string">
            <text:p>Me</text:p>
          </table:table-cell>
          <table:table-cell table:style-name="ce86" office:value-type="string" calcext:value-type="string">
            <text:p>11-Vacances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1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11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1" calcext:value-type="float">
            <text:p>11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1" calcext:value-type="float">
            <text:p>11</text:p>
          </table:table-cell>
          <table:table-cell/>
          <table:covered-table-cell table:number-columns-repeated="2" table:style-name="ce103"/>
          <table:table-cell table:number-columns-repeated="1001"/>
        </table:table-row>
        <table:table-row table:style-name="ro6">
          <table:table-cell table:style-name="ce72" office:value-type="string" calcext:value-type="string">
            <text:p>V</text:p>
          </table:table-cell>
          <table:table-cell table:style-name="ce77" office:value-type="float" office:value="12" calcext:value-type="float">
            <text:p>12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2" calcext:value-type="float">
            <text:p>12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2- Aqua BB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2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2" calcext:value-type="float">
            <text:p>12</text:p>
          </table:table-cell>
          <table:table-cell table:style-name="ce92" office:value-type="string" calcext:value-type="string">
            <text:p>J</text:p>
          </table:table-cell>
          <table:table-cell table:style-name="ce77" office:value-type="float" office:value="12" calcext:value-type="float">
            <text:p>12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2" calcext:value-type="float">
            <text:p>12</text:p>
          </table:table-cell>
          <table:table-cell table:style-name="ce92" office:value-type="string" calcext:value-type="string">
            <text:p>D</text:p>
          </table:table-cell>
          <table:table-cell table:style-name="ce77" office:value-type="float" office:value="12" calcext:value-type="float">
            <text:p>12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2" calcext:value-type="float">
            <text:p>12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2- Aqua BB</text:p>
          </table:table-cell>
          <table:table-cell/>
          <table:covered-table-cell table:number-columns-repeated="2" table:style-name="ce103"/>
          <table:table-cell table:number-columns-repeated="1001"/>
        </table:table-row>
        <table:table-row table:style-name="ro6">
          <table:table-cell table:style-name="ce72" office:value-type="string" calcext:value-type="string">
            <text:p>S</text:p>
          </table:table-cell>
          <table:table-cell table:style-name="ce77" office:value-type="float" office:value="13" calcext:value-type="float">
            <text:p>13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3" calcext:value-type="float">
            <text:p>13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3" calcext:value-type="float">
            <text:p>13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13- 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3" calcext:value-type="float">
            <text:p>13</text:p>
          </table:table-cell>
          <table:table-cell table:style-name="ce92" office:value-type="string" calcext:value-type="string">
            <text:p>V</text:p>
          </table:table-cell>
          <table:table-cell table:style-name="ce78" office:value-type="string" calcext:value-type="string">
            <text:p>13-Aqua BB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3- Aqua BB</text:p>
          </table:table-cell>
          <table:table-cell table:style-name="ce92" office:value-type="string" calcext:value-type="string">
            <text:p>L</text:p>
          </table:table-cell>
          <table:table-cell table:style-name="ce77" office:value-type="float" office:value="13" calcext:value-type="float">
            <text:p>13</text:p>
          </table:table-cell>
          <table:table-cell table:style-name="ce99" office:value-type="string" calcext:value-type="string">
            <text:p>Me</text:p>
          </table:table-cell>
          <table:table-cell table:style-name="ce86" office:value-type="string" calcext:value-type="string">
            <text:p>13- Fermé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13- Aqua BB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D</text:p>
          </table:table-cell>
          <table:table-cell table:style-name="ce77" office:value-type="float" office:value="14" calcext:value-type="float">
            <text:p>14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4" calcext:value-type="float">
            <text:p>14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4- 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4" calcext:value-type="float">
            <text:p>14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4- Aqua BB</text:p>
          </table:table-cell>
          <table:table-cell table:style-name="ce92" office:value-type="string" calcext:value-type="string">
            <text:p>S</text:p>
          </table:table-cell>
          <table:table-cell table:style-name="ce78" office:value-type="string" calcext:value-type="string">
            <text:p>14-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14- Aqua BB</text:p>
          </table:table-cell>
          <table:table-cell table:style-name="ce92" office:value-type="string" calcext:value-type="string">
            <text:p>M</text:p>
          </table:table-cell>
          <table:table-cell table:style-name="ce77" office:value-type="float" office:value="14" calcext:value-type="float">
            <text:p>14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string" calcext:value-type="string">
            <text:p>14- Ferié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4" calcext:value-type="float">
            <text:p>14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L</text:p>
          </table:table-cell>
          <table:table-cell table:style-name="ce77" office:value-type="float" office:value="15" calcext:value-type="float">
            <text:p>15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5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15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5" calcext:value-type="float">
            <text:p>15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5" calcext:value-type="float">
            <text:p>15</text:p>
          </table:table-cell>
          <table:table-cell table:style-name="ce92" office:value-type="string" calcext:value-type="string">
            <text:p>D</text:p>
          </table:table-cell>
          <table:table-cell table:style-name="ce77" office:value-type="float" office:value="15" calcext:value-type="float">
            <text:p>15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5" calcext:value-type="float">
            <text:p>15</text:p>
          </table:table-cell>
          <table:table-cell table:style-name="ce92" office:value-type="string" calcext:value-type="string">
            <text:p>Me</text:p>
          </table:table-cell>
          <table:table-cell table:style-name="ce86" office:value-type="string" calcext:value-type="string">
            <text:p>15-Vacances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15- Fermé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M</text:p>
          </table:table-cell>
          <table:table-cell table:style-name="ce77" office:value-type="float" office:value="16" calcext:value-type="float">
            <text:p>16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6" calcext:value-type="float">
            <text:p>16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6" calcext:value-type="float">
            <text:p>16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6" calcext:value-type="float">
            <text:p>16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6- Aqua BB</text:p>
          </table:table-cell>
          <table:table-cell table:style-name="ce92" office:value-type="string" calcext:value-type="string">
            <text:p>L</text:p>
          </table:table-cell>
          <table:table-cell table:style-name="ce77" office:value-type="float" office:value="16" calcext:value-type="float">
            <text:p>16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6" calcext:value-type="float">
            <text:p>16</text:p>
          </table:table-cell>
          <table:table-cell table:style-name="ce92" office:value-type="string" calcext:value-type="string">
            <text:p>J</text:p>
          </table:table-cell>
          <table:table-cell table:style-name="ce77" office:value-type="float" office:value="16" calcext:value-type="float">
            <text:p>16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16- Fermé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6" calcext:value-type="float">
            <text:p>16</text:p>
          </table:table-cell>
          <table:table-cell table:number-columns-repeated="1004"/>
        </table:table-row>
        <table:table-row table:style-name="ro6"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7- Aqua BB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7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7" calcext:value-type="float">
            <text:p>17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7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17- Aqua BB</text:p>
          </table:table-cell>
          <table:table-cell table:style-name="ce92" office:value-type="string" calcext:value-type="string">
            <text:p>M</text:p>
          </table:table-cell>
          <table:table-cell table:style-name="ce77" office:value-type="float" office:value="17" calcext:value-type="float">
            <text:p>17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7" calcext:value-type="float">
            <text:p>17</text:p>
          </table:table-cell>
          <table:table-cell table:style-name="ce92" office:value-type="string" calcext:value-type="string">
            <text:p>V</text:p>
          </table:table-cell>
          <table:table-cell table:style-name="ce78" office:value-type="string" calcext:value-type="string">
            <text:p>17-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7" calcext:value-type="float">
            <text:p>17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7- Aqua BB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J</text:p>
          </table:table-cell>
          <table:table-cell table:style-name="ce77" office:value-type="float" office:value="18" calcext:value-type="float">
            <text:p>18</text:p>
          </table:table-cell>
          <table:table-cell table:style-name="ce81" office:value-type="string" calcext:value-type="string">
            <text:p>S</text:p>
          </table:table-cell>
          <table:table-cell table:style-name="ce78" office:value-type="string" calcext:value-type="string">
            <text:p>18- 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8" calcext:value-type="float">
            <text:p>18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8" calcext:value-type="float">
            <text:p>18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8" calcext:value-type="float">
            <text:p>18</text:p>
          </table:table-cell>
          <table:table-cell table:style-name="ce92" office:value-type="string" calcext:value-type="string">
            <text:p>Me</text:p>
          </table:table-cell>
          <table:table-cell table:style-name="ce86" office:value-type="string" calcext:value-type="string">
            <text:p>18-Vacances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8- Aqua BB</text:p>
          </table:table-cell>
          <table:table-cell table:style-name="ce92" office:value-type="string" calcext:value-type="string">
            <text:p>S</text:p>
          </table:table-cell>
          <table:table-cell table:style-name="ce78" office:value-type="string" calcext:value-type="string">
            <text:p>18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8" calcext:value-type="float">
            <text:p>18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8" calcext:value-type="float">
            <text:p>18</text:p>
          </table:table-cell>
          <table:table-cell table:number-columns-repeated="1004"/>
        </table:table-row>
        <table:table-row table:style-name="ro6"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9- Aqua BB</text:p>
          </table:table-cell>
          <table:table-cell table:style-name="ce82" office:value-type="string" calcext:value-type="string">
            <text:p>D</text:p>
          </table:table-cell>
          <table:table-cell table:style-name="ce77" office:value-type="float" office:value="19" calcext:value-type="float">
            <text:p>19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19- Aqua BB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9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9" calcext:value-type="float">
            <text:p>19</text:p>
          </table:table-cell>
          <table:table-cell table:style-name="ce92" office:value-type="string" calcext:value-type="string">
            <text:p>J</text:p>
          </table:table-cell>
          <table:table-cell table:style-name="ce77" office:value-type="float" office:value="19" calcext:value-type="float">
            <text:p>19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9" calcext:value-type="float">
            <text:p>19</text:p>
          </table:table-cell>
          <table:table-cell table:style-name="ce92" office:value-type="string" calcext:value-type="string">
            <text:p>D</text:p>
          </table:table-cell>
          <table:table-cell table:style-name="ce77" office:value-type="float" office:value="19" calcext:value-type="float">
            <text:p>19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9" calcext:value-type="float">
            <text:p>19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19- Aqua BB</text:p>
          </table:table-cell>
          <table:table-cell table:number-columns-repeated="1004"/>
        </table:table-row>
        <table:table-row table:style-name="ro6"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0- Aqua BB</text:p>
          </table:table-cell>
          <table:table-cell table:style-name="ce82" office:value-type="string" calcext:value-type="string">
            <text:p>L</text:p>
          </table:table-cell>
          <table:table-cell table:style-name="ce77" office:value-type="float" office:value="20" calcext:value-type="float">
            <text:p>20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0" calcext:value-type="float">
            <text:p>20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0- 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0" calcext:value-type="float">
            <text:p>20</text:p>
          </table:table-cell>
          <table:table-cell table:style-name="ce92" office:value-type="string" calcext:value-type="string">
            <text:p>V</text:p>
          </table:table-cell>
          <table:table-cell table:style-name="ce86" office:value-type="string" calcext:value-type="string">
            <text:p>20-Vacances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0- Aqua BB</text:p>
          </table:table-cell>
          <table:table-cell table:style-name="ce92" office:value-type="string" calcext:value-type="string">
            <text:p>L</text:p>
          </table:table-cell>
          <table:table-cell table:style-name="ce77" office:value-type="float" office:value="20" calcext:value-type="float">
            <text:p>20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0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0- Aqua BB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D</text:p>
          </table:table-cell>
          <table:table-cell table:style-name="ce77" office:value-type="float" office:value="21" calcext:value-type="float">
            <text:p>21</text:p>
          </table:table-cell>
          <table:table-cell table:style-name="ce82" office:value-type="string" calcext:value-type="string">
            <text:p>M</text:p>
          </table:table-cell>
          <table:table-cell table:style-name="ce77" office:value-type="float" office:value="21" calcext:value-type="float">
            <text:p>21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1- Aqua BB</text:p>
          </table:table-cell>
          <table:table-cell table:style-name="ce92" office:value-type="string" calcext:value-type="string">
            <text:p>D</text:p>
          </table:table-cell>
          <table:table-cell table:style-name="ce77" office:value-type="float" office:value="21" calcext:value-type="float">
            <text:p>21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1- Aqua BB</text:p>
          </table:table-cell>
          <table:table-cell table:style-name="ce92" office:value-type="string" calcext:value-type="string">
            <text:p>S</text:p>
          </table:table-cell>
          <table:table-cell table:style-name="ce86" office:value-type="string" calcext:value-type="string">
            <text:p>21-Vacances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1- Aqua BB</text:p>
          </table:table-cell>
          <table:table-cell table:style-name="ce92" office:value-type="string" calcext:value-type="string">
            <text:p>M</text:p>
          </table:table-cell>
          <table:table-cell table:style-name="ce77" office:value-type="float" office:value="21" calcext:value-type="float">
            <text:p>21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1" calcext:value-type="float">
            <text:p>21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1" calcext:value-type="float">
            <text:p>21</text:p>
          </table:table-cell>
          <table:table-cell table:number-columns-repeated="1004"/>
        </table:table-row>
        <table:table-row table:style-name="ro8">
          <table:table-cell table:style-name="ce72" office:value-type="string" calcext:value-type="string">
            <text:p>L</text:p>
          </table:table-cell>
          <table:table-cell table:style-name="ce77" office:value-type="float" office:value="22" calcext:value-type="float">
            <text:p>22</text:p>
          </table:table-cell>
          <table:table-cell table:style-name="ce82" office:value-type="string" calcext:value-type="string">
            <text:p>Me</text:p>
          </table:table-cell>
          <table:table-cell table:style-name="ce86" office:value-type="string" calcext:value-type="string">
            <text:p>22-Vacances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2- Aqua BB</text:p>
          </table:table-cell>
          <table:table-cell table:style-name="ce92" office:value-type="string" calcext:value-type="string">
            <text:p>L</text:p>
          </table:table-cell>
          <table:table-cell table:style-name="ce77" office:value-type="float" office:value="22" calcext:value-type="float">
            <text:p>22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2" calcext:value-type="float">
            <text:p>22</text:p>
          </table:table-cell>
          <table:table-cell table:style-name="ce92" office:value-type="string" calcext:value-type="string">
            <text:p>D</text:p>
          </table:table-cell>
          <table:table-cell table:style-name="ce77" office:value-type="float" office:value="22" calcext:value-type="float">
            <text:p>22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2" calcext:value-type="float">
            <text:p>22</text:p>
          </table:table-cell>
          <table:table-cell table:style-name="ce92" office:value-type="string" calcext:value-type="string">
            <text:p>Me</text:p>
          </table:table-cell>
          <table:table-cell table:style-name="ce86" office:value-type="string" calcext:value-type="string">
            <text:p>22-Vacances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2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2" calcext:value-type="float">
            <text:p>22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M</text:p>
          </table:table-cell>
          <table:table-cell table:style-name="ce77" office:value-type="float" office:value="23" calcext:value-type="float">
            <text:p>23</text:p>
          </table:table-cell>
          <table:table-cell table:style-name="ce82" office:value-type="string" calcext:value-type="string">
            <text:p>J</text:p>
          </table:table-cell>
          <table:table-cell table:style-name="ce77" office:value-type="float" office:value="23" calcext:value-type="float">
            <text:p>23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3" calcext:value-type="float">
            <text:p>23</text:p>
          </table:table-cell>
          <table:table-cell table:style-name="ce92" office:value-type="string" calcext:value-type="string">
            <text:p>M</text:p>
          </table:table-cell>
          <table:table-cell table:style-name="ce77" office:value-type="float" office:value="23" calcext:value-type="float">
            <text:p>23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3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3" calcext:value-type="float">
            <text:p>23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3" calcext:value-type="float">
            <text:p>23</text:p>
          </table:table-cell>
          <table:table-cell table:style-name="ce92" office:value-type="string" calcext:value-type="string">
            <text:p>J</text:p>
          </table:table-cell>
          <table:table-cell table:style-name="ce77" office:value-type="float" office:value="23" calcext:value-type="float">
            <text:p>23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3- 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3" calcext:value-type="float">
            <text:p>23</text:p>
          </table:table-cell>
          <table:table-cell table:number-columns-repeated="1004"/>
        </table:table-row>
        <table:table-row table:style-name="ro6"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4– Aqua BB</text:p>
          </table:table-cell>
          <table:table-cell table:style-name="ce82" office:value-type="string" calcext:value-type="string">
            <text:p>V</text:p>
          </table:table-cell>
          <table:table-cell table:style-name="ce86" office:value-type="string" calcext:value-type="string">
            <text:p>24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4" calcext:value-type="float">
            <text:p>24</text:p>
          </table:table-cell>
          <table:table-cell table:style-name="ce92" office:value-type="string" calcext:value-type="string">
            <text:p>Me</text:p>
          </table:table-cell>
          <table:table-cell table:style-name="ce86" office:value-type="string" calcext:value-type="string">
            <text:p>24-Vacances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4- 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4" calcext:value-type="float">
            <text:p>24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4" calcext:value-type="float">
            <text:p>24</text:p>
          </table:table-cell>
          <table:table-cell table:style-name="ce92" office:value-type="string" calcext:value-type="string">
            <text:p>V</text:p>
          </table:table-cell>
          <table:table-cell table:style-name="ce77" office:value-type="float" office:value="24" calcext:value-type="float">
            <text:p>24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4" calcext:value-type="float">
            <text:p>24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4- Aqua BB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J</text:p>
          </table:table-cell>
          <table:table-cell table:style-name="ce77" office:value-type="float" office:value="25" calcext:value-type="float">
            <text:p>25</text:p>
          </table:table-cell>
          <table:table-cell table:style-name="ce82" office:value-type="string" calcext:value-type="string">
            <text:p>S</text:p>
          </table:table-cell>
          <table:table-cell table:style-name="ce86" office:value-type="string" calcext:value-type="string">
            <text:p>25-Vacances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5" calcext:value-type="float">
            <text:p>25</text:p>
          </table:table-cell>
          <table:table-cell table:style-name="ce92" office:value-type="string" calcext:value-type="string">
            <text:p>J</text:p>
          </table:table-cell>
          <table:table-cell table:style-name="ce77" office:value-type="float" office:value="25" calcext:value-type="float">
            <text:p>25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5" calcext:value-type="float">
            <text:p>25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5- Aqua BB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5- Aqua BB</text:p>
          </table:table-cell>
          <table:table-cell table:style-name="ce92" office:value-type="string" calcext:value-type="string">
            <text:p>S</text:p>
          </table:table-cell>
          <table:table-cell table:style-name="ce86" office:value-type="string" calcext:value-type="string">
            <text:p>25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string" calcext:value-type="string">
            <text:p>25- Ferié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5" calcext:value-type="float">
            <text:p>25</text:p>
          </table:table-cell>
          <table:table-cell table:number-columns-repeated="1004"/>
        </table:table-row>
        <table:table-row table:style-name="ro6"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6 -Aqua BB</text:p>
          </table:table-cell>
          <table:table-cell table:style-name="ce82" office:value-type="string" calcext:value-type="string">
            <text:p>D</text:p>
          </table:table-cell>
          <table:table-cell table:style-name="ce77" office:value-type="float" office:value="26" calcext:value-type="float">
            <text:p>26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6- Aqua BB</text:p>
          </table:table-cell>
          <table:table-cell table:style-name="ce92" office:value-type="string" calcext:value-type="string">
            <text:p>V</text:p>
          </table:table-cell>
          <table:table-cell table:style-name="ce86" office:value-type="string" calcext:value-type="string">
            <text:p>26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6" calcext:value-type="float">
            <text:p>26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6" calcext:value-type="float">
            <text:p>26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6" calcext:value-type="float">
            <text:p>26</text:p>
          </table:table-cell>
          <table:table-cell table:style-name="ce92" office:value-type="string" calcext:value-type="string">
            <text:p>D</text:p>
          </table:table-cell>
          <table:table-cell table:style-name="ce86" office:value-type="string" calcext:value-type="string">
            <text:p>26-Vacances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6" calcext:value-type="float">
            <text:p>26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6- Aqua BB</text:p>
          </table:table-cell>
          <table:table-cell table:number-columns-repeated="1004"/>
        </table:table-row>
        <table:table-row table:style-name="ro6"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7– Aqua BB</text:p>
          </table:table-cell>
          <table:table-cell table:style-name="ce82" office:value-type="string" calcext:value-type="string">
            <text:p>L</text:p>
          </table:table-cell>
          <table:table-cell table:style-name="ce77" office:value-type="float" office:value="27" calcext:value-type="float">
            <text:p>27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7" calcext:value-type="float">
            <text:p>27</text:p>
          </table:table-cell>
          <table:table-cell table:style-name="ce92" office:value-type="string" calcext:value-type="string">
            <text:p>S</text:p>
          </table:table-cell>
          <table:table-cell table:style-name="ce86" office:value-type="string" calcext:value-type="string">
            <text:p>27-Vacances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7" calcext:value-type="float">
            <text:p>27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7- Aqua BB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7- 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7" calcext:value-type="float">
            <text:p>27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7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7- Aqua BB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D</text:p>
          </table:table-cell>
          <table:table-cell table:style-name="ce77" office:value-type="float" office:value="28" calcext:value-type="float">
            <text:p>28</text:p>
          </table:table-cell>
          <table:table-cell table:style-name="ce82" office:value-type="string" calcext:value-type="string">
            <text:p>M</text:p>
          </table:table-cell>
          <table:table-cell table:style-name="ce77" office:value-type="float" office:value="28" calcext:value-type="float">
            <text:p>28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8- Aqua BB</text:p>
          </table:table-cell>
          <table:table-cell table:style-name="ce92" office:value-type="string" calcext:value-type="string">
            <text:p>D</text:p>
          </table:table-cell>
          <table:table-cell table:style-name="ce77" office:value-type="float" office:value="28" calcext:value-type="float">
            <text:p>28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8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8- Aqua BB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8- 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8" calcext:value-type="float">
            <text:p>28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8" calcext:value-type="float">
            <text:p>28</text:p>
          </table:table-cell>
          <table:table-cell table:style-name="ce92" office:value-type="string" calcext:value-type="string">
            <text:p>D</text:p>
          </table:table-cell>
          <table:table-cell table:style-name="ce77" office:value-type="float" office:value="28" calcext:value-type="float">
            <text:p>28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L</text:p>
          </table:table-cell>
          <table:table-cell table:style-name="ce77" office:value-type="float" office:value="29" calcext:value-type="float">
            <text:p>29</text:p>
          </table:table-cell>
          <table:table-cell table:style-name="ce82" office:value-type="string" calcext:value-type="string">
            <text:p>Me</text:p>
          </table:table-cell>
          <table:table-cell table:style-name="ce86" office:value-type="string" calcext:value-type="string">
            <text:p>29-Vacances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29- Aqua BB</text:p>
          </table:table-cell>
          <table:table-cell table:style-name="ce92" office:value-type="string" calcext:value-type="string">
            <text:p>L</text:p>
          </table:table-cell>
          <table:table-cell table:style-name="ce77" office:value-type="float" office:value="29" calcext:value-type="float">
            <text:p>29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9" calcext:value-type="float">
            <text:p>29</text:p>
          </table:table-cell>
          <table:table-cell table:style-name="ce72" table:number-columns-repeated="2"/>
          <table:table-cell table:style-name="ce72" office:value-type="string" calcext:value-type="string">
            <text:p>D</text:p>
          </table:table-cell>
          <table:table-cell table:style-name="ce77" office:value-type="float" office:value="29" calcext:value-type="float">
            <text:p>29</text:p>
          </table:table-cell>
          <table:table-cell table:style-name="ce73" office:value-type="string" calcext:value-type="string">
            <text:p>Me</text:p>
          </table:table-cell>
          <table:table-cell table:style-name="ce78" office:value-type="string" calcext:value-type="string">
            <text:p>29- Aqua BB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29- Aqua BB</text:p>
          </table:table-cell>
          <table:table-cell table:style-name="ce92" office:value-type="string" calcext:value-type="string">
            <text:p>L</text:p>
          </table:table-cell>
          <table:table-cell table:style-name="ce77" office:value-type="float" office:value="29" calcext:value-type="float">
            <text:p>29</text:p>
          </table:table-cell>
          <table:table-cell table:number-columns-repeated="1004"/>
        </table:table-row>
        <table:table-row table:style-name="ro6">
          <table:table-cell table:style-name="ce72" office:value-type="string" calcext:value-type="string">
            <text:p>M</text:p>
          </table:table-cell>
          <table:table-cell table:style-name="ce77" office:value-type="float" office:value="30" calcext:value-type="float">
            <text:p>30</text:p>
          </table:table-cell>
          <table:table-cell table:style-name="ce82" office:value-type="string" calcext:value-type="string">
            <text:p>J</text:p>
          </table:table-cell>
          <table:table-cell table:style-name="ce77" office:value-type="float" office:value="30" calcext:value-type="float">
            <text:p>30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30" calcext:value-type="float">
            <text:p>30</text:p>
          </table:table-cell>
          <table:table-cell table:style-name="ce92" office:value-type="string" calcext:value-type="string">
            <text:p>M</text:p>
          </table:table-cell>
          <table:table-cell table:style-name="ce77" office:value-type="float" office:value="30" calcext:value-type="float">
            <text:p>30</text:p>
          </table:table-cell>
          <table:table-cell table:style-name="ce73" office:value-type="string" calcext:value-type="string">
            <text:p>V</text:p>
          </table:table-cell>
          <table:table-cell table:style-name="ce78" office:value-type="string" calcext:value-type="string">
            <text:p>30- Aqua BB</text:p>
          </table:table-cell>
          <table:table-cell table:style-name="ce72" table:number-columns-repeated="2"/>
          <table:table-cell table:style-name="ce72" office:value-type="string" calcext:value-type="string">
            <text:p>L</text:p>
          </table:table-cell>
          <table:table-cell table:style-name="ce77" office:value-type="float" office:value="30" calcext:value-type="float">
            <text:p>30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30" calcext:value-type="float">
            <text:p>30</text:p>
          </table:table-cell>
          <table:table-cell table:style-name="ce73" office:value-type="string" calcext:value-type="string">
            <text:p>S</text:p>
          </table:table-cell>
          <table:table-cell table:style-name="ce78" office:value-type="string" calcext:value-type="string">
            <text:p>30- Aqua BB</text:p>
          </table:table-cell>
          <table:table-cell table:style-name="ce92" office:value-type="string" calcext:value-type="string">
            <text:p>M</text:p>
          </table:table-cell>
          <table:table-cell table:style-name="ce77" office:value-type="float" office:value="30" calcext:value-type="float">
            <text:p>30</text:p>
          </table:table-cell>
          <table:table-cell table:number-columns-repeated="1004"/>
        </table:table-row>
        <table:table-row table:style-name="ro6">
          <table:table-cell table:style-name="ce72"/>
          <table:table-cell table:style-name="ce77"/>
          <table:table-cell table:style-name="ce82" office:value-type="string" calcext:value-type="string">
            <text:p>V</text:p>
          </table:table-cell>
          <table:table-cell table:style-name="ce86" office:value-type="string" calcext:value-type="string">
            <text:p>31-Vacances</text:p>
          </table:table-cell>
          <table:table-cell table:style-name="ce72" table:number-columns-repeated="2"/>
          <table:table-cell table:style-name="ce92" office:value-type="string" calcext:value-type="string">
            <text:p>Me</text:p>
          </table:table-cell>
          <table:table-cell table:style-name="ce86" office:value-type="string" calcext:value-type="string">
            <text:p>31-Vacances</text:p>
          </table:table-cell>
          <table:table-cell table:style-name="ce94" office:value-type="string" calcext:value-type="string">
            <text:p>S</text:p>
          </table:table-cell>
          <table:table-cell table:style-name="ce78" office:value-type="string" calcext:value-type="string">
            <text:p>31- Aqua BB</text:p>
          </table:table-cell>
          <table:table-cell table:style-name="ce72" table:number-columns-repeated="2"/>
          <table:table-cell table:style-name="ce72" office:value-type="string" calcext:value-type="string">
            <text:p>M</text:p>
          </table:table-cell>
          <table:table-cell table:style-name="ce77" office:value-type="float" office:value="31" calcext:value-type="float">
            <text:p>31</text:p>
          </table:table-cell>
          <table:table-cell table:style-name="ce97"/>
          <table:table-cell table:style-name="ce72"/>
          <table:table-cell table:style-name="ce72" office:value-type="string" calcext:value-type="string">
            <text:p>D</text:p>
          </table:table-cell>
          <table:table-cell table:style-name="ce77" office:value-type="float" office:value="31" calcext:value-type="float">
            <text:p>31</text:p>
          </table:table-cell>
          <table:table-cell table:style-name="ce77"/>
          <table:table-cell table:style-name="ce72"/>
          <table:table-cell table:number-columns-repeated="1004"/>
        </table:table-row>
        <table:table-row table:style-name="ro9">
          <table:table-cell table:number-columns-repeated="2"/>
          <table:table-cell table:style-name="ce74"/>
          <table:table-cell table:number-columns-repeated="5"/>
          <table:table-cell table:style-name="ce95"/>
          <table:table-cell table:style-name="ce79"/>
          <table:table-cell table:style-name="ce84"/>
          <table:table-cell table:number-columns-repeated="3"/>
          <table:table-cell table:style-name="ce95"/>
          <table:table-cell table:number-columns-repeated="1009"/>
        </table:table-row>
        <table:table-row table:style-name="ro10">
          <table:table-cell table:style-name="ce75" office:value-type="string" calcext:value-type="string">
            <text:p>Légende :</text:p>
          </table:table-cell>
          <table:table-cell table:style-name="ce80"/>
          <table:table-cell table:style-name="ce83"/>
          <table:table-cell table:style-name="ce88" office:value-type="string" calcext:value-type="string">
            <text:p>Séance</text:p>
          </table:table-cell>
          <table:table-cell table:style-name="ce90"/>
          <table:table-cell table:style-name="ce88" office:value-type="string" calcext:value-type="string">
            <text:p>Pas de séance</text:p>
          </table:table-cell>
          <table:table-cell table:style-name="ce93"/>
          <table:table-cell table:number-columns-repeated="2"/>
          <table:table-cell table:style-name="ce96" office:value-type="string" calcext:value-type="string">
            <text:p><text:span text:style-name="T3"><text:a xlink:href="mailto:absence.mns@aquabebe.fr" xlink:type="simple">En cas d'absence merci d'envoyer un mail à absence.mns@aquabebe.fr</text:a></text:span></text:p>
          </table:table-cell>
          <table:table-cell table:number-columns-repeated="4"/>
          <table:table-cell table:style-name="ce98"/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2015-2016" table:style-name="ta1">
        <table:table-column table:style-name="co14" table:default-cell-style-name="ce74"/>
        <table:table-column table:style-name="co15" table:default-cell-style-name="ce79"/>
        <table:table-column table:style-name="co14" table:default-cell-style-name="ce84"/>
        <table:table-column table:style-name="co16" table:default-cell-style-name="ce87"/>
        <table:table-column table:style-name="co14" table:default-cell-style-name="ce74"/>
        <table:table-column table:style-name="co17" table:default-cell-style-name="ce87"/>
        <table:table-column table:style-name="co14" table:default-cell-style-name="ce74"/>
        <table:table-column table:style-name="co17" table:default-cell-style-name="ce87"/>
        <table:table-column table:style-name="co14" table:default-cell-style-name="ce74"/>
        <table:table-column table:style-name="co15" table:default-cell-style-name="ce87"/>
        <table:table-column table:style-name="co14" table:default-cell-style-name="ce74"/>
        <table:table-column table:style-name="co13" table:default-cell-style-name="ce87"/>
        <table:table-column table:style-name="co18" table:default-cell-style-name="ce74"/>
        <table:table-column table:style-name="co15" table:default-cell-style-name="ce87"/>
        <table:table-column table:style-name="co14" table:default-cell-style-name="ce74"/>
        <table:table-column table:style-name="co17" table:default-cell-style-name="ce87"/>
        <table:table-column table:style-name="co14" table:default-cell-style-name="ce74"/>
        <table:table-column table:style-name="co15" table:default-cell-style-name="ce87"/>
        <table:table-column table:style-name="co14" table:default-cell-style-name="ce74"/>
        <table:table-column table:style-name="co15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number-columns-repeated="1001" table:default-cell-style-name="Default"/>
        <table:table-row table:style-name="ro4">
          <table:table-cell table:style-name="ce71" office:value-type="string" calcext:value-type="string" table:number-columns-spanned="2" table:number-rows-spanned="1">
            <text:p>Septembre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Octobre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Novembre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Décembre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Janvier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Février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Mars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Avril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Mai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Juin</text:p>
          </table:table-cell>
          <table:covered-table-cell table:style-name="ce71"/>
          <table:table-cell/>
          <table:table-cell table:style-name="Default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M</text:p>
          </table:table-cell>
          <table:table-cell table:style-name="ce77" office:value-type="float" office:value="1" calcext:value-type="float">
            <text:p>1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" calcext:value-type="float">
            <text:p>1</text:p>
          </table:table-cell>
          <table:table-cell table:style-name="ce99" office:value-type="string" calcext:value-type="string">
            <text:p>D</text:p>
          </table:table-cell>
          <table:table-cell table:style-name="ce77" office:value-type="float" office:value="1" calcext:value-type="float">
            <text:p>1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" calcext:value-type="float">
            <text:p>1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1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" calcext:value-type="float">
            <text:p>1</text:p>
          </table:table-cell>
          <table:table-cell table:style-name="ce108" office:value-type="string" calcext:value-type="string">
            <text:p>M</text:p>
          </table:table-cell>
          <table:table-cell table:style-name="ce77" office:value-type="float" office:value="1" calcext:value-type="float">
            <text:p>1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-Aqua BB</text:p>
          </table:table-cell>
          <table:table-cell table:style-name="ce82" office:value-type="string" calcext:value-type="string">
            <text:p>D</text:p>
          </table:table-cell>
          <table:table-cell table:style-name="ce77" office:value-type="float" office:value="1" calcext:value-type="float">
            <text:p>1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-Aqua BB</text:p>
          </table:table-cell>
          <table:table-cell/>
          <table:table-cell table:style-name="ce109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Me</text:p>
          </table:table-cell>
          <table:table-cell table:style-name="ce77" office:value-type="float" office:value="2" calcext:value-type="float">
            <text:p>2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" calcext:value-type="float">
            <text:p>2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2-Aqua BB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2-Vacances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" calcext:value-type="float">
            <text:p>2</text:p>
          </table:table-cell>
          <table:table-cell table:style-name="ce99" office:value-type="string" calcext:value-type="string">
            <text:p>Me</text:p>
          </table:table-cell>
          <table:table-cell table:style-name="ce86" office:value-type="string" calcext:value-type="string">
            <text:p>2-Vacances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" calcext:value-type="float">
            <text:p>2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109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J</text:p>
          </table:table-cell>
          <table:table-cell table:style-name="ce77" office:value-type="float" office:value="3" calcext:value-type="float">
            <text:p>3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3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3" calcext:value-type="float">
            <text:p>3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3" calcext:value-type="float">
            <text:p>3</text:p>
          </table:table-cell>
          <table:table-cell table:style-name="ce99" office:value-type="string" calcext:value-type="string">
            <text:p>D</text:p>
          </table:table-cell>
          <table:table-cell table:style-name="ce77" office:value-type="float" office:value="3" calcext:value-type="float">
            <text:p>3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3-Aqua BB</text:p>
          </table:table-cell>
          <table:table-cell table:style-name="ce99" office:value-type="string" calcext:value-type="string">
            <text:p>J</text:p>
          </table:table-cell>
          <table:table-cell table:style-name="ce77" office:value-type="float" office:value="3" calcext:value-type="float">
            <text:p>3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3" calcext:value-type="float">
            <text:p>3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3" calcext:value-type="float">
            <text:p>3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3-Aqua BB</text:p>
          </table:table-cell>
          <table:table-cell/>
          <table:table-cell table:style-name="ce110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V</text:p>
          </table:table-cell>
          <table:table-cell table:style-name="ce77" office:value-type="float" office:value="4" calcext:value-type="float">
            <text:p>4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4" calcext:value-type="float">
            <text:p>4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4-Aqua BB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4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4" calcext:value-type="float">
            <text:p>4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4" calcext:value-type="float">
            <text:p>4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4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4" calcext:value-type="float">
            <text:p>4</text:p>
          </table:table-cell>
          <table:table-cell table:style-name="ce99" office:value-type="string" calcext:value-type="string">
            <text:p>Me</text:p>
          </table:table-cell>
          <table:table-cell table:style-name="ce86" office:value-type="string" calcext:value-type="string">
            <text:p>4-Fermé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4-Aqua BB</text:p>
          </table:table-cell>
          <table:table-cell/>
          <table:table-cell table:style-name="ce110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S</text:p>
          </table:table-cell>
          <table:table-cell table:style-name="ce77" office:value-type="float" office:value="5" calcext:value-type="float">
            <text:p>5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5" calcext:value-type="float">
            <text:p>5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5" calcext:value-type="float">
            <text:p>5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5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5" calcext:value-type="float">
            <text:p>5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5-Aqua BB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5-Vacances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5" calcext:value-type="float">
            <text:p>5</text:p>
          </table:table-cell>
          <table:table-cell table:style-name="ce99" office:value-type="string" calcext:value-type="string">
            <text:p>J</text:p>
          </table:table-cell>
          <table:table-cell table:style-name="ce86" office:value-type="string" calcext:value-type="string">
            <text:p>5-Férié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D</text:p>
          </table:table-cell>
          <table:table-cell table:style-name="ce77" office:value-type="float" office:value="6" calcext:value-type="float">
            <text:p>6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6" calcext:value-type="float">
            <text:p>6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6-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6" calcext:value-type="float">
            <text:p>6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6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6-Aqua BB</text:p>
          </table:table-cell>
          <table:table-cell table:style-name="ce99" office:value-type="string" calcext:value-type="string">
            <text:p>D</text:p>
          </table:table-cell>
          <table:table-cell table:style-name="ce77" office:value-type="float" office:value="6" calcext:value-type="float">
            <text:p>6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6-Aqua BB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6-Fermé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6" calcext:value-type="float">
            <text:p>6</text:p>
          </table:table-cell>
          <table:table-cell/>
          <table:table-cell table:style-name="ce111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L</text:p>
          </table:table-cell>
          <table:table-cell table:style-name="ce77" office:value-type="float" office:value="7" calcext:value-type="float">
            <text:p>7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7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7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7" calcext:value-type="float">
            <text:p>7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7" calcext:value-type="float">
            <text:p>7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7" calcext:value-type="float">
            <text:p>7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7" calcext:value-type="float">
            <text:p>7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7" calcext:value-type="float">
            <text:p>7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7-Fermé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7" calcext:value-type="float">
            <text:p>7</text:p>
          </table:table-cell>
          <table:table-cell/>
          <table:table-cell table:style-name="ce111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M</text:p>
          </table:table-cell>
          <table:table-cell table:style-name="ce77" office:value-type="float" office:value="8" calcext:value-type="float">
            <text:p>8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8" calcext:value-type="float">
            <text:p>8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8" calcext:value-type="float">
            <text:p>8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8" calcext:value-type="float">
            <text:p>8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8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8" calcext:value-type="float">
            <text:p>8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8" calcext:value-type="float">
            <text:p>8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8-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8" calcext:value-type="float">
            <text:p>8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8-Aqua BB</text:p>
          </table:table-cell>
          <table:table-cell/>
          <table:table-cell table:style-name="ce111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Me</text:p>
          </table:table-cell>
          <table:table-cell table:style-name="ce77" office:value-type="float" office:value="9" calcext:value-type="float">
            <text:p>9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9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9" calcext:value-type="float">
            <text:p>9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9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9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9" calcext:value-type="float">
            <text:p>9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9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9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9" calcext:value-type="float">
            <text:p>9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111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J</text:p>
          </table:table-cell>
          <table:table-cell table:style-name="ce77" office:value-type="float" office:value="10" calcext:value-type="float">
            <text:p>10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0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0" calcext:value-type="float">
            <text:p>10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0" calcext:value-type="float">
            <text:p>10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0" calcext:value-type="float">
            <text:p>10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0-Aqua BB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0" calcext:value-type="float">
            <text:p>10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0" calcext:value-type="float">
            <text:p>10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0" calcext:value-type="float">
            <text:p>10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0-Aqua BB</text:p>
          </table:table-cell>
          <table:table-cell/>
          <table:table-cell table:style-name="ce111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V</text:p>
          </table:table-cell>
          <table:table-cell table:style-name="ce77" office:value-type="float" office:value="11" calcext:value-type="float">
            <text:p>11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1" calcext:value-type="float">
            <text:p>11</text:p>
          </table:table-cell>
          <table:table-cell table:style-name="ce99" office:value-type="string" calcext:value-type="string">
            <text:p>Me</text:p>
          </table:table-cell>
          <table:table-cell table:style-name="ce86" office:value-type="string" calcext:value-type="string">
            <text:p>11-Férié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1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1" calcext:value-type="float">
            <text:p>11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1" calcext:value-type="float">
            <text:p>11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1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1" calcext:value-type="float">
            <text:p>11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1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1-Aqua BB</text:p>
          </table:table-cell>
          <table:table-cell/>
          <table:table-cell table:style-name="ce111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S</text:p>
          </table:table-cell>
          <table:table-cell table:style-name="ce77" office:value-type="float" office:value="12" calcext:value-type="float">
            <text:p>12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2" calcext:value-type="float">
            <text:p>12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2" calcext:value-type="float">
            <text:p>12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2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2" calcext:value-type="float">
            <text:p>12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2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2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2" calcext:value-type="float">
            <text:p>12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2" calcext:value-type="float">
            <text:p>12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table:style-name="ce111" table:number-columns-repeated="2"/>
          <table:table-cell table:number-columns-repeated="1001"/>
        </table:table-row>
        <table:table-row table:style-name="ro13">
          <table:table-cell table:style-name="ce72" office:value-type="string" calcext:value-type="string">
            <text:p>D</text:p>
          </table:table-cell>
          <table:table-cell table:style-name="ce77" office:value-type="float" office:value="13" calcext:value-type="float">
            <text:p>13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3" calcext:value-type="float">
            <text:p>13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3-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3" calcext:value-type="float">
            <text:p>13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3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3-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3" calcext:value-type="float">
            <text:p>13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3-Aqua BB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3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3" calcext:value-type="float">
            <text:p>13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L</text:p>
          </table:table-cell>
          <table:table-cell table:style-name="ce77" office:value-type="float" office:value="14" calcext:value-type="float">
            <text:p>14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4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4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4" calcext:value-type="float">
            <text:p>14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4" calcext:value-type="float">
            <text:p>14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4" calcext:value-type="float">
            <text:p>14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4" calcext:value-type="float">
            <text:p>14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4" calcext:value-type="float">
            <text:p>14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4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4" calcext:value-type="float">
            <text:p>14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M</text:p>
          </table:table-cell>
          <table:table-cell table:style-name="ce77" office:value-type="float" office:value="15" calcext:value-type="float">
            <text:p>15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5" calcext:value-type="float">
            <text:p>15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5" calcext:value-type="float">
            <text:p>15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5" calcext:value-type="float">
            <text:p>15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5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5" calcext:value-type="float">
            <text:p>15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5" calcext:value-type="float">
            <text:p>15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5-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5" calcext:value-type="float">
            <text:p>15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5-Aqua BB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Me</text:p>
          </table:table-cell>
          <table:table-cell table:style-name="ce104" office:value-type="string" calcext:value-type="string">
            <text:p>16-Rentrée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6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6" calcext:value-type="float">
            <text:p>16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6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6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6" calcext:value-type="float">
            <text:p>16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6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6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6" calcext:value-type="float">
            <text:p>16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6" calcext:value-type="float">
            <text:p>16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J</text:p>
          </table:table-cell>
          <table:table-cell table:style-name="ce77" office:value-type="float" office:value="17" calcext:value-type="float">
            <text:p>17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7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7" calcext:value-type="float">
            <text:p>17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7" calcext:value-type="float">
            <text:p>17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7" calcext:value-type="float">
            <text:p>17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7-Aqua BB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7" calcext:value-type="float">
            <text:p>17</text:p>
          </table:table-cell>
          <table:table-cell table:style-name="ce99" office:value-type="string" calcext:value-type="string">
            <text:p>D</text:p>
          </table:table-cell>
          <table:table-cell table:style-name="ce77" office:value-type="float" office:value="17" calcext:value-type="float">
            <text:p>17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7" calcext:value-type="float">
            <text:p>17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7-Aqua BB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8-Rentrée</text:p>
          </table:table-cell>
          <table:table-cell table:style-name="ce82" office:value-type="string" calcext:value-type="string">
            <text:p>D</text:p>
          </table:table-cell>
          <table:table-cell table:style-name="ce77" office:value-type="float" office:value="18" calcext:value-type="float">
            <text:p>18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8-Aqua BB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8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18" calcext:value-type="float">
            <text:p>18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8" calcext:value-type="float">
            <text:p>18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8-Aqua BB</text:p>
          </table:table-cell>
          <table:table-cell table:style-name="ce99" office:value-type="string" calcext:value-type="string">
            <text:p>L</text:p>
          </table:table-cell>
          <table:table-cell table:style-name="ce77" office:value-type="float" office:value="18" calcext:value-type="float">
            <text:p>18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18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8-Aqua BB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9-Rentrée</text:p>
          </table:table-cell>
          <table:table-cell table:style-name="ce82" office:value-type="string" calcext:value-type="string">
            <text:p>L</text:p>
          </table:table-cell>
          <table:table-cell table:style-name="ce77" office:value-type="float" office:value="19" calcext:value-type="float">
            <text:p>19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9" calcext:value-type="float">
            <text:p>19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9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19" calcext:value-type="float">
            <text:p>19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19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19-Aqua BB</text:p>
          </table:table-cell>
          <table:table-cell table:style-name="ce99" office:value-type="string" calcext:value-type="string">
            <text:p>M</text:p>
          </table:table-cell>
          <table:table-cell table:style-name="ce77" office:value-type="float" office:value="19" calcext:value-type="float">
            <text:p>19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19" calcext:value-type="float">
            <text:p>19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19" calcext:value-type="float">
            <text:p>19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D</text:p>
          </table:table-cell>
          <table:table-cell table:style-name="ce77" office:value-type="float" office:value="20" calcext:value-type="float">
            <text:p>20</text:p>
          </table:table-cell>
          <table:table-cell table:style-name="ce82" office:value-type="string" calcext:value-type="string">
            <text:p>M</text:p>
          </table:table-cell>
          <table:table-cell table:style-name="ce77" office:value-type="float" office:value="20" calcext:value-type="float">
            <text:p>20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0-Aqua BB</text:p>
          </table:table-cell>
          <table:table-cell table:style-name="ce99" office:value-type="string" calcext:value-type="string">
            <text:p>D</text:p>
          </table:table-cell>
          <table:table-cell table:style-name="ce77" office:value-type="float" office:value="20" calcext:value-type="float">
            <text:p>20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20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0-Aqua BB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0" calcext:value-type="float">
            <text:p>20</text:p>
          </table:table-cell>
          <table:table-cell table:style-name="ce99" office:value-type="string" calcext:value-type="string">
            <text:p>Me</text:p>
          </table:table-cell>
          <table:table-cell table:style-name="ce86" office:value-type="string" calcext:value-type="string">
            <text:p>20-Vacances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0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0" calcext:value-type="float">
            <text:p>20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L</text:p>
          </table:table-cell>
          <table:table-cell table:style-name="ce77" office:value-type="float" office:value="21" calcext:value-type="float">
            <text:p>21</text:p>
          </table:table-cell>
          <table:table-cell table:style-name="ce82" office:value-type="string" calcext:value-type="string">
            <text:p>Me</text:p>
          </table:table-cell>
          <table:table-cell table:style-name="ce86" office:value-type="string" calcext:value-type="string">
            <text:p>21-Vacances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1-Aqua BB</text:p>
          </table:table-cell>
          <table:table-cell table:style-name="ce99" office:value-type="string" calcext:value-type="string">
            <text:p>L</text:p>
          </table:table-cell>
          <table:table-cell table:style-name="ce77" office:value-type="float" office:value="21" calcext:value-type="float">
            <text:p>21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1" calcext:value-type="float">
            <text:p>21</text:p>
          </table:table-cell>
          <table:table-cell table:style-name="ce99" office:value-type="string" calcext:value-type="string">
            <text:p>D</text:p>
          </table:table-cell>
          <table:table-cell table:style-name="ce77" office:value-type="float" office:value="21" calcext:value-type="float">
            <text:p>21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1" calcext:value-type="float">
            <text:p>21</text:p>
          </table:table-cell>
          <table:table-cell table:style-name="ce99" office:value-type="string" calcext:value-type="string">
            <text:p>J</text:p>
          </table:table-cell>
          <table:table-cell table:style-name="ce77" office:value-type="float" office:value="21" calcext:value-type="float">
            <text:p>21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1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1" calcext:value-type="float">
            <text:p>21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M</text:p>
          </table:table-cell>
          <table:table-cell table:style-name="ce77" office:value-type="float" office:value="22" calcext:value-type="float">
            <text:p>22</text:p>
          </table:table-cell>
          <table:table-cell table:style-name="ce82" office:value-type="string" calcext:value-type="string">
            <text:p>J</text:p>
          </table:table-cell>
          <table:table-cell table:style-name="ce77" office:value-type="float" office:value="22" calcext:value-type="float">
            <text:p>22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2" calcext:value-type="float">
            <text:p>22</text:p>
          </table:table-cell>
          <table:table-cell table:style-name="ce99" office:value-type="string" calcext:value-type="string">
            <text:p>M</text:p>
          </table:table-cell>
          <table:table-cell table:style-name="ce77" office:value-type="float" office:value="22" calcext:value-type="float">
            <text:p>22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2-Aqua BB</text:p>
          </table:table-cell>
          <table:table-cell table:style-name="ce99" office:value-type="string" calcext:value-type="string">
            <text:p>L</text:p>
          </table:table-cell>
          <table:table-cell table:style-name="ce77" office:value-type="float" office:value="22" calcext:value-type="float">
            <text:p>22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2" calcext:value-type="float">
            <text:p>22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22-Vacances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2" calcext:value-type="float">
            <text:p>22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22-Aqua BB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23-Aqua BB</text:p>
          </table:table-cell>
          <table:table-cell table:style-name="ce82" office:value-type="string" calcext:value-type="string">
            <text:p>V</text:p>
          </table:table-cell>
          <table:table-cell table:style-name="ce86" office:value-type="string" calcext:value-type="string">
            <text:p>23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3" calcext:value-type="float">
            <text:p>23</text:p>
          </table:table-cell>
          <table:table-cell table:style-name="ce99" office:value-type="string" calcext:value-type="string">
            <text:p>Me</text:p>
          </table:table-cell>
          <table:table-cell table:style-name="ce86" office:value-type="string" calcext:value-type="string">
            <text:p>23-Vacances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3-Aqua BB</text:p>
          </table:table-cell>
          <table:table-cell table:style-name="ce99" office:value-type="string" calcext:value-type="string">
            <text:p>M</text:p>
          </table:table-cell>
          <table:table-cell table:style-name="ce77" office:value-type="float" office:value="23" calcext:value-type="float">
            <text:p>23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23-Aqua BB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23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3" calcext:value-type="float">
            <text:p>23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3" calcext:value-type="float">
            <text:p>23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J</text:p>
          </table:table-cell>
          <table:table-cell table:style-name="ce77" office:value-type="float" office:value="24" calcext:value-type="float">
            <text:p>24</text:p>
          </table:table-cell>
          <table:table-cell table:style-name="ce82" office:value-type="string" calcext:value-type="string">
            <text:p>S</text:p>
          </table:table-cell>
          <table:table-cell table:style-name="ce86" office:value-type="string" calcext:value-type="string">
            <text:p>24-Vacances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4" calcext:value-type="float">
            <text:p>24</text:p>
          </table:table-cell>
          <table:table-cell table:style-name="ce99" office:value-type="string" calcext:value-type="string">
            <text:p>J</text:p>
          </table:table-cell>
          <table:table-cell table:style-name="ce77" office:value-type="float" office:value="24" calcext:value-type="float">
            <text:p>24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4" calcext:value-type="float">
            <text:p>24</text:p>
          </table:table-cell>
          <table:table-cell table:style-name="ce99" office:value-type="string" calcext:value-type="string">
            <text:p>Me</text:p>
          </table:table-cell>
          <table:table-cell table:style-name="ce86" office:value-type="string" calcext:value-type="string">
            <text:p>24-Vacances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4" calcext:value-type="float">
            <text:p>24</text:p>
          </table:table-cell>
          <table:table-cell table:style-name="ce99" office:value-type="string" calcext:value-type="string">
            <text:p>D</text:p>
          </table:table-cell>
          <table:table-cell table:style-name="ce77" office:value-type="float" office:value="24" calcext:value-type="float">
            <text:p>24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4" calcext:value-type="float">
            <text:p>24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4-Aqua BB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5-Aqua BB</text:p>
          </table:table-cell>
          <table:table-cell table:style-name="ce82" office:value-type="string" calcext:value-type="string">
            <text:p>D</text:p>
          </table:table-cell>
          <table:table-cell table:style-name="ce77" office:value-type="float" office:value="25" calcext:value-type="float">
            <text:p>25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25-Aqua BB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25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5" calcext:value-type="float">
            <text:p>25</text:p>
          </table:table-cell>
          <table:table-cell table:style-name="ce99" office:value-type="string" calcext:value-type="string">
            <text:p>J</text:p>
          </table:table-cell>
          <table:table-cell table:style-name="ce77" office:value-type="float" office:value="25" calcext:value-type="float">
            <text:p>25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5-Aqua BB</text:p>
          </table:table-cell>
          <table:table-cell table:style-name="ce99" office:value-type="string" calcext:value-type="string">
            <text:p>L</text:p>
          </table:table-cell>
          <table:table-cell table:style-name="ce77" office:value-type="float" office:value="25" calcext:value-type="float">
            <text:p>25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25-Aqua BB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5-Aqua BB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6-Aqua BB</text:p>
          </table:table-cell>
          <table:table-cell table:style-name="ce82" office:value-type="string" calcext:value-type="string">
            <text:p>L</text:p>
          </table:table-cell>
          <table:table-cell table:style-name="ce77" office:value-type="float" office:value="26" calcext:value-type="float">
            <text:p>26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6" calcext:value-type="float">
            <text:p>26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26-Vacances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6" calcext:value-type="float">
            <text:p>26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26-Vacances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6-Aqua BB</text:p>
          </table:table-cell>
          <table:table-cell table:style-name="ce99" office:value-type="string" calcext:value-type="string">
            <text:p>M</text:p>
          </table:table-cell>
          <table:table-cell table:style-name="ce77" office:value-type="float" office:value="26" calcext:value-type="float">
            <text:p>26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6" calcext:value-type="float">
            <text:p>26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6" calcext:value-type="float">
            <text:p>26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D</text:p>
          </table:table-cell>
          <table:table-cell table:style-name="ce77" office:value-type="float" office:value="27" calcext:value-type="float">
            <text:p>27</text:p>
          </table:table-cell>
          <table:table-cell table:style-name="ce82" office:value-type="string" calcext:value-type="string">
            <text:p>M</text:p>
          </table:table-cell>
          <table:table-cell table:style-name="ce77" office:value-type="float" office:value="27" calcext:value-type="float">
            <text:p>27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7-Aqua BB</text:p>
          </table:table-cell>
          <table:table-cell table:style-name="ce99" office:value-type="string" calcext:value-type="string">
            <text:p>D</text:p>
          </table:table-cell>
          <table:table-cell table:style-name="ce77" office:value-type="float" office:value="27" calcext:value-type="float">
            <text:p>27</text:p>
          </table:table-cell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27-Aqua BB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27-Vacances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7" calcext:value-type="float">
            <text:p>27</text:p>
          </table:table-cell>
          <table:table-cell table:style-name="ce99" office:value-type="string" calcext:value-type="string">
            <text:p>Me</text:p>
          </table:table-cell>
          <table:table-cell table:style-name="ce86" office:value-type="string" calcext:value-type="string">
            <text:p>27-Vacances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7-Aqua BB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7" calcext:value-type="float">
            <text:p>27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L</text:p>
          </table:table-cell>
          <table:table-cell table:style-name="ce77" office:value-type="float" office:value="28" calcext:value-type="float">
            <text:p>28</text:p>
          </table:table-cell>
          <table:table-cell table:style-name="ce82" office:value-type="string" calcext:value-type="string">
            <text:p>Me</text:p>
          </table:table-cell>
          <table:table-cell table:style-name="ce86" office:value-type="string" calcext:value-type="string">
            <text:p>28-Vacances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8-Aqua BB</text:p>
          </table:table-cell>
          <table:table-cell table:style-name="ce99" office:value-type="string" calcext:value-type="string">
            <text:p>L</text:p>
          </table:table-cell>
          <table:table-cell table:style-name="ce77" office:value-type="float" office:value="28" calcext:value-type="float">
            <text:p>28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28" calcext:value-type="float">
            <text:p>28</text:p>
          </table:table-cell>
          <table:table-cell table:style-name="ce99" office:value-type="string" calcext:value-type="string">
            <text:p>D</text:p>
          </table:table-cell>
          <table:table-cell table:style-name="ce77" office:value-type="float" office:value="28" calcext:value-type="float">
            <text:p>28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28" calcext:value-type="float">
            <text:p>28</text:p>
          </table:table-cell>
          <table:table-cell table:style-name="ce99" office:value-type="string" calcext:value-type="string">
            <text:p>J</text:p>
          </table:table-cell>
          <table:table-cell table:style-name="ce77" office:value-type="float" office:value="28" calcext:value-type="float">
            <text:p>28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28-Aqua BB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8" calcext:value-type="float">
            <text:p>28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M</text:p>
          </table:table-cell>
          <table:table-cell table:style-name="ce77" office:value-type="float" office:value="29" calcext:value-type="float">
            <text:p>29</text:p>
          </table:table-cell>
          <table:table-cell table:style-name="ce82" office:value-type="string" calcext:value-type="string">
            <text:p>J</text:p>
          </table:table-cell>
          <table:table-cell table:style-name="ce77" office:value-type="float" office:value="29" calcext:value-type="float">
            <text:p>29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9" calcext:value-type="float">
            <text:p>29</text:p>
          </table:table-cell>
          <table:table-cell table:style-name="ce99" office:value-type="string" calcext:value-type="string">
            <text:p>M</text:p>
          </table:table-cell>
          <table:table-cell table:style-name="ce77" office:value-type="float" office:value="29" calcext:value-type="float">
            <text:p>29</text:p>
          </table:table-cell>
          <table:table-cell table:style-name="ce72" office:value-type="string" calcext:value-type="string">
            <text:p>V</text:p>
          </table:table-cell>
          <table:table-cell table:style-name="ce105" office:value-type="string" calcext:value-type="string">
            <text:p>29-Aqua BB</text:p>
          </table:table-cell>
          <table:table-cell table:style-name="ce99" office:value-type="string" calcext:value-type="string">
            <text:p>L</text:p>
          </table:table-cell>
          <table:table-cell table:style-name="ce106" office:value-type="float" office:value="29" calcext:value-type="float">
            <text:p>29</text:p>
          </table:table-cell>
          <table:table-cell table:style-name="ce72" office:value-type="string" calcext:value-type="string">
            <text:p>M</text:p>
          </table:table-cell>
          <table:table-cell table:style-name="ce77" office:value-type="float" office:value="29" calcext:value-type="float">
            <text:p>29</text:p>
          </table:table-cell>
          <table:table-cell table:style-name="ce99" office:value-type="string" calcext:value-type="string">
            <text:p>V</text:p>
          </table:table-cell>
          <table:table-cell table:style-name="ce86" office:value-type="string" calcext:value-type="string">
            <text:p>29-Vacances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29" calcext:value-type="float">
            <text:p>29</text:p>
          </table:table-cell>
          <table:table-cell table:style-name="ce72" office:value-type="string" calcext:value-type="string">
            <text:p>Me</text:p>
          </table:table-cell>
          <table:table-cell table:style-name="ce77" office:value-type="float" office:value="29" calcext:value-type="float">
            <text:p>29</text:p>
          </table:table-cell>
          <table:table-cell table:number-columns-repeated="1004"/>
        </table:table-row>
        <table:table-row table:style-name="ro13"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30-Aqua BB</text:p>
          </table:table-cell>
          <table:table-cell table:style-name="ce82" office:value-type="string" calcext:value-type="string">
            <text:p>V</text:p>
          </table:table-cell>
          <table:table-cell table:style-name="ce77" office:value-type="float" office:value="30" calcext:value-type="float">
            <text:p>30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30" calcext:value-type="float">
            <text:p>30</text:p>
          </table:table-cell>
          <table:table-cell table:style-name="ce99" office:value-type="string" calcext:value-type="string">
            <text:p>Me</text:p>
          </table:table-cell>
          <table:table-cell table:style-name="ce86" office:value-type="string" calcext:value-type="string">
            <text:p>30-Vacances</text:p>
          </table:table-cell>
          <table:table-cell table:style-name="ce72" office:value-type="string" calcext:value-type="string">
            <text:p>S</text:p>
          </table:table-cell>
          <table:table-cell table:style-name="ce105" office:value-type="string" calcext:value-type="string">
            <text:p>30-Aqua BB</text:p>
          </table:table-cell>
          <table:table-cell table:style-name="ce72" table:number-columns-repeated="2"/>
          <table:table-cell table:style-name="ce72" office:value-type="string" calcext:value-type="string">
            <text:p>Me</text:p>
          </table:table-cell>
          <table:table-cell table:style-name="ce105" office:value-type="string" calcext:value-type="string">
            <text:p>30-Aqua BB</text:p>
          </table:table-cell>
          <table:table-cell table:style-name="ce99" office:value-type="string" calcext:value-type="string">
            <text:p>S</text:p>
          </table:table-cell>
          <table:table-cell table:style-name="ce86" office:value-type="string" calcext:value-type="string">
            <text:p>30-Vacances</text:p>
          </table:table-cell>
          <table:table-cell table:style-name="ce72" office:value-type="string" calcext:value-type="string">
            <text:p>L</text:p>
          </table:table-cell>
          <table:table-cell table:style-name="ce77" office:value-type="float" office:value="30" calcext:value-type="float">
            <text:p>30</text:p>
          </table:table-cell>
          <table:table-cell table:style-name="ce72" office:value-type="string" calcext:value-type="string">
            <text:p>J</text:p>
          </table:table-cell>
          <table:table-cell table:style-name="ce77" office:value-type="float" office:value="30" calcext:value-type="float">
            <text:p>30</text:p>
          </table:table-cell>
          <table:table-cell table:number-columns-repeated="1004"/>
        </table:table-row>
        <table:table-row table:style-name="ro13">
          <table:table-cell table:style-name="ce72"/>
          <table:table-cell table:style-name="ce77"/>
          <table:table-cell table:style-name="ce82" office:value-type="string" calcext:value-type="string">
            <text:p>S</text:p>
          </table:table-cell>
          <table:table-cell table:style-name="ce86" office:value-type="string" calcext:value-type="string">
            <text:p>31-Vacances</text:p>
          </table:table-cell>
          <table:table-cell table:style-name="ce72" table:number-columns-repeated="2"/>
          <table:table-cell table:style-name="ce99" office:value-type="string" calcext:value-type="string">
            <text:p>J</text:p>
          </table:table-cell>
          <table:table-cell table:style-name="ce77" office:value-type="float" office:value="31" calcext:value-type="float">
            <text:p>31</text:p>
          </table:table-cell>
          <table:table-cell table:style-name="ce72" office:value-type="string" calcext:value-type="string">
            <text:p>D</text:p>
          </table:table-cell>
          <table:table-cell table:style-name="ce77" office:value-type="float" office:value="31" calcext:value-type="float">
            <text:p>31</text:p>
          </table:table-cell>
          <table:table-cell table:style-name="ce72" table:number-columns-repeated="2"/>
          <table:table-cell table:style-name="ce72" office:value-type="string" calcext:value-type="string">
            <text:p>J</text:p>
          </table:table-cell>
          <table:table-cell table:style-name="ce77" office:value-type="float" office:value="31" calcext:value-type="float">
            <text:p>31</text:p>
          </table:table-cell>
          <table:table-cell table:style-name="ce72" table:number-columns-repeated="2"/>
          <table:table-cell table:style-name="ce72" office:value-type="string" calcext:value-type="string">
            <text:p>M</text:p>
          </table:table-cell>
          <table:table-cell table:style-name="ce77" office:value-type="float" office:value="31" calcext:value-type="float">
            <text:p>31</text:p>
          </table:table-cell>
          <table:table-cell table:style-name="ce77"/>
          <table:table-cell table:style-name="ce72"/>
          <table:table-cell table:number-columns-repeated="1004"/>
        </table:table-row>
        <table:table-row table:style-name="ro2">
          <table:table-cell table:style-name="Default" table:number-columns-repeated="22"/>
          <table:table-cell table:number-columns-repeated="1002"/>
        </table:table-row>
        <table:table-row table:style-name="ro13">
          <table:table-cell table:number-columns-repeated="2"/>
          <table:table-cell table:style-name="ce74"/>
          <table:table-cell table:number-columns-repeated="4"/>
          <table:table-cell table:style-name="Default" table:number-columns-repeated="2"/>
          <table:table-cell table:style-name="ce79"/>
          <table:table-cell table:style-name="ce84"/>
          <table:table-cell table:style-name="ce107" office:value-type="string" calcext:value-type="string">
            <text:p>En cas d'absence merci d'envoyer un mail :</text:p>
          </table:table-cell>
          <table:table-cell/>
          <table:table-cell table:style-name="Default"/>
          <table:table-cell table:style-name="ce95"/>
          <table:table-cell table:number-columns-repeated="1009"/>
        </table:table-row>
        <table:table-row table:style-name="ro4">
          <table:table-cell table:style-name="ce75" office:value-type="string" calcext:value-type="string">
            <text:p>Légende :</text:p>
          </table:table-cell>
          <table:table-cell table:style-name="ce80"/>
          <table:table-cell table:style-name="ce83"/>
          <table:table-cell table:style-name="ce88" office:value-type="string" calcext:value-type="string">
            <text:p>Séance</text:p>
          </table:table-cell>
          <table:table-cell table:style-name="ce90"/>
          <table:table-cell table:style-name="ce88" office:value-type="string" calcext:value-type="string">
            <text:p>Pas de séance</text:p>
          </table:table-cell>
          <table:table-cell table:style-name="ce93"/>
          <table:table-cell table:style-name="Default" table:number-columns-repeated="3"/>
          <table:table-cell/>
          <table:table-cell table:style-name="ce13" office:value-type="string" calcext:value-type="string">
            <text:p>Pour les créneaux de Villeneuve-Tolosane :<text:a xlink:href="mailto:absence.reynald@aquabebe.fr" xlink:type="simple">absence.reynald@aquabebe.fr</text:a> </text:p>
          </table:table-cell>
          <table:table-cell/>
          <table:table-cell table:style-name="Default"/>
          <table:table-cell table:style-name="ce98"/>
          <table:table-cell table:number-columns-repeated="1009"/>
        </table:table-row>
        <table:table-row table:style-name="ro4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Pour les créneaux de Saint-Lys le mercredi : <text:a xlink:href="mailto:absence.sofiane@aquabebe.fr" xlink:type="simple">absence.sofiane@aquabebe.fr</text:a> </text:p>
          </table:table-cell>
          <table:table-cell/>
          <table:table-cell table:style-name="Default"/>
          <table:table-cell table:number-columns-repeated="1010"/>
        </table:table-row>
        <table:table-row table:style-name="ro4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Pour les créneaux de Saint-Lys le samedi : <text:a xlink:href="mailto:absence.maeve@aquabebe.fr" xlink:type="simple">absence.maeve@aquabebe.fr</text:a> </text:p>
          </table:table-cell>
          <table:table-cell/>
          <table:table-cell table:style-name="Default"/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2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5-2016'.B17:'2015-2016'.B17">
            <calcext:condition calcext:apply-style-name="Default" calcext:value="=0" calcext:base-cell-address="'2015-2016'.B17"/>
          </calcext:conditional-format>
        </calcext:conditional-formats>
      </table:table>
      <table:table table:name="2016-2017" table:style-name="ta1">
        <office:forms form:automatic-focus="false" form:apply-design-mode="false"/>
        <table:table-column table:style-name="co14" table:default-cell-style-name="ce197"/>
        <table:table-column table:style-name="co15" table:default-cell-style-name="ce202"/>
        <table:table-column table:style-name="co14" table:default-cell-style-name="ce207"/>
        <table:table-column table:style-name="co16" table:default-cell-style-name="ce210"/>
        <table:table-column table:style-name="co14" table:default-cell-style-name="ce197"/>
        <table:table-column table:style-name="co17" table:default-cell-style-name="ce210"/>
        <table:table-column table:style-name="co14" table:default-cell-style-name="ce197"/>
        <table:table-column table:style-name="co17" table:default-cell-style-name="ce210"/>
        <table:table-column table:style-name="co14" table:default-cell-style-name="ce197"/>
        <table:table-column table:style-name="co15" table:default-cell-style-name="ce210"/>
        <table:table-column table:style-name="co14" table:default-cell-style-name="ce197"/>
        <table:table-column table:style-name="co13" table:default-cell-style-name="ce210"/>
        <table:table-column table:style-name="co18" table:default-cell-style-name="ce197"/>
        <table:table-column table:style-name="co15" table:default-cell-style-name="ce210"/>
        <table:table-column table:style-name="co14" table:default-cell-style-name="ce197"/>
        <table:table-column table:style-name="co17" table:default-cell-style-name="ce210"/>
        <table:table-column table:style-name="co14" table:default-cell-style-name="ce197"/>
        <table:table-column table:style-name="co15" table:default-cell-style-name="ce210"/>
        <table:table-column table:style-name="co14" table:default-cell-style-name="ce197"/>
        <table:table-column table:style-name="co15" table:default-cell-style-name="ce210"/>
        <table:table-column table:style-name="co19" table:default-cell-style-name="ce210"/>
        <table:table-column table:style-name="co20" table:default-cell-style-name="ce210"/>
        <table:table-column table:style-name="co21" table:default-cell-style-name="ce210"/>
        <table:table-column table:style-name="co22" table:number-columns-repeated="1001" table:default-cell-style-name="Default"/>
        <table:table-row table:style-name="ro4">
          <table:table-cell table:style-name="ce194" office:value-type="string" calcext:value-type="string" table:number-columns-spanned="2" table:number-rows-spanned="1">
            <text:p>Septembre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Octobre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Novembre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Décembre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Janvier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Février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Mars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Avril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Mai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Juin</text:p>
          </table:table-cell>
          <table:covered-table-cell table:style-name="ce194"/>
          <table:table-cell/>
          <table:table-cell table:style-name="Default" table:number-columns-repeated="2"/>
          <table:table-cell table:number-columns-repeated="1001"/>
        </table:table-row>
        <table:table-row table:style-name="ro13">
          <table:table-cell table:style-name="ce195" office:value-type="string" calcext:value-type="string">
            <text:p>J</text:p>
          </table:table-cell>
          <table:table-cell table:style-name="ce200" office:value-type="float" office:value="1" calcext:value-type="float">
            <text:p>1</text:p>
          </table:table-cell>
          <table:table-cell table:style-name="ce235" office:value-type="string" calcext:value-type="string">
            <text:p>S</text:p>
          </table:table-cell>
          <table:table-cell table:style-name="ce240" office:value-type="string" calcext:value-type="string">
            <text:p>1-Aqua BB</text:p>
          </table:table-cell>
          <table:table-cell table:style-name="ce235" office:value-type="string" calcext:value-type="string">
            <text:p>M</text:p>
          </table:table-cell>
          <table:table-cell table:style-name="ce200" office:value-type="float" office:value="1" calcext:value-type="float">
            <text:p>1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" calcext:value-type="float">
            <text:p>1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" calcext:value-type="float">
            <text:p>1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-Aqua BB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-Aqua BB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1" calcext:value-type="float">
            <text:p>1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 table:number-columns-repeated="1001"/>
        </table:table-row>
        <table:table-row table:style-name="ro13">
          <table:table-cell table:style-name="ce195" office:value-type="string" calcext:value-type="string">
            <text:p>V</text:p>
          </table:table-cell>
          <table:table-cell table:style-name="ce200" office:value-type="float" office:value="2" calcext:value-type="float">
            <text:p>2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" calcext:value-type="float">
            <text:p>2</text:p>
          </table:table-cell>
          <table:table-cell table:style-name="ce235" office:value-type="string" calcext:value-type="string">
            <text:p>Me</text:p>
          </table:table-cell>
          <table:table-cell table:style-name="ce241" office:value-type="string" calcext:value-type="string">
            <text:p>2-Vacances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-Aqua BB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2" calcext:value-type="float">
            <text:p>2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" calcext:value-type="float">
            <text:p>2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" calcext:value-type="float">
            <text:p>2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" calcext:value-type="float">
            <text:p>2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" calcext:value-type="float">
            <text:p>2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-Aqua BB</text:p>
          </table:table-cell>
          <table:table-cell/>
          <table:table-cell table:style-name="ce232" table:number-columns-repeated="2"/>
          <table:table-cell table:number-columns-repeated="1001"/>
        </table:table-row>
        <table:table-row table:style-name="ro13">
          <table:table-cell table:style-name="ce195" office:value-type="string" calcext:value-type="string">
            <text:p>S</text:p>
          </table:table-cell>
          <table:table-cell table:style-name="ce200" office:value-type="float" office:value="3" calcext:value-type="float">
            <text:p>3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3" calcext:value-type="float">
            <text:p>3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3" calcext:value-type="float">
            <text:p>3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3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3" calcext:value-type="float">
            <text:p>3</text:p>
          </table:table-cell>
          <table:table-cell table:style-name="ce129" office:value-type="string" calcext:value-type="string">
            <text:p>V</text:p>
          </table:table-cell>
          <table:table-cell table:style-name="ce240" office:value-type="string" calcext:value-type="string">
            <text:p>3-Aqua BB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3-Aqua BB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3" calcext:value-type="float">
            <text:p>3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3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3-Aqua BB</text:p>
          </table:table-cell>
          <table:table-cell/>
          <table:table-cell table:style-name="ce233" table:number-columns-repeated="2"/>
          <table:table-cell table:number-columns-repeated="1001"/>
        </table:table-row>
        <table:table-row table:style-name="ro13">
          <table:table-cell table:style-name="ce235" office:value-type="string" calcext:value-type="string">
            <text:p>D</text:p>
          </table:table-cell>
          <table:table-cell table:style-name="ce200" office:value-type="float" office:value="4" calcext:value-type="float">
            <text:p>4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4" calcext:value-type="float">
            <text:p>4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4-Aqua BB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4" calcext:value-type="float">
            <text:p>4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4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4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4-Aqua BB</text:p>
          </table:table-cell>
          <table:table-cell table:style-name="ce235" office:value-type="string" calcext:value-type="string">
            <text:p>M</text:p>
          </table:table-cell>
          <table:table-cell table:style-name="ce200" office:value-type="float" office:value="4" calcext:value-type="float">
            <text:p>4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4" calcext:value-type="float">
            <text:p>4</text:p>
          </table:table-cell>
          <table:table-cell table:style-name="ce195" office:value-type="string" calcext:value-type="string">
            <text:p>D</text:p>
          </table:table-cell>
          <table:table-cell table:style-name="ce200" office:value-type="float" office:value="4" calcext:value-type="float">
            <text:p>4</text:p>
          </table:table-cell>
          <table:table-cell/>
          <table:table-cell table:style-name="ce233" table:number-columns-repeated="2"/>
          <table:table-cell table:number-columns-repeated="1001"/>
        </table:table-row>
        <table:table-row table:style-name="ro13">
          <table:table-cell table:style-name="ce195" office:value-type="string" calcext:value-type="string">
            <text:p>L</text:p>
          </table:table-cell>
          <table:table-cell table:style-name="ce200" office:value-type="float" office:value="5" calcext:value-type="float">
            <text:p>5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5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5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5" calcext:value-type="float">
            <text:p>5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5" calcext:value-type="float">
            <text:p>5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5" calcext:value-type="float">
            <text:p>5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5" calcext:value-type="float">
            <text:p>5</text:p>
          </table:table-cell>
          <table:table-cell table:style-name="ce235" office:value-type="string" calcext:value-type="string">
            <text:p>Me</text:p>
          </table:table-cell>
          <table:table-cell table:style-name="ce241" office:value-type="string" calcext:value-type="string">
            <text:p>5-Vacances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5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5" calcext:value-type="float">
            <text:p>5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M</text:p>
          </table:table-cell>
          <table:table-cell table:style-name="ce200" office:value-type="float" office:value="6" calcext:value-type="float">
            <text:p>6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6" calcext:value-type="float">
            <text:p>6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6" calcext:value-type="float">
            <text:p>6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6" calcext:value-type="float">
            <text:p>6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6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6" calcext:value-type="float">
            <text:p>6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6" calcext:value-type="float">
            <text:p>6</text:p>
          </table:table-cell>
          <table:table-cell table:style-name="ce235" office:value-type="string" calcext:value-type="string">
            <text:p>J</text:p>
          </table:table-cell>
          <table:table-cell table:style-name="ce200" office:value-type="float" office:value="6" calcext:value-type="float">
            <text:p>6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6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6" calcext:value-type="float">
            <text:p>6</text:p>
          </table:table-cell>
          <table:table-cell/>
          <table:table-cell table:style-name="ce234" table:number-columns-repeated="2"/>
          <table:table-cell table:number-columns-repeated="1001"/>
        </table:table-row>
        <table:table-row table:style-name="ro13">
          <table:table-cell table:style-name="ce195" office:value-type="string" calcext:value-type="string">
            <text:p>Me</text:p>
          </table:table-cell>
          <table:table-cell table:style-name="ce200" office:value-type="float" office:value="7" calcext:value-type="float">
            <text:p>7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7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7" calcext:value-type="float">
            <text:p>7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7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7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7" calcext:value-type="float">
            <text:p>7</text:p>
          </table:table-cell>
          <table:table-cell table:style-name="ce235" office:value-type="string" calcext:value-type="string">
            <text:p>M</text:p>
          </table:table-cell>
          <table:table-cell table:style-name="ce200" office:value-type="float" office:value="7" calcext:value-type="float">
            <text:p>7</text:p>
          </table:table-cell>
          <table:table-cell table:style-name="ce235" office:value-type="string" calcext:value-type="string">
            <text:p>V</text:p>
          </table:table-cell>
          <table:table-cell table:style-name="ce241" office:value-type="string" calcext:value-type="string">
            <text:p>7-Vacances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7" calcext:value-type="float">
            <text:p>7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7-Aqua BB</text:p>
          </table:table-cell>
          <table:table-cell/>
          <table:table-cell table:style-name="ce234" table:number-columns-repeated="2"/>
          <table:table-cell table:number-columns-repeated="1001"/>
        </table:table-row>
        <table:table-row table:style-name="ro13">
          <table:table-cell table:style-name="ce195" office:value-type="string" calcext:value-type="string">
            <text:p>J</text:p>
          </table:table-cell>
          <table:table-cell table:style-name="ce200" office:value-type="float" office:value="8" calcext:value-type="float">
            <text:p>8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8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8" calcext:value-type="float">
            <text:p>8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8" calcext:value-type="float">
            <text:p>8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8" calcext:value-type="float">
            <text:p>8</text:p>
          </table:table-cell>
          <table:table-cell table:style-name="ce195" office:value-type="string" calcext:value-type="string">
            <text:p>Me</text:p>
          </table:table-cell>
          <table:table-cell table:style-name="ce241" office:value-type="string" calcext:value-type="string">
            <text:p>8-Vacances</text:p>
          </table:table-cell>
          <table:table-cell table:style-name="ce235" office:value-type="string" calcext:value-type="string">
            <text:p>Me</text:p>
          </table:table-cell>
          <table:table-cell table:style-name="ce236" office:value-type="string" calcext:value-type="string">
            <text:p>8-Aqua BB</text:p>
          </table:table-cell>
          <table:table-cell table:style-name="ce235" office:value-type="string" calcext:value-type="string">
            <text:p>S</text:p>
          </table:table-cell>
          <table:table-cell table:style-name="ce241" office:value-type="string" calcext:value-type="string">
            <text:p>8-Vacances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8" calcext:value-type="float">
            <text:p>8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8" calcext:value-type="float">
            <text:p>8</text:p>
          </table:table-cell>
          <table:table-cell/>
          <table:table-cell table:style-name="Default"/>
          <table:table-cell table:style-name="ce234"/>
          <table:table-cell table:number-columns-repeated="1001"/>
        </table:table-row>
        <table:table-row table:style-name="ro13">
          <table:table-cell table:style-name="ce195" office:value-type="string" calcext:value-type="string">
            <text:p>V</text:p>
          </table:table-cell>
          <table:table-cell table:style-name="ce200" office:value-type="float" office:value="9" calcext:value-type="float">
            <text:p>9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9" calcext:value-type="float">
            <text:p>9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9-Aqua BB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9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9" calcext:value-type="float">
            <text:p>9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9" calcext:value-type="float">
            <text:p>9</text:p>
          </table:table-cell>
          <table:table-cell table:style-name="ce235" office:value-type="string" calcext:value-type="string">
            <text:p>J</text:p>
          </table:table-cell>
          <table:table-cell table:style-name="ce200" office:value-type="float" office:value="9" calcext:value-type="float">
            <text:p>9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9" calcext:value-type="float">
            <text:p>9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9" calcext:value-type="float">
            <text:p>9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9-Aqua BB</text:p>
          </table:table-cell>
          <table:table-cell/>
          <table:table-cell table:style-name="Default"/>
          <table:table-cell table:style-name="ce234"/>
          <table:table-cell table:number-columns-repeated="1001"/>
        </table:table-row>
        <table:table-row table:style-name="ro13">
          <table:table-cell table:style-name="ce195" office:value-type="string" calcext:value-type="string">
            <text:p>S</text:p>
          </table:table-cell>
          <table:table-cell table:style-name="ce200" office:value-type="float" office:value="10" calcext:value-type="float">
            <text:p>10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0" calcext:value-type="float">
            <text:p>10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0" calcext:value-type="float">
            <text:p>10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0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0" calcext:value-type="float">
            <text:p>10</text:p>
          </table:table-cell>
          <table:table-cell table:style-name="ce195" office:value-type="string" calcext:value-type="string">
            <text:p>V</text:p>
          </table:table-cell>
          <table:table-cell table:style-name="ce241" office:value-type="string" calcext:value-type="string">
            <text:p>10-Vacances</text:p>
          </table:table-cell>
          <table:table-cell table:style-name="ce235" office:value-type="string" calcext:value-type="string">
            <text:p>V</text:p>
          </table:table-cell>
          <table:table-cell table:style-name="ce240" office:value-type="string" calcext:value-type="string">
            <text:p>10-Aqua BB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10" calcext:value-type="float">
            <text:p>10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0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0-Aqua BB</text:p>
          </table:table-cell>
          <table:table-cell/>
          <table:table-cell table:style-name="Default"/>
          <table:table-cell table:style-name="ce234"/>
          <table:table-cell table:number-columns-repeated="1001"/>
        </table:table-row>
        <table:table-row table:style-name="ro13">
          <table:table-cell table:style-name="ce235" office:value-type="string" calcext:value-type="string">
            <text:p>D</text:p>
          </table:table-cell>
          <table:table-cell table:style-name="ce200" office:value-type="float" office:value="11" calcext:value-type="float">
            <text:p>11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1" calcext:value-type="float">
            <text:p>11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11-Aqua BB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1" calcext:value-type="float">
            <text:p>11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1-Aqua BB</text:p>
          </table:table-cell>
          <table:table-cell table:style-name="ce195" office:value-type="string" calcext:value-type="string">
            <text:p>S</text:p>
          </table:table-cell>
          <table:table-cell table:style-name="ce241" office:value-type="string" calcext:value-type="string">
            <text:p>11-Vacances</text:p>
          </table:table-cell>
          <table:table-cell table:style-name="ce235" office:value-type="string" calcext:value-type="string">
            <text:p>S</text:p>
          </table:table-cell>
          <table:table-cell table:style-name="ce240" office:value-type="string" calcext:value-type="string">
            <text:p>11-Aqua BB</text:p>
          </table:table-cell>
          <table:table-cell table:style-name="ce235" office:value-type="string" calcext:value-type="string">
            <text:p>M</text:p>
          </table:table-cell>
          <table:table-cell table:style-name="ce200" office:value-type="float" office:value="11" calcext:value-type="float">
            <text:p>11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1" calcext:value-type="float">
            <text:p>11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1" calcext:value-type="float">
            <text:p>11</text:p>
          </table:table-cell>
          <table:table-cell/>
          <table:table-cell table:style-name="Default"/>
          <table:table-cell table:style-name="ce234"/>
          <table:table-cell table:number-columns-repeated="1001"/>
        </table:table-row>
        <table:table-row table:style-name="ro13">
          <table:table-cell table:style-name="ce195" office:value-type="string" calcext:value-type="string">
            <text:p>L</text:p>
          </table:table-cell>
          <table:table-cell table:style-name="ce200" office:value-type="float" office:value="12" calcext:value-type="float">
            <text:p>12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2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2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2" calcext:value-type="float">
            <text:p>12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2" calcext:value-type="float">
            <text:p>12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2" calcext:value-type="float">
            <text:p>12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2" calcext:value-type="float">
            <text:p>12</text:p>
          </table:table-cell>
          <table:table-cell table:style-name="ce235" office:value-type="string" calcext:value-type="string">
            <text:p>Me</text:p>
          </table:table-cell>
          <table:table-cell table:style-name="ce241" office:value-type="string" calcext:value-type="string">
            <text:p>12-Vacances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12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2" calcext:value-type="float">
            <text:p>12</text:p>
          </table:table-cell>
          <table:table-cell/>
          <table:table-cell table:style-name="Default"/>
          <table:table-cell table:style-name="ce234"/>
          <table:table-cell table:number-columns-repeated="1001"/>
        </table:table-row>
        <table:table-row table:style-name="ro13">
          <table:table-cell table:style-name="ce195" office:value-type="string" calcext:value-type="string">
            <text:p>M</text:p>
          </table:table-cell>
          <table:table-cell table:style-name="ce200" office:value-type="float" office:value="13" calcext:value-type="float">
            <text:p>13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3" calcext:value-type="float">
            <text:p>13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3" calcext:value-type="float">
            <text:p>13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3" calcext:value-type="float">
            <text:p>13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13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3" calcext:value-type="float">
            <text:p>13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13" calcext:value-type="float">
            <text:p>13</text:p>
          </table:table-cell>
          <table:table-cell table:style-name="ce235" office:value-type="string" calcext:value-type="string">
            <text:p>J</text:p>
          </table:table-cell>
          <table:table-cell table:style-name="ce200" office:value-type="float" office:value="13" calcext:value-type="float">
            <text:p>13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3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1002"/>
        </table:table-row>
        <table:table-row table:style-name="ro13"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4-Rentrée</text:p>
          </table:table-cell>
          <table:table-cell table:style-name="ce195" office:value-type="string" calcext:value-type="string">
            <text:p>V</text:p>
          </table:table-cell>
          <table:table-cell table:style-name="ce200" office:value-type="float" office:value="14" calcext:value-type="float">
            <text:p>14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4" calcext:value-type="float">
            <text:p>14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4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4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4" calcext:value-type="float">
            <text:p>14</text:p>
          </table:table-cell>
          <table:table-cell table:style-name="ce235" office:value-type="string" calcext:value-type="string">
            <text:p>M</text:p>
          </table:table-cell>
          <table:table-cell table:style-name="ce200" office:value-type="float" office:value="14" calcext:value-type="float">
            <text:p>14</text:p>
          </table:table-cell>
          <table:table-cell table:style-name="ce235" office:value-type="string" calcext:value-type="string">
            <text:p>V</text:p>
          </table:table-cell>
          <table:table-cell table:style-name="ce241" office:value-type="string" calcext:value-type="string">
            <text:p>14-Vacances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4" calcext:value-type="float">
            <text:p>14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4-Aqua BB</text:p>
          </table:table-cell>
          <table:table-cell/>
          <table:table-cell table:style-name="Default"/>
          <table:table-cell table:number-columns-repeated="1002"/>
        </table:table-row>
        <table:table-row table:style-name="ro13">
          <table:table-cell table:style-name="ce195" office:value-type="string" calcext:value-type="string">
            <text:p>J</text:p>
          </table:table-cell>
          <table:table-cell table:style-name="ce200" office:value-type="float" office:value="15" calcext:value-type="float">
            <text:p>15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5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5" calcext:value-type="float">
            <text:p>15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5" calcext:value-type="float">
            <text:p>15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5" calcext:value-type="float">
            <text:p>15</text:p>
          </table:table-cell>
          <table:table-cell table:style-name="ce195" office:value-type="string" calcext:value-type="string">
            <text:p>Me</text:p>
          </table:table-cell>
          <table:table-cell table:style-name="ce241" office:value-type="string" calcext:value-type="string">
            <text:p>15-Vacances</text:p>
          </table:table-cell>
          <table:table-cell table:style-name="ce235" office:value-type="string" calcext:value-type="string">
            <text:p>Me</text:p>
          </table:table-cell>
          <table:table-cell table:style-name="ce236" office:value-type="string" calcext:value-type="string">
            <text:p>15-Aqua BB</text:p>
          </table:table-cell>
          <table:table-cell table:style-name="ce235" office:value-type="string" calcext:value-type="string">
            <text:p>S</text:p>
          </table:table-cell>
          <table:table-cell table:style-name="ce241" office:value-type="string" calcext:value-type="string">
            <text:p>15-Vacances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5" calcext:value-type="float">
            <text:p>15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002"/>
        </table:table-row>
        <table:table-row table:style-name="ro13">
          <table:table-cell table:style-name="ce195" office:value-type="string" calcext:value-type="string">
            <text:p>V</text:p>
          </table:table-cell>
          <table:table-cell table:style-name="ce237" office:value-type="string" calcext:value-type="string">
            <text:p>16-Rentrée</text:p>
          </table:table-cell>
          <table:table-cell table:style-name="ce235" office:value-type="string" calcext:value-type="string">
            <text:p>D</text:p>
          </table:table-cell>
          <table:table-cell table:style-name="ce240" office:value-type="string" calcext:value-type="string">
            <text:p>16-Aqua BB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6-Aqua BB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16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6" calcext:value-type="float">
            <text:p>16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6" calcext:value-type="float">
            <text:p>16</text:p>
          </table:table-cell>
          <table:table-cell table:style-name="ce235" office:value-type="string" calcext:value-type="string">
            <text:p>J</text:p>
          </table:table-cell>
          <table:table-cell table:style-name="ce200" office:value-type="float" office:value="16" calcext:value-type="float">
            <text:p>16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6" calcext:value-type="float">
            <text:p>16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6" calcext:value-type="float">
            <text:p>16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16-Aqua BB</text:p>
          </table:table-cell>
          <table:table-cell/>
          <table:table-cell table:style-name="Default"/>
          <table:table-cell table:number-columns-repeated="1002"/>
        </table:table-row>
        <table:table-row table:style-name="ro13">
          <table:table-cell table:style-name="ce195" office:value-type="string" calcext:value-type="string">
            <text:p>S</text:p>
          </table:table-cell>
          <table:table-cell table:style-name="ce238" office:value-type="string" calcext:value-type="string">
            <text:p>17-Rentrée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7" calcext:value-type="float">
            <text:p>17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7" calcext:value-type="float">
            <text:p>17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7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7" calcext:value-type="float">
            <text:p>17</text:p>
          </table:table-cell>
          <table:table-cell table:style-name="ce195" office:value-type="string" calcext:value-type="string">
            <text:p>V</text:p>
          </table:table-cell>
          <table:table-cell table:style-name="ce241" office:value-type="string" calcext:value-type="string">
            <text:p>17-Vacances</text:p>
          </table:table-cell>
          <table:table-cell table:style-name="ce235" office:value-type="string" calcext:value-type="string">
            <text:p>V</text:p>
          </table:table-cell>
          <table:table-cell table:style-name="ce240" office:value-type="string" calcext:value-type="string">
            <text:p>17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7" calcext:value-type="float">
            <text:p>17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7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7-Aqua BB</text:p>
          </table:table-cell>
          <table:table-cell/>
          <table:table-cell table:style-name="Default"/>
          <table:table-cell table:number-columns-repeated="1002"/>
        </table:table-row>
        <table:table-row table:style-name="ro13">
          <table:table-cell table:style-name="ce235" office:value-type="string" calcext:value-type="string">
            <text:p>D</text:p>
          </table:table-cell>
          <table:table-cell table:style-name="ce200" office:value-type="float" office:value="18" calcext:value-type="float">
            <text:p>18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8" calcext:value-type="float">
            <text:p>18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18-Aqua BB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8" calcext:value-type="float">
            <text:p>18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8-Aqua BB</text:p>
          </table:table-cell>
          <table:table-cell table:style-name="ce195" office:value-type="string" calcext:value-type="string">
            <text:p>S</text:p>
          </table:table-cell>
          <table:table-cell table:style-name="ce241" office:value-type="string" calcext:value-type="string">
            <text:p>18-Vacances</text:p>
          </table:table-cell>
          <table:table-cell table:style-name="ce235" office:value-type="string" calcext:value-type="string">
            <text:p>S</text:p>
          </table:table-cell>
          <table:table-cell table:style-name="ce240" office:value-type="string" calcext:value-type="string">
            <text:p>18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18" calcext:value-type="float">
            <text:p>18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8" calcext:value-type="float">
            <text:p>18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002"/>
        </table:table-row>
        <table:table-row table:style-name="ro13">
          <table:table-cell table:style-name="ce195" office:value-type="string" calcext:value-type="string">
            <text:p>L</text:p>
          </table:table-cell>
          <table:table-cell table:style-name="ce200" office:value-type="float" office:value="19" calcext:value-type="float">
            <text:p>19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9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19-Aqua BB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19" calcext:value-type="float">
            <text:p>19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19" calcext:value-type="float">
            <text:p>19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9" calcext:value-type="float">
            <text:p>19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19" calcext:value-type="float">
            <text:p>19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19-Aqua BB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19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19" calcext:value-type="float">
            <text:p>19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M</text:p>
          </table:table-cell>
          <table:table-cell table:style-name="ce200" office:value-type="float" office:value="20" calcext:value-type="float">
            <text:p>20</text:p>
          </table:table-cell>
          <table:table-cell table:style-name="ce235" office:value-type="string" calcext:value-type="string">
            <text:p>J</text:p>
          </table:table-cell>
          <table:table-cell table:style-name="ce200" office:value-type="float" office:value="20" calcext:value-type="float">
            <text:p>20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0" calcext:value-type="float">
            <text:p>20</text:p>
          </table:table-cell>
          <table:table-cell table:style-name="ce235" office:value-type="string" calcext:value-type="string">
            <text:p>M</text:p>
          </table:table-cell>
          <table:table-cell table:style-name="ce200" office:value-type="float" office:value="20" calcext:value-type="float">
            <text:p>20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0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0" calcext:value-type="float">
            <text:p>20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0" calcext:value-type="float">
            <text:p>20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0" calcext:value-type="float">
            <text:p>20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20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0" calcext:value-type="float">
            <text:p>20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21-Aqua BB</text:p>
          </table:table-cell>
          <table:table-cell table:style-name="ce235" office:value-type="string" calcext:value-type="string">
            <text:p>V</text:p>
          </table:table-cell>
          <table:table-cell table:style-name="ce241" office:value-type="string" calcext:value-type="string">
            <text:p>21-Vacances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1" calcext:value-type="float">
            <text:p>21</text:p>
          </table:table-cell>
          <table:table-cell table:style-name="ce235" office:value-type="string" calcext:value-type="string">
            <text:p>Me</text:p>
          </table:table-cell>
          <table:table-cell table:style-name="ce241" office:value-type="string" calcext:value-type="string">
            <text:p>21-Vacances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21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1" calcext:value-type="float">
            <text:p>21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1" calcext:value-type="float">
            <text:p>21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1-Aqua BB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1" calcext:value-type="float">
            <text:p>21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21-Aqua BB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J</text:p>
          </table:table-cell>
          <table:table-cell table:style-name="ce200" office:value-type="float" office:value="22" calcext:value-type="float">
            <text:p>22</text:p>
          </table:table-cell>
          <table:table-cell table:style-name="ce235" office:value-type="string" calcext:value-type="string">
            <text:p>S</text:p>
          </table:table-cell>
          <table:table-cell table:style-name="ce241" office:value-type="string" calcext:value-type="string">
            <text:p>22-Vacances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2" calcext:value-type="float">
            <text:p>22</text:p>
          </table:table-cell>
          <table:table-cell table:style-name="ce235" office:value-type="string" calcext:value-type="string">
            <text:p>J</text:p>
          </table:table-cell>
          <table:table-cell table:style-name="ce200" office:value-type="float" office:value="22" calcext:value-type="float">
            <text:p>22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2" calcext:value-type="float">
            <text:p>22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22-Aqua BB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22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22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2" calcext:value-type="float">
            <text:p>22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2" calcext:value-type="float">
            <text:p>22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V</text:p>
          </table:table-cell>
          <table:table-cell table:style-name="ce238" office:value-type="string" calcext:value-type="string">
            <text:p>23-Aqua BB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3" calcext:value-type="float">
            <text:p>23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23-Aqua BB</text:p>
          </table:table-cell>
          <table:table-cell table:style-name="ce235" office:value-type="string" calcext:value-type="string">
            <text:p>V</text:p>
          </table:table-cell>
          <table:table-cell table:style-name="ce241" office:value-type="string" calcext:value-type="string">
            <text:p>23-Vacances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3" calcext:value-type="float">
            <text:p>23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3" calcext:value-type="float">
            <text:p>23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3" calcext:value-type="float">
            <text:p>23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3" calcext:value-type="float">
            <text:p>23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3" calcext:value-type="float">
            <text:p>23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3-Aqua BB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S</text:p>
          </table:table-cell>
          <table:table-cell table:style-name="ce238" office:value-type="string" calcext:value-type="string">
            <text:p>24-Aqua BB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24" calcext:value-type="float">
            <text:p>24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4" calcext:value-type="float">
            <text:p>24</text:p>
          </table:table-cell>
          <table:table-cell table:style-name="ce235" office:value-type="string" calcext:value-type="string">
            <text:p>S</text:p>
          </table:table-cell>
          <table:table-cell table:style-name="ce241" office:value-type="string" calcext:value-type="string">
            <text:p>24-Vacances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4" calcext:value-type="float">
            <text:p>24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4-Aqua BB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4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4" calcext:value-type="float">
            <text:p>24</text:p>
          </table:table-cell>
          <table:table-cell table:style-name="ce195" office:value-type="string" calcext:value-type="string">
            <text:p>Me</text:p>
          </table:table-cell>
          <table:table-cell table:style-name="ce241" office:value-type="string" calcext:value-type="string">
            <text:p>24-Fermé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24-Aqua BB</text:p>
          </table:table-cell>
          <table:table-cell table:number-columns-repeated="1004"/>
        </table:table-row>
        <table:table-row table:style-name="ro13">
          <table:table-cell table:style-name="ce235" office:value-type="string" calcext:value-type="string">
            <text:p>D</text:p>
          </table:table-cell>
          <table:table-cell table:style-name="ce200" office:value-type="float" office:value="25" calcext:value-type="float">
            <text:p>25</text:p>
          </table:table-cell>
          <table:table-cell table:style-name="ce235" office:value-type="string" calcext:value-type="string">
            <text:p>M</text:p>
          </table:table-cell>
          <table:table-cell table:style-name="ce200" office:value-type="float" office:value="25" calcext:value-type="float">
            <text:p>25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5-Aqua BB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5" calcext:value-type="float">
            <text:p>25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25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25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25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5" calcext:value-type="float">
            <text:p>25</text:p>
          </table:table-cell>
          <table:table-cell table:style-name="ce235" office:value-type="string" calcext:value-type="string">
            <text:p>J</text:p>
          </table:table-cell>
          <table:table-cell table:style-name="ce200" office:value-type="string" calcext:value-type="string">
            <text:p>25-Férié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5" calcext:value-type="float">
            <text:p>25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L</text:p>
          </table:table-cell>
          <table:table-cell table:style-name="ce200" office:value-type="float" office:value="26" calcext:value-type="float">
            <text:p>26</text:p>
          </table:table-cell>
          <table:table-cell table:style-name="ce235" office:value-type="string" calcext:value-type="string">
            <text:p>Me</text:p>
          </table:table-cell>
          <table:table-cell table:style-name="ce241" office:value-type="string" calcext:value-type="string">
            <text:p>26-Vacances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26-Aqua BB</text:p>
          </table:table-cell>
          <table:table-cell table:style-name="ce235" office:value-type="string" calcext:value-type="string">
            <text:p>L</text:p>
          </table:table-cell>
          <table:table-cell table:style-name="ce200" office:value-type="float" office:value="26" calcext:value-type="float">
            <text:p>26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6" calcext:value-type="float">
            <text:p>26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6" calcext:value-type="float">
            <text:p>26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6" calcext:value-type="float">
            <text:p>26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26-Aqua BB</text:p>
          </table:table-cell>
          <table:table-cell table:style-name="ce195" office:value-type="string" calcext:value-type="string">
            <text:p>V</text:p>
          </table:table-cell>
          <table:table-cell table:style-name="ce241" office:value-type="string" calcext:value-type="string">
            <text:p>26-Fermé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6" calcext:value-type="float">
            <text:p>26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M</text:p>
          </table:table-cell>
          <table:table-cell table:style-name="ce200" office:value-type="float" office:value="27" calcext:value-type="float">
            <text:p>27</text:p>
          </table:table-cell>
          <table:table-cell table:style-name="ce235" office:value-type="string" calcext:value-type="string">
            <text:p>J</text:p>
          </table:table-cell>
          <table:table-cell table:style-name="ce200" office:value-type="float" office:value="27" calcext:value-type="float">
            <text:p>27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7" calcext:value-type="float">
            <text:p>27</text:p>
          </table:table-cell>
          <table:table-cell table:style-name="ce235" office:value-type="string" calcext:value-type="string">
            <text:p>M</text:p>
          </table:table-cell>
          <table:table-cell table:style-name="ce200" office:value-type="float" office:value="27" calcext:value-type="float">
            <text:p>27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7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7" calcext:value-type="float">
            <text:p>27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7" calcext:value-type="float">
            <text:p>27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7" calcext:value-type="float">
            <text:p>27</text:p>
          </table:table-cell>
          <table:table-cell table:style-name="ce195" office:value-type="string" calcext:value-type="string">
            <text:p>S</text:p>
          </table:table-cell>
          <table:table-cell table:style-name="ce241" office:value-type="string" calcext:value-type="string">
            <text:p>27-Fermé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7" calcext:value-type="float">
            <text:p>27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28-Aqua BB</text:p>
          </table:table-cell>
          <table:table-cell table:style-name="ce235" office:value-type="string" calcext:value-type="string">
            <text:p>V</text:p>
          </table:table-cell>
          <table:table-cell table:style-name="ce241" office:value-type="string" calcext:value-type="string">
            <text:p>28-Vacances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8" calcext:value-type="float">
            <text:p>28</text:p>
          </table:table-cell>
          <table:table-cell table:style-name="ce235" office:value-type="string" calcext:value-type="string">
            <text:p>Me</text:p>
          </table:table-cell>
          <table:table-cell table:style-name="ce241" office:value-type="string" calcext:value-type="string">
            <text:p>28-Vacances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28-Aqua BB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8" calcext:value-type="float">
            <text:p>28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8" calcext:value-type="float">
            <text:p>28</text:p>
          </table:table-cell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28-Aqua BB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8" calcext:value-type="float">
            <text:p>28</text:p>
          </table:table-cell>
          <table:table-cell table:style-name="ce195" office:value-type="string" calcext:value-type="string">
            <text:p>Me</text:p>
          </table:table-cell>
          <table:table-cell table:style-name="ce200" office:value-type="float" office:value="28" calcext:value-type="float">
            <text:p>28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J</text:p>
          </table:table-cell>
          <table:table-cell table:style-name="ce200" office:value-type="float" office:value="29" calcext:value-type="float">
            <text:p>29</text:p>
          </table:table-cell>
          <table:table-cell table:style-name="ce235" office:value-type="string" calcext:value-type="string">
            <text:p>S</text:p>
          </table:table-cell>
          <table:table-cell table:style-name="ce241" office:value-type="string" calcext:value-type="string">
            <text:p>29-Vacances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29" calcext:value-type="float">
            <text:p>29</text:p>
          </table:table-cell>
          <table:table-cell table:style-name="ce235" office:value-type="string" calcext:value-type="string">
            <text:p>J</text:p>
          </table:table-cell>
          <table:table-cell table:style-name="ce200" office:value-type="float" office:value="29" calcext:value-type="float">
            <text:p>29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29" calcext:value-type="float">
            <text:p>29</text:p>
          </table:table-cell>
          <table:table-cell table:style-name="ce195"/>
          <table:table-cell table:style-name="ce229"/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29-Aqua BB</text:p>
          </table:table-cell>
          <table:table-cell table:style-name="ce195" office:value-type="string" calcext:value-type="string">
            <text:p>S</text:p>
          </table:table-cell>
          <table:table-cell table:style-name="ce240" office:value-type="string" calcext:value-type="string">
            <text:p>29-Aqua BB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29" calcext:value-type="float">
            <text:p>29</text:p>
          </table:table-cell>
          <table:table-cell table:style-name="ce195" office:value-type="string" calcext:value-type="string">
            <text:p>J</text:p>
          </table:table-cell>
          <table:table-cell table:style-name="ce200" office:value-type="float" office:value="29" calcext:value-type="float">
            <text:p>29</text:p>
          </table:table-cell>
          <table:table-cell table:number-columns-repeated="1004"/>
        </table:table-row>
        <table:table-row table:style-name="ro13">
          <table:table-cell table:style-name="ce195" office:value-type="string" calcext:value-type="string">
            <text:p>V</text:p>
          </table:table-cell>
          <table:table-cell table:style-name="ce238" office:value-type="string" calcext:value-type="string">
            <text:p>30-Aqua BB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30" calcext:value-type="float">
            <text:p>30</text:p>
          </table:table-cell>
          <table:table-cell table:style-name="ce195" office:value-type="string" calcext:value-type="string">
            <text:p>Me</text:p>
          </table:table-cell>
          <table:table-cell table:style-name="ce236" office:value-type="string" calcext:value-type="string">
            <text:p>30-Aqua BB</text:p>
          </table:table-cell>
          <table:table-cell table:style-name="ce235" office:value-type="string" calcext:value-type="string">
            <text:p>V</text:p>
          </table:table-cell>
          <table:table-cell table:style-name="ce241" office:value-type="string" calcext:value-type="string">
            <text:p>30-Vacances</text:p>
          </table:table-cell>
          <table:table-cell table:style-name="ce195" office:value-type="string" calcext:value-type="string">
            <text:p>L</text:p>
          </table:table-cell>
          <table:table-cell table:style-name="ce200" office:value-type="float" office:value="30" calcext:value-type="float">
            <text:p>30</text:p>
          </table:table-cell>
          <table:table-cell table:style-name="ce195" table:number-columns-repeated="2"/>
          <table:table-cell table:style-name="ce195" office:value-type="string" calcext:value-type="string">
            <text:p>J</text:p>
          </table:table-cell>
          <table:table-cell table:style-name="ce200" office:value-type="float" office:value="30" calcext:value-type="float">
            <text:p>30</text:p>
          </table:table-cell>
          <table:table-cell table:style-name="ce235" office:value-type="string" calcext:value-type="string">
            <text:p>D</text:p>
          </table:table-cell>
          <table:table-cell table:style-name="ce200" office:value-type="float" office:value="30" calcext:value-type="float">
            <text:p>30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30" calcext:value-type="float">
            <text:p>30</text:p>
          </table:table-cell>
          <table:table-cell table:style-name="ce195" office:value-type="string" calcext:value-type="string">
            <text:p>V</text:p>
          </table:table-cell>
          <table:table-cell table:style-name="ce200" office:value-type="float" office:value="30" calcext:value-type="float">
            <text:p>30</text:p>
          </table:table-cell>
          <table:table-cell table:number-columns-repeated="1004"/>
        </table:table-row>
        <table:table-row table:style-name="ro13">
          <table:table-cell table:style-name="ce195"/>
          <table:table-cell table:style-name="ce200"/>
          <table:table-cell table:style-name="ce239" office:value-type="string" calcext:value-type="string">
            <text:p>L</text:p>
          </table:table-cell>
          <table:table-cell table:style-name="ce200" office:value-type="float" office:value="31" calcext:value-type="float">
            <text:p>31</text:p>
          </table:table-cell>
          <table:table-cell table:style-name="ce195" table:number-columns-repeated="2"/>
          <table:table-cell table:style-name="ce235" office:value-type="string" calcext:value-type="string">
            <text:p>S</text:p>
          </table:table-cell>
          <table:table-cell table:style-name="ce241" office:value-type="string" calcext:value-type="string">
            <text:p>31-Vacances</text:p>
          </table:table-cell>
          <table:table-cell table:style-name="ce195" office:value-type="string" calcext:value-type="string">
            <text:p>M</text:p>
          </table:table-cell>
          <table:table-cell table:style-name="ce200" office:value-type="float" office:value="31" calcext:value-type="float">
            <text:p>31</text:p>
          </table:table-cell>
          <table:table-cell table:style-name="ce195" table:number-columns-repeated="2"/>
          <table:table-cell table:style-name="ce195" office:value-type="string" calcext:value-type="string">
            <text:p>V</text:p>
          </table:table-cell>
          <table:table-cell table:style-name="ce240" office:value-type="string" calcext:value-type="string">
            <text:p>31-Aqua BB</text:p>
          </table:table-cell>
          <table:table-cell table:style-name="ce195" table:number-columns-repeated="2"/>
          <table:table-cell table:style-name="ce195" office:value-type="string" calcext:value-type="string">
            <text:p>Me</text:p>
          </table:table-cell>
          <table:table-cell table:style-name="ce238" office:value-type="string" calcext:value-type="string">
            <text:p>31-Aqua BB</text:p>
          </table:table-cell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Default" table:number-columns-repeated="6"/>
          <table:table-cell table:style-name="ce221"/>
          <table:table-cell table:style-name="Default" table:number-columns-repeated="3"/>
          <table:table-cell table:style-name="ce221"/>
          <table:table-cell table:style-name="Default" table:number-columns-repeated="7"/>
          <table:table-cell table:style-name="ce221"/>
          <table:table-cell table:style-name="Default" table:number-columns-repeated="3"/>
          <table:table-cell table:number-columns-repeated="1002"/>
        </table:table-row>
        <table:table-row table:style-name="ro13">
          <table:table-cell table:number-columns-repeated="2"/>
          <table:table-cell table:style-name="ce197"/>
          <table:table-cell table:number-columns-repeated="4"/>
          <table:table-cell table:style-name="Default" table:number-columns-repeated="2"/>
          <table:table-cell table:style-name="ce202"/>
          <table:table-cell table:style-name="ce207"/>
          <table:table-cell table:style-name="ce230" office:value-type="string" calcext:value-type="string">
            <text:p>En cas d'absence merci d'envoyer un mail :</text:p>
          </table:table-cell>
          <table:table-cell/>
          <table:table-cell table:style-name="Default"/>
          <table:table-cell table:style-name="ce218"/>
          <table:table-cell table:number-columns-repeated="1009"/>
        </table:table-row>
        <table:table-row table:style-name="ro4">
          <table:table-cell table:style-name="ce198" office:value-type="string" calcext:value-type="string">
            <text:p>Légende :</text:p>
          </table:table-cell>
          <table:table-cell table:style-name="ce203"/>
          <table:table-cell table:style-name="ce206"/>
          <table:table-cell table:style-name="ce211" office:value-type="string" calcext:value-type="string">
            <text:p>Séance</text:p>
          </table:table-cell>
          <table:table-cell table:style-name="ce213"/>
          <table:table-cell table:style-name="ce211" office:value-type="string" calcext:value-type="string">
            <text:p>Pas de séance</text:p>
          </table:table-cell>
          <table:table-cell table:style-name="ce216"/>
          <table:table-cell table:style-name="Default" table:number-columns-repeated="2"/>
          <table:table-cell table:style-name="ce136" office:value-type="string" calcext:value-type="string">
            <text:p>Pour les créneaux de Villeneuve-Tolosane :<text:a xlink:href="mailto:absence.sylvain@aquabebe" xlink:type="simple">absence.sylvain@aquabebe</text:a>.fr </text:p>
          </table:table-cell>
          <table:table-cell table:style-name="Default" table:number-columns-repeated="2"/>
          <table:table-cell/>
          <table:table-cell table:style-name="Default"/>
          <table:table-cell table:style-name="ce221"/>
          <table:table-cell table:number-columns-repeated="1009"/>
        </table:table-row>
        <table:table-row table:style-name="ro14">
          <table:table-cell table:number-columns-repeated="7"/>
          <table:table-cell table:style-name="Default"/>
          <table:table-cell/>
          <table:table-cell office:value-type="string" calcext:value-type="string">
            <text:p>Pour les créneaux de Saint-Lys le mercredi:<text:a xlink:href="mailto:absence.sylvain@aquabebe.fr" xlink:type="simple"> absence.sylvain@aquabebe.fr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0"/>
        </table:table-row>
        <table:table-row table:style-name="ro14">
          <table:table-cell table:number-columns-repeated="7"/>
          <table:table-cell table:style-name="Default"/>
          <table:table-cell/>
          <table:table-cell office:value-type="string" calcext:value-type="string">
            <text:p>Pour les créneaux de Saint-Lys le samedi: <text:a xlink:href="mailto:absence.kevin@aquabebe.fr" xlink:type="simple">absence.kevin@aquabebe.fr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2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6-2017'.B17:'2016-2017'.B17">
            <calcext:condition calcext:apply-style-name="Default" calcext:value="=0" calcext:base-cell-address="'2016-2017'.B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eu_20_Aqua" style:display-name="bleu Aqua" style:family="table-cell" style:parent-style-name="Default">
      <style:table-cell-properties fo:background-color="#99ccff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LANNING DES SEANCES BEBES NAGEURS POUR LA SAISON 2016-2017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22:44:36.8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-aude </meta:initial-creator>
    <meta:creation-date>2012-05-13T14:19:47</meta:creation-date>
    <dc:date>2016-09-20T22:47:37.610000000</dc:date>
    <meta:editing-duration>P3DT16H4M37S</meta:editing-duration>
    <meta:editing-cycles>54</meta:editing-cycles>
    <meta:generator>LibreOffice/4.3.4.1$Windows_x86 LibreOffice_project/bc356b2f991740509f321d70e4512a6a54c5f243</meta:generator>
    <meta:print-date>2016-09-14T07:26:51.885000000</meta:print-date>
    <meta:document-statistic meta:table-count="5" meta:cell-count="3120" meta:object-count="0"/>
  </office:meta>
</office:document-meta>
</file>